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6.54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666666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666666" fo:border-right="0.74pt solid #666666" fo:border-top="none"/>
      <style:text-properties style:font-name="Liberation Sans"/>
    </style:style>
    <style:style style:name="ce7" style:family="table-cell" style:parent-style-name="Default">
      <style:table-cell-properties fo:border-bottom="none" fo:border-left="0.74pt solid #666666" fo:border-right="0.74pt solid #666666" fo:border-top="none"/>
      <style:text-properties fo:color="#000000" style:font-name="Liberation Sans" fo:language="none" fo:country="none" style:font-name-asian="Courier New" style:language-asian="none" style:country-asian="none" style:font-name-complex="Courier New" style:language-complex="none" style:country-complex="none"/>
    </style:style>
    <style:style style:name="ce9" style:family="table-cell" style:parent-style-name="Default">
      <style:table-cell-properties fo:border-bottom="none" fo:border-left="0.74pt solid #666666" fo:border-right="0.74pt solid #666666" fo:border-top="none"/>
    </style:style>
    <style:style style:name="ce13" style:family="table-cell" style:parent-style-name="Default">
      <style:table-cell-properties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style:text-align-source="value-type" style:repeat-content="false" fo:border="0.74pt solid #666666"/>
      <style:paragraph-properties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value-type" style:repeat-content="false" fo:border-left="0.74pt solid #666666" fo:border-right="0.74pt solid #666666" fo:border-top="none"/>
      <style:paragraph-properties fo:margin-left="0cm"/>
      <style:text-properties style:font-name="Liberation Sans"/>
    </style:style>
    <style:style style:name="ce19" style:family="table-cell" style:parent-style-name="Default">
      <style:table-cell-properties fo:border-bottom="none" style:text-align-source="value-type" style:repeat-content="false" fo:background-color="transparent" fo:border-left="0.74pt solid #666666" fo:border-right="0.74pt solid #666666" fo:border-top="none"/>
      <style:paragraph-properties fo:margin-left="0cm"/>
      <style:text-properties style:font-name="Liberation Sans"/>
    </style:style>
    <style:style style:name="ce20" style:family="table-cell" style:parent-style-name="Default">
      <style:table-cell-properties fo:border-bottom="none" style:text-align-source="value-type" style:repeat-content="false" fo:border-left="0.74pt solid #666666" fo:border-right="0.74pt solid #666666" fo:border-top="none"/>
      <style:paragraph-properties fo:margin-left="0cm"/>
    </style:style>
    <style:style style:name="ce21" style:family="table-cell" style:parent-style-name="Default">
      <style:table-cell-properties fo:border-bottom="none" fo:wrap-option="wrap" fo:border-left="0.74pt solid #666666" fo:border-right="0.74pt solid #666666" fo:border-top="none"/>
      <style:text-properties style:use-window-font-color="true" style:text-outline="false" style:text-line-through-style="none" style:text-line-through-type="none" style:font-name="Liberation Sans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ddd" fo:border="0.74pt solid #666666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fo:border-left="0.74pt solid #666666" fo:border-right="0.74pt solid #666666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dddddd" fo:border-left="0.74pt solid #666666" fo:border-right="0.74pt solid #666666" fo:border-top="none"/>
    </style:style>
    <style:style style:name="ce25" style:family="table-cell" style:parent-style-name="Default">
      <style:table-cell-properties fo:background-color="#dddddd"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ce28" style:family="table-cell" style:parent-style-name="Default">
      <style:table-cell-properties fo:background-color="#dddddd" style:text-align-source="value-type" style:repeat-content="false" fo:border="0.74pt solid #666666"/>
      <style:paragraph-properties fo:margin-left="0cm"/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9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20"/>
        <table:table-column table:style-name="co9" table:default-cell-style-name="ce15"/>
        <table:table-column table:style-name="co10" table:default-cell-style-name="ce9"/>
        <table:table-column table:style-name="co11" table:default-cell-style-name="ce24"/>
        <table:table-column table:style-name="co12" table:default-cell-style-name="ce27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row table:style-name="ro1">
          <table:table-cell table:style-name="ce2" office:value-type="string" calcext:value-type="string">
            <text:p>Table</text:p>
          </table:table-cell>
          <table:table-cell table:style-name="ce13" office:value-type="string" calcext:value-type="string">
            <text:p>Order</text:p>
          </table:table-cell>
          <table:table-cell table:style-name="ce2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Decimal</text:p>
          </table:table-cell>
          <table:table-cell table:style-name="ce13" office:value-type="string" calcext:value-type="string">
            <text:p>Index</text:p>
          </table:table-cell>
          <table:table-cell table:style-name="ce17" office:value-type="string" calcext:value-type="string">
            <text:p>Create table</text:p>
          </table:table-cell>
          <table:table-cell table:style-name="ce13" office:value-type="string" calcext:value-type="string">
            <text:p>Class name</text:p>
          </table:table-cell>
          <table:table-cell table:style-name="ce2" office:value-type="string" calcext:value-type="string">
            <text:p>English name</text:p>
          </table:table-cell>
          <table:table-cell table:style-name="ce22" office:value-type="string" calcext:value-type="string">
            <text:p>Property name</text:p>
          </table:table-cell>
          <table:table-cell table:style-name="ce25" office:value-type="string" calcext:value-type="string">
            <text:p>Default value</text:p>
          </table:table-cell>
          <table:table-cell table:style-name="ce28" office:value-type="string" calcext:value-type="string">
            <text:p>Init property</text:p>
          </table:table-cell>
          <table:table-cell table:style-name="ce28" office:value-type="string" calcext:value-type="string">
            <text:p>Indent + Init property</text:p>
          </table:table-cell>
          <table:table-cell table:style-name="ce28" office:value-type="string" calcext:value-type="string">
            <text:p>Load model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]);[.J2])" office:value-type="string" office:string-value="nDocType" calcext:value-type="string">
            <text:p>nDocType</text:p>
          </table:table-cell>
          <table:table-cell table:style-name="ce26" table:formula="of:=IF(EXACT([.D2];&quot;N&quot;);0;IF(EXACT([.D2];&quot;C&quot;);&quot;''&quot;;IF(EXACT([.D2];&quot;D&quot;);&quot;{}&quot;;IF(EXACT([.D2];&quot;L&quot;);&quot;.F.&quot;;IF(EXACT([.D2];&quot;M&quot;);&quot;''&quot;;&quot;ERROR&quot;)))))" office:value-type="float" office:value="0" calcext:value-type="float">
            <text:p>0</text:p>
          </table:table-cell>
          <table:table-cell table:style-name="ce23" table:formula="of:=CONCATENATE([.K2];&quot; = &quot;;[.L2])" office:value-type="string" office:string-value="nDocType = 0" calcext:value-type="string">
            <text:p>nDocType = 0</text:p>
          </table:table-cell>
          <table:table-cell table:style-name="ce23" table:formula="of:=CONCATENATE(&quot;    &quot;;[.M2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];&quot; = &quot;;[.C2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]);[.J3])" office:value-type="string" office:string-value="nDocNum" calcext:value-type="string">
            <text:p>nDocNum</text:p>
          </table:table-cell>
          <table:table-cell table:style-name="ce26" table:formula="of:=IF(EXACT([.D3];&quot;N&quot;);0;IF(EXACT([.D3];&quot;C&quot;);&quot;''&quot;;IF(EXACT([.D3];&quot;D&quot;);&quot;{}&quot;;IF(EXACT([.D3];&quot;L&quot;);&quot;.F.&quot;;IF(EXACT([.D3];&quot;M&quot;);&quot;''&quot;;&quot;ERROR&quot;)))))" office:value-type="float" office:value="0" calcext:value-type="float">
            <text:p>0</text:p>
          </table:table-cell>
          <table:table-cell table:style-name="ce23" table:formula="of:=CONCATENATE([.K3];&quot; = &quot;;[.L3])" office:value-type="string" office:string-value="nDocNum = 0" calcext:value-type="string">
            <text:p>nDocNum = 0</text:p>
          </table:table-cell>
          <table:table-cell table:style-name="ce23" table:formula="of:=CONCATENATE(&quot;    &quot;;[.M3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];&quot; = &quot;;[.C3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lst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4]);[.J4])" office:value-type="string" office:string-value="nPriceList" calcext:value-type="string">
            <text:p>nPriceList</text:p>
          </table:table-cell>
          <table:table-cell table:style-name="ce26" table:formula="of:=IF(EXACT([.D4];&quot;N&quot;);0;IF(EXACT([.D4];&quot;C&quot;);&quot;''&quot;;IF(EXACT([.D4];&quot;D&quot;);&quot;{}&quot;;IF(EXACT([.D4];&quot;L&quot;);&quot;.F.&quot;;IF(EXACT([.D4];&quot;M&quot;);&quot;''&quot;;&quot;ERROR&quot;)))))" office:value-type="float" office:value="0" calcext:value-type="float">
            <text:p>0</text:p>
          </table:table-cell>
          <table:table-cell table:style-name="ce23" table:formula="of:=CONCATENATE([.K4];&quot; = &quot;;[.L4])" office:value-type="string" office:string-value="nPriceList = 0" calcext:value-type="string">
            <text:p>nPriceList = 0</text:p>
          </table:table-cell>
          <table:table-cell table:style-name="ce23" table:formula="of:=CONCATENATE(&quot;    &quot;;[.M4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4];&quot; = &quot;;[.C4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5]);[.J5])" office:value-type="string" office:string-value="dDocDate" calcext:value-type="string">
            <text:p>dDocDate</text:p>
          </table:table-cell>
          <table:table-cell table:style-name="ce26" table:formula="of:=IF(EXACT([.D5];&quot;N&quot;);0;IF(EXACT([.D5];&quot;C&quot;);&quot;''&quot;;IF(EXACT([.D5];&quot;D&quot;);&quot;{}&quot;;IF(EXACT([.D5];&quot;L&quot;);&quot;.F.&quot;;IF(EXACT([.D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];&quot; = &quot;;[.L5])" office:value-type="string" office:string-value="dDocDate = {}" calcext:value-type="string">
            <text:p>dDocDate = {}</text:p>
          </table:table-cell>
          <table:table-cell table:style-name="ce23" table:formula="of:=CONCATENATE(&quot;    &quot;;[.M5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5];&quot; = &quot;;[.C5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horadocu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ime</text:p>
          </table:table-cell>
          <table:table-cell table:style-name="ce23" table:formula="of:=CONCATENATE(LOWER([.D6]);[.J6])" office:value-type="string" office:string-value="cDocTime" calcext:value-type="string">
            <text:p>cDocTime</text:p>
          </table:table-cell>
          <table:table-cell table:style-name="ce26" table:formula="of:=IF(EXACT([.D6];&quot;N&quot;);0;IF(EXACT([.D6];&quot;C&quot;);&quot;''&quot;;IF(EXACT([.D6];&quot;D&quot;);&quot;{}&quot;;IF(EXACT([.D6];&quot;L&quot;);&quot;.F.&quot;;IF(EXACT([.D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6];&quot; = &quot;;[.L6])" office:value-type="string" office:string-value="cDocTime = ''" calcext:value-type="string">
            <text:p>cDocTime = ''</text:p>
          </table:table-cell>
          <table:table-cell table:style-name="ce23" table:formula="of:=CONCATENATE(&quot;    &quot;;[.M6])" office:value-type="string" office:string-value="    cDocTime = ''" calcext:value-type="string">
            <text:p><text:s text:c="4"/>cDocTime = ''</text:p>
          </table:table-cell>
          <table:table-cell table:style-name="ce23" table:formula="of:=CONCATENATE(&quot;            .&quot;;[.K6];&quot; = &quot;;[.C6])" office:value-type="string" office:string-value="            .cDocTime = horadocu" calcext:value-type="string">
            <text:p><text:s text:c="12"/>.cDocTime = hor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Serie</text:p>
          </table:table-cell>
          <table:table-cell table:style-name="ce23" table:formula="of:=CONCATENATE(LOWER([.D7]);[.J7])" office:value-type="string" office:string-value="cWoSerie" calcext:value-type="string">
            <text:p>cWoSerie</text:p>
          </table:table-cell>
          <table:table-cell table:style-name="ce26" table:formula="of:=IF(EXACT([.D7];&quot;N&quot;);0;IF(EXACT([.D7];&quot;C&quot;);&quot;''&quot;;IF(EXACT([.D7];&quot;D&quot;);&quot;{}&quot;;IF(EXACT([.D7];&quot;L&quot;);&quot;.F.&quot;;IF(EXACT([.D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];&quot; = &quot;;[.L7])" office:value-type="string" office:string-value="cWoSerie = ''" calcext:value-type="string">
            <text:p>cWoSerie = ''</text:p>
          </table:table-cell>
          <table:table-cell table:style-name="ce23" table:formula="of:=CONCATENATE(&quot;    &quot;;[.M7])" office:value-type="string" office:string-value="    cWoSerie = ''" calcext:value-type="string">
            <text:p><text:s text:c="4"/>cWoSerie = ''</text:p>
          </table:table-cell>
          <table:table-cell table:style-name="ce23" table:formula="of:=CONCATENATE(&quot;            .&quot;;[.K7];&quot; = &quot;;[.C7])" office:value-type="string" office:string-value="            .cWoSerie = serie" calcext:value-type="string">
            <text:p><text:s text:c="12"/>.cWoSerie = seri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nro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Num</text:p>
          </table:table-cell>
          <table:table-cell table:style-name="ce23" table:formula="of:=CONCATENATE(LOWER([.D8]);[.J8])" office:value-type="string" office:string-value="nWoNum" calcext:value-type="string">
            <text:p>nWoNum</text:p>
          </table:table-cell>
          <table:table-cell table:style-name="ce26" table:formula="of:=IF(EXACT([.D8];&quot;N&quot;);0;IF(EXACT([.D8];&quot;C&quot;);&quot;''&quot;;IF(EXACT([.D8];&quot;D&quot;);&quot;{}&quot;;IF(EXACT([.D8];&quot;L&quot;);&quot;.F.&quot;;IF(EXACT([.D8];&quot;M&quot;);&quot;''&quot;;&quot;ERROR&quot;)))))" office:value-type="float" office:value="0" calcext:value-type="float">
            <text:p>0</text:p>
          </table:table-cell>
          <table:table-cell table:style-name="ce23" table:formula="of:=CONCATENATE([.K8];&quot; = &quot;;[.L8])" office:value-type="string" office:string-value="nWoNum = 0" calcext:value-type="string">
            <text:p>nWoNum = 0</text:p>
          </table:table-cell>
          <table:table-cell table:style-name="ce23" table:formula="of:=CONCATENATE(&quot;    &quot;;[.M8])" office:value-type="string" office:string-value="    nWoNum = 0" calcext:value-type="string">
            <text:p><text:s text:c="4"/>nWoNum = 0</text:p>
          </table:table-cell>
          <table:table-cell table:style-name="ce23" table:formula="of:=CONCATENATE(&quot;            .&quot;;[.K8];&quot; = &quot;;[.C8])" office:value-type="string" office:string-value="            .nWoNum = nroot" calcext:value-type="string">
            <text:p><text:s text:c="12"/>.nWoNum = nroo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9]);[.J9])" office:value-type="string" office:string-value="nCurrency" calcext:value-type="string">
            <text:p>nCurrency</text:p>
          </table:table-cell>
          <table:table-cell table:style-name="ce26" table:formula="of:=IF(EXACT([.D9];&quot;N&quot;);0;IF(EXACT([.D9];&quot;C&quot;);&quot;''&quot;;IF(EXACT([.D9];&quot;D&quot;);&quot;{}&quot;;IF(EXACT([.D9];&quot;L&quot;);&quot;.F.&quot;;IF(EXACT([.D9];&quot;M&quot;);&quot;''&quot;;&quot;ERROR&quot;)))))" office:value-type="float" office:value="0" calcext:value-type="float">
            <text:p>0</text:p>
          </table:table-cell>
          <table:table-cell table:style-name="ce23" table:formula="of:=CONCATENATE([.K9];&quot; = &quot;;[.L9])" office:value-type="string" office:string-value="nCurrency = 0" calcext:value-type="string">
            <text:p>nCurrency = 0</text:p>
          </table:table-cell>
          <table:table-cell table:style-name="ce23" table:formula="of:=CONCATENATE(&quot;    &quot;;[.M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9];&quot; = &quot;;[.C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10]);[.J10])" office:value-type="string" office:string-value="nExchRate" calcext:value-type="string">
            <text:p>nExchRate</text:p>
          </table:table-cell>
          <table:table-cell table:style-name="ce26" table:formula="of:=IF(EXACT([.D10];&quot;N&quot;);0;IF(EXACT([.D10];&quot;C&quot;);&quot;''&quot;;IF(EXACT([.D10];&quot;D&quot;);&quot;{}&quot;;IF(EXACT([.D10];&quot;L&quot;);&quot;.F.&quot;;IF(EXACT([.D10];&quot;M&quot;);&quot;''&quot;;&quot;ERROR&quot;)))))" office:value-type="float" office:value="0" calcext:value-type="float">
            <text:p>0</text:p>
          </table:table-cell>
          <table:table-cell table:style-name="ce23" table:formula="of:=CONCATENATE([.K10];&quot; = &quot;;[.L10])" office:value-type="string" office:string-value="nExchRate = 0" calcext:value-type="string">
            <text:p>nExchRate = 0</text:p>
          </table:table-cell>
          <table:table-cell table:style-name="ce23" table:formula="of:=CONCATENATE(&quot;    &quot;;[.M10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10];&quot; = &quot;;[.C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11]);[.J11])" office:value-type="string" office:string-value="nQtyInstall" calcext:value-type="string">
            <text:p>nQtyInstall</text:p>
          </table:table-cell>
          <table:table-cell table:style-name="ce26" table:formula="of:=IF(EXACT([.D11];&quot;N&quot;);0;IF(EXACT([.D11];&quot;C&quot;);&quot;''&quot;;IF(EXACT([.D11];&quot;D&quot;);&quot;{}&quot;;IF(EXACT([.D11];&quot;L&quot;);&quot;.F.&quot;;IF(EXACT([.D11];&quot;M&quot;);&quot;''&quot;;&quot;ERROR&quot;)))))" office:value-type="float" office:value="0" calcext:value-type="float">
            <text:p>0</text:p>
          </table:table-cell>
          <table:table-cell table:style-name="ce23" table:formula="of:=CONCATENATE([.K11];&quot; = &quot;;[.L11])" office:value-type="string" office:string-value="nQtyInstall = 0" calcext:value-type="string">
            <text:p>nQtyInstall = 0</text:p>
          </table:table-cell>
          <table:table-cell table:style-name="ce23" table:formula="of:=CONCATENATE(&quot;    &quot;;[.M11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11];&quot; = &quot;;[.C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id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ymtTerm</text:p>
          </table:table-cell>
          <table:table-cell table:style-name="ce23" table:formula="of:=CONCATENATE(LOWER([.D12]);[.J12])" office:value-type="string" office:string-value="nPymtTerm" calcext:value-type="string">
            <text:p>nPymtTerm</text:p>
          </table:table-cell>
          <table:table-cell table:style-name="ce26" table:formula="of:=IF(EXACT([.D12];&quot;N&quot;);0;IF(EXACT([.D12];&quot;C&quot;);&quot;''&quot;;IF(EXACT([.D12];&quot;D&quot;);&quot;{}&quot;;IF(EXACT([.D12];&quot;L&quot;);&quot;.F.&quot;;IF(EXACT([.D12];&quot;M&quot;);&quot;''&quot;;&quot;ERROR&quot;)))))" office:value-type="float" office:value="0" calcext:value-type="float">
            <text:p>0</text:p>
          </table:table-cell>
          <table:table-cell table:style-name="ce23" table:formula="of:=CONCATENATE([.K12];&quot; = &quot;;[.L12])" office:value-type="string" office:string-value="nPymtTerm = 0" calcext:value-type="string">
            <text:p>nPymtTerm = 0</text:p>
          </table:table-cell>
          <table:table-cell table:style-name="ce23" table:formula="of:=CONCATENATE(&quot;    &quot;;[.M12])" office:value-type="string" office:string-value="    nPymtTerm = 0" calcext:value-type="string">
            <text:p><text:s text:c="4"/>nPymtTerm = 0</text:p>
          </table:table-cell>
          <table:table-cell table:style-name="ce23" table:formula="of:=CONCATENATE(&quot;            .&quot;;[.K12];&quot; = &quot;;[.C12])" office:value-type="string" office:string-value="            .nPymtTerm = id_plazo" calcext:value-type="string">
            <text:p><text:s text:c="12"/>.nPymtTerm = id_plaz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nrorem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Num</text:p>
          </table:table-cell>
          <table:table-cell table:style-name="ce23" table:formula="of:=CONCATENATE(LOWER([.D13]);[.J13])" office:value-type="string" office:string-value="nDelNoteNum" calcext:value-type="string">
            <text:p>nDelNoteNum</text:p>
          </table:table-cell>
          <table:table-cell table:style-name="ce26" table:formula="of:=IF(EXACT([.D13];&quot;N&quot;);0;IF(EXACT([.D13];&quot;C&quot;);&quot;''&quot;;IF(EXACT([.D13];&quot;D&quot;);&quot;{}&quot;;IF(EXACT([.D13];&quot;L&quot;);&quot;.F.&quot;;IF(EXACT([.D13];&quot;M&quot;);&quot;''&quot;;&quot;ERROR&quot;)))))" office:value-type="float" office:value="0" calcext:value-type="float">
            <text:p>0</text:p>
          </table:table-cell>
          <table:table-cell table:style-name="ce23" table:formula="of:=CONCATENATE([.K13];&quot; = &quot;;[.L13])" office:value-type="string" office:string-value="nDelNoteNum = 0" calcext:value-type="string">
            <text:p>nDelNoteNum = 0</text:p>
          </table:table-cell>
          <table:table-cell table:style-name="ce23" table:formula="of:=CONCATENATE(&quot;    &quot;;[.M13])" office:value-type="string" office:string-value="    nDelNoteNum = 0" calcext:value-type="string">
            <text:p><text:s text:c="4"/>nDelNoteNum = 0</text:p>
          </table:table-cell>
          <table:table-cell table:style-name="ce23" table:formula="of:=CONCATENATE(&quot;            .&quot;;[.K13];&quot; = &quot;;[.C13])" office:value-type="string" office:string-value="            .nDelNoteNum = nroremi" calcext:value-type="string">
            <text:p><text:s text:c="12"/>.nDelNoteNum = nro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fecharem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Dat</text:p>
          </table:table-cell>
          <table:table-cell table:style-name="ce23" table:formula="of:=CONCATENATE(LOWER([.D14]);[.J14])" office:value-type="string" office:string-value="dDelNoteDat" calcext:value-type="string">
            <text:p>dDelNoteDat</text:p>
          </table:table-cell>
          <table:table-cell table:style-name="ce26" table:formula="of:=IF(EXACT([.D14];&quot;N&quot;);0;IF(EXACT([.D14];&quot;C&quot;);&quot;''&quot;;IF(EXACT([.D14];&quot;D&quot;);&quot;{}&quot;;IF(EXACT([.D14];&quot;L&quot;);&quot;.F.&quot;;IF(EXACT([.D1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];&quot; = &quot;;[.L14])" office:value-type="string" office:string-value="dDelNoteDat = {}" calcext:value-type="string">
            <text:p>dDelNoteDat = {}</text:p>
          </table:table-cell>
          <table:table-cell table:style-name="ce23" table:formula="of:=CONCATENATE(&quot;    &quot;;[.M14])" office:value-type="string" office:string-value="    dDelNoteDat = {}" calcext:value-type="string">
            <text:p><text:s text:c="4"/>dDelNoteDat = {}</text:p>
          </table:table-cell>
          <table:table-cell table:style-name="ce23" table:formula="of:=CONCATENATE(&quot;            .&quot;;[.K14];&quot; = &quot;;[.C14])" office:value-type="string" office:string-value="            .dDelNoteDat = fecharemi" calcext:value-type="string">
            <text:p><text:s text:c="12"/>.dDelNoteDat = fecha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15]);[.J15])" office:value-type="string" office:string-value="nCustomer" calcext:value-type="string">
            <text:p>nCustomer</text:p>
          </table:table-cell>
          <table:table-cell table:style-name="ce26" table:formula="of:=IF(EXACT([.D15];&quot;N&quot;);0;IF(EXACT([.D15];&quot;C&quot;);&quot;''&quot;;IF(EXACT([.D15];&quot;D&quot;);&quot;{}&quot;;IF(EXACT([.D15];&quot;L&quot;);&quot;.F.&quot;;IF(EXACT([.D15];&quot;M&quot;);&quot;''&quot;;&quot;ERROR&quot;)))))" office:value-type="float" office:value="0" calcext:value-type="float">
            <text:p>0</text:p>
          </table:table-cell>
          <table:table-cell table:style-name="ce23" table:formula="of:=CONCATENATE([.K15];&quot; = &quot;;[.L15])" office:value-type="string" office:string-value="nCustomer = 0" calcext:value-type="string">
            <text:p>nCustomer = 0</text:p>
          </table:table-cell>
          <table:table-cell table:style-name="ce23" table:formula="of:=CONCATENATE(&quot;    &quot;;[.M15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15];&quot; = &quot;;[.C15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vend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Seller</text:p>
          </table:table-cell>
          <table:table-cell table:style-name="ce23" table:formula="of:=CONCATENATE(LOWER([.D16]);[.J16])" office:value-type="string" office:string-value="nSeller" calcext:value-type="string">
            <text:p>nSeller</text:p>
          </table:table-cell>
          <table:table-cell table:style-name="ce26" table:formula="of:=IF(EXACT([.D16];&quot;N&quot;);0;IF(EXACT([.D16];&quot;C&quot;);&quot;''&quot;;IF(EXACT([.D16];&quot;D&quot;);&quot;{}&quot;;IF(EXACT([.D16];&quot;L&quot;);&quot;.F.&quot;;IF(EXACT([.D16];&quot;M&quot;);&quot;''&quot;;&quot;ERROR&quot;)))))" office:value-type="float" office:value="0" calcext:value-type="float">
            <text:p>0</text:p>
          </table:table-cell>
          <table:table-cell table:style-name="ce23" table:formula="of:=CONCATENATE([.K16];&quot; = &quot;;[.L16])" office:value-type="string" office:string-value="nSeller = 0" calcext:value-type="string">
            <text:p>nSeller = 0</text:p>
          </table:table-cell>
          <table:table-cell table:style-name="ce23" table:formula="of:=CONCATENATE(&quot;    &quot;;[.M16])" office:value-type="string" office:string-value="    nSeller = 0" calcext:value-type="string">
            <text:p><text:s text:c="4"/>nSeller = 0</text:p>
          </table:table-cell>
          <table:table-cell table:style-name="ce23" table:formula="of:=CONCATENATE(&quot;            .&quot;;[.K16];&quot; = &quot;;[.C16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comision_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1</text:p>
          </table:table-cell>
          <table:table-cell table:style-name="ce23" table:formula="of:=CONCATENATE(LOWER([.D17]);[.J17])" office:value-type="string" office:string-value="nCommissio1" calcext:value-type="string">
            <text:p>nCommissio1</text:p>
          </table:table-cell>
          <table:table-cell table:style-name="ce26" table:formula="of:=IF(EXACT([.D17];&quot;N&quot;);0;IF(EXACT([.D17];&quot;C&quot;);&quot;''&quot;;IF(EXACT([.D17];&quot;D&quot;);&quot;{}&quot;;IF(EXACT([.D17];&quot;L&quot;);&quot;.F.&quot;;IF(EXACT([.D17];&quot;M&quot;);&quot;''&quot;;&quot;ERROR&quot;)))))" office:value-type="float" office:value="0" calcext:value-type="float">
            <text:p>0</text:p>
          </table:table-cell>
          <table:table-cell table:style-name="ce23" table:formula="of:=CONCATENATE([.K17];&quot; = &quot;;[.L17])" office:value-type="string" office:string-value="nCommissio1 = 0" calcext:value-type="string">
            <text:p>nCommissio1 = 0</text:p>
          </table:table-cell>
          <table:table-cell table:style-name="ce23" table:formula="of:=CONCATENATE(&quot;    &quot;;[.M17])" office:value-type="string" office:string-value="    nCommissio1 = 0" calcext:value-type="string">
            <text:p><text:s text:c="4"/>nCommissio1 = 0</text:p>
          </table:table-cell>
          <table:table-cell table:style-name="ce23" table:formula="of:=CONCATENATE(&quot;            .&quot;;[.K17];&quot; = &quot;;[.C17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comision_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2</text:p>
          </table:table-cell>
          <table:table-cell table:style-name="ce23" table:formula="of:=CONCATENATE(LOWER([.D18]);[.J18])" office:value-type="string" office:string-value="nCommissio2" calcext:value-type="string">
            <text:p>nCommissio2</text:p>
          </table:table-cell>
          <table:table-cell table:style-name="ce26" table:formula="of:=IF(EXACT([.D18];&quot;N&quot;);0;IF(EXACT([.D18];&quot;C&quot;);&quot;''&quot;;IF(EXACT([.D18];&quot;D&quot;);&quot;{}&quot;;IF(EXACT([.D18];&quot;L&quot;);&quot;.F.&quot;;IF(EXACT([.D18];&quot;M&quot;);&quot;''&quot;;&quot;ERROR&quot;)))))" office:value-type="float" office:value="0" calcext:value-type="float">
            <text:p>0</text:p>
          </table:table-cell>
          <table:table-cell table:style-name="ce23" table:formula="of:=CONCATENATE([.K18];&quot; = &quot;;[.L18])" office:value-type="string" office:string-value="nCommissio2 = 0" calcext:value-type="string">
            <text:p>nCommissio2 = 0</text:p>
          </table:table-cell>
          <table:table-cell table:style-name="ce23" table:formula="of:=CONCATENATE(&quot;    &quot;;[.M18])" office:value-type="string" office:string-value="    nCommissio2 = 0" calcext:value-type="string">
            <text:p><text:s text:c="4"/>nCommissio2 = 0</text:p>
          </table:table-cell>
          <table:table-cell table:style-name="ce23" table:formula="of:=CONCATENATE(&quot;            .&quot;;[.K18];&quot; = &quot;;[.C18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comision_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3</text:p>
          </table:table-cell>
          <table:table-cell table:style-name="ce23" table:formula="of:=CONCATENATE(LOWER([.D19]);[.J19])" office:value-type="string" office:string-value="nCommissio3" calcext:value-type="string">
            <text:p>nCommissio3</text:p>
          </table:table-cell>
          <table:table-cell table:style-name="ce26" table:formula="of:=IF(EXACT([.D19];&quot;N&quot;);0;IF(EXACT([.D19];&quot;C&quot;);&quot;''&quot;;IF(EXACT([.D19];&quot;D&quot;);&quot;{}&quot;;IF(EXACT([.D19];&quot;L&quot;);&quot;.F.&quot;;IF(EXACT([.D19];&quot;M&quot;);&quot;''&quot;;&quot;ERROR&quot;)))))" office:value-type="float" office:value="0" calcext:value-type="float">
            <text:p>0</text:p>
          </table:table-cell>
          <table:table-cell table:style-name="ce23" table:formula="of:=CONCATENATE([.K19];&quot; = &quot;;[.L19])" office:value-type="string" office:string-value="nCommissio3 = 0" calcext:value-type="string">
            <text:p>nCommissio3 = 0</text:p>
          </table:table-cell>
          <table:table-cell table:style-name="ce23" table:formula="of:=CONCATENATE(&quot;    &quot;;[.M19])" office:value-type="string" office:string-value="    nCommissio3 = 0" calcext:value-type="string">
            <text:p><text:s text:c="4"/>nCommissio3 = 0</text:p>
          </table:table-cell>
          <table:table-cell table:style-name="ce23" table:formula="of:=CONCATENATE(&quot;            .&quot;;[.K19];&quot; = &quot;;[.C19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0]);[.J20])" office:value-type="string" office:string-value="nDiscPct" calcext:value-type="string">
            <text:p>nDiscPct</text:p>
          </table:table-cell>
          <table:table-cell table:style-name="ce26" table:formula="of:=IF(EXACT([.D20];&quot;N&quot;);0;IF(EXACT([.D20];&quot;C&quot;);&quot;''&quot;;IF(EXACT([.D20];&quot;D&quot;);&quot;{}&quot;;IF(EXACT([.D20];&quot;L&quot;);&quot;.F.&quot;;IF(EXACT([.D20];&quot;M&quot;);&quot;''&quot;;&quot;ERROR&quot;)))))" office:value-type="float" office:value="0" calcext:value-type="float">
            <text:p>0</text:p>
          </table:table-cell>
          <table:table-cell table:style-name="ce23" table:formula="of:=CONCATENATE([.K20];&quot; = &quot;;[.L20])" office:value-type="string" office:string-value="nDiscPct = 0" calcext:value-type="string">
            <text:p>nDiscPct = 0</text:p>
          </table:table-cell>
          <table:table-cell table:style-name="ce23" table:formula="of:=CONCATENATE(&quot;    &quot;;[.M20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0];&quot; = &quot;;[.C20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1]);[.J21])" office:value-type="string" office:string-value="nDiscAmt" calcext:value-type="string">
            <text:p>nDiscAmt</text:p>
          </table:table-cell>
          <table:table-cell table:style-name="ce26" table:formula="of:=IF(EXACT([.D21];&quot;N&quot;);0;IF(EXACT([.D21];&quot;C&quot;);&quot;''&quot;;IF(EXACT([.D21];&quot;D&quot;);&quot;{}&quot;;IF(EXACT([.D21];&quot;L&quot;);&quot;.F.&quot;;IF(EXACT([.D21];&quot;M&quot;);&quot;''&quot;;&quot;ERROR&quot;)))))" office:value-type="float" office:value="0" calcext:value-type="float">
            <text:p>0</text:p>
          </table:table-cell>
          <table:table-cell table:style-name="ce23" table:formula="of:=CONCATENATE([.K21];&quot; = &quot;;[.L21])" office:value-type="string" office:string-value="nDiscAmt = 0" calcext:value-type="string">
            <text:p>nDiscAmt = 0</text:p>
          </table:table-cell>
          <table:table-cell table:style-name="ce23" table:formula="of:=CONCATENATE(&quot;    &quot;;[.M21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1];&quot; = &quot;;[.C21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2]);[.J22])" office:value-type="string" office:string-value="nDiscount" calcext:value-type="string">
            <text:p>nDiscount</text:p>
          </table:table-cell>
          <table:table-cell table:style-name="ce26" table:formula="of:=IF(EXACT([.D22];&quot;N&quot;);0;IF(EXACT([.D22];&quot;C&quot;);&quot;''&quot;;IF(EXACT([.D22];&quot;D&quot;);&quot;{}&quot;;IF(EXACT([.D22];&quot;L&quot;);&quot;.F.&quot;;IF(EXACT([.D22];&quot;M&quot;);&quot;''&quot;;&quot;ERROR&quot;)))))" office:value-type="float" office:value="0" calcext:value-type="float">
            <text:p>0</text:p>
          </table:table-cell>
          <table:table-cell table:style-name="ce23" table:formula="of:=CONCATENATE([.K22];&quot; = &quot;;[.L22])" office:value-type="string" office:string-value="nDiscount = 0" calcext:value-type="string">
            <text:p>nDiscount = 0</text:p>
          </table:table-cell>
          <table:table-cell table:style-name="ce23" table:formula="of:=CONCATENATE(&quot;    &quot;;[.M22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2];&quot; = &quot;;[.C22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impres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nted</text:p>
          </table:table-cell>
          <table:table-cell table:style-name="ce23" table:formula="of:=CONCATENATE(LOWER([.D23]);[.J23])" office:value-type="string" office:string-value="lPrinted" calcext:value-type="string">
            <text:p>lPrinted</text:p>
          </table:table-cell>
          <table:table-cell table:style-name="ce26" table:formula="of:=IF(EXACT([.D23];&quot;N&quot;);0;IF(EXACT([.D23];&quot;C&quot;);&quot;''&quot;;IF(EXACT([.D23];&quot;D&quot;);&quot;{}&quot;;IF(EXACT([.D23];&quot;L&quot;);&quot;.F.&quot;;IF(EXACT([.D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];&quot; = &quot;;[.L23])" office:value-type="string" office:string-value="lPrinted = .F." calcext:value-type="string">
            <text:p>lPrinted = .F.</text:p>
          </table:table-cell>
          <table:table-cell table:style-name="ce23" table:formula="of:=CONCATENATE(&quot;    &quot;;[.M23])" office:value-type="string" office:string-value="    lPrinted = .F." calcext:value-type="string">
            <text:p><text:s text:c="4"/>lPrinted = .F.</text:p>
          </table:table-cell>
          <table:table-cell table:style-name="ce23" table:formula="of:=CONCATENATE(&quot;            .&quot;;[.K23];&quot; = &quot;;[.C23])" office:value-type="string" office:string-value="            .lPrinted = impreso" calcext:value-type="string">
            <text:p><text:s text:c="12"/>.lPrinted = impres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4]);[.J24])" office:value-type="string" office:string-value="dCancelDate" calcext:value-type="string">
            <text:p>dCancelDate</text:p>
          </table:table-cell>
          <table:table-cell table:style-name="ce26" table:formula="of:=IF(EXACT([.D24];&quot;N&quot;);0;IF(EXACT([.D24];&quot;C&quot;);&quot;''&quot;;IF(EXACT([.D24];&quot;D&quot;);&quot;{}&quot;;IF(EXACT([.D24];&quot;L&quot;);&quot;.F.&quot;;IF(EXACT([.D2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];&quot; = &quot;;[.L24])" office:value-type="string" office:string-value="dCancelDate = {}" calcext:value-type="string">
            <text:p>dCancelDate = {}</text:p>
          </table:table-cell>
          <table:table-cell table:style-name="ce23" table:formula="of:=CONCATENATE(&quot;    &quot;;[.M24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4];&quot; = &quot;;[.C24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5]);[.J25])" office:value-type="string" office:string-value="lCanceled" calcext:value-type="string">
            <text:p>lCanceled</text:p>
          </table:table-cell>
          <table:table-cell table:style-name="ce26" table:formula="of:=IF(EXACT([.D25];&quot;N&quot;);0;IF(EXACT([.D25];&quot;C&quot;);&quot;''&quot;;IF(EXACT([.D25];&quot;D&quot;);&quot;{}&quot;;IF(EXACT([.D25];&quot;L&quot;);&quot;.F.&quot;;IF(EXACT([.D2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];&quot; = &quot;;[.L25])" office:value-type="string" office:string-value="lCanceled = .F." calcext:value-type="string">
            <text:p>lCanceled = .F.</text:p>
          </table:table-cell>
          <table:table-cell table:style-name="ce23" table:formula="of:=CONCATENATE(&quot;    &quot;;[.M25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5];&quot; = &quot;;[.C25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6]);[.J26])" office:value-type="string" office:string-value="nInvoiceAmt" calcext:value-type="string">
            <text:p>nInvoiceAmt</text:p>
          </table:table-cell>
          <table:table-cell table:style-name="ce26" table:formula="of:=IF(EXACT([.D26];&quot;N&quot;);0;IF(EXACT([.D26];&quot;C&quot;);&quot;''&quot;;IF(EXACT([.D26];&quot;D&quot;);&quot;{}&quot;;IF(EXACT([.D26];&quot;L&quot;);&quot;.F.&quot;;IF(EXACT([.D26];&quot;M&quot;);&quot;''&quot;;&quot;ERROR&quot;)))))" office:value-type="float" office:value="0" calcext:value-type="float">
            <text:p>0</text:p>
          </table:table-cell>
          <table:table-cell table:style-name="ce23" table:formula="of:=CONCATENATE([.K26];&quot; = &quot;;[.L26])" office:value-type="string" office:string-value="nInvoiceAmt = 0" calcext:value-type="string">
            <text:p>nInvoiceAmt = 0</text:p>
          </table:table-cell>
          <table:table-cell table:style-name="ce23" table:formula="of:=CONCATENATE(&quot;    &quot;;[.M26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6];&quot; = &quot;;[.C26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hargedAmt</text:p>
          </table:table-cell>
          <table:table-cell table:style-name="ce23" table:formula="of:=CONCATENATE(LOWER([.D27]);[.J27])" office:value-type="string" office:string-value="nChargedAmt" calcext:value-type="string">
            <text:p>nChargedAmt</text:p>
          </table:table-cell>
          <table:table-cell table:style-name="ce26" table:formula="of:=IF(EXACT([.D27];&quot;N&quot;);0;IF(EXACT([.D27];&quot;C&quot;);&quot;''&quot;;IF(EXACT([.D27];&quot;D&quot;);&quot;{}&quot;;IF(EXACT([.D27];&quot;L&quot;);&quot;.F.&quot;;IF(EXACT([.D27];&quot;M&quot;);&quot;''&quot;;&quot;ERROR&quot;)))))" office:value-type="float" office:value="0" calcext:value-type="float">
            <text:p>0</text:p>
          </table:table-cell>
          <table:table-cell table:style-name="ce23" table:formula="of:=CONCATENATE([.K27];&quot; = &quot;;[.L27])" office:value-type="string" office:string-value="nChargedAmt = 0" calcext:value-type="string">
            <text:p>nChargedAmt = 0</text:p>
          </table:table-cell>
          <table:table-cell table:style-name="ce23" table:formula="of:=CONCATENATE(&quot;    &quot;;[.M27])" office:value-type="string" office:string-value="    nChargedAmt = 0" calcext:value-type="string">
            <text:p><text:s text:c="4"/>nChargedAmt = 0</text:p>
          </table:table-cell>
          <table:table-cell table:style-name="ce23" table:formula="of:=CONCATENATE(&quot;            .&quot;;[.K27];&quot; = &quot;;[.C27])" office:value-type="string" office:string-value="            .nChargedAmt = monto_cobr" calcext:value-type="string">
            <text:p><text:s text:c="12"/>.nChargedAmt = monto_cob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8]);[.J28])" office:value-type="string" office:string-value="nDebMemoAmt" calcext:value-type="string">
            <text:p>nDebMemoAmt</text:p>
          </table:table-cell>
          <table:table-cell table:style-name="ce26" table:formula="of:=IF(EXACT([.D28];&quot;N&quot;);0;IF(EXACT([.D28];&quot;C&quot;);&quot;''&quot;;IF(EXACT([.D28];&quot;D&quot;);&quot;{}&quot;;IF(EXACT([.D28];&quot;L&quot;);&quot;.F.&quot;;IF(EXACT([.D28];&quot;M&quot;);&quot;''&quot;;&quot;ERROR&quot;)))))" office:value-type="float" office:value="0" calcext:value-type="float">
            <text:p>0</text:p>
          </table:table-cell>
          <table:table-cell table:style-name="ce23" table:formula="of:=CONCATENATE([.K28];&quot; = &quot;;[.L28])" office:value-type="string" office:string-value="nDebMemoAmt = 0" calcext:value-type="string">
            <text:p>nDebMemoAmt = 0</text:p>
          </table:table-cell>
          <table:table-cell table:style-name="ce23" table:formula="of:=CONCATENATE(&quot;    &quot;;[.M28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8];&quot; = &quot;;[.C28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9]);[.J29])" office:value-type="string" office:string-value="nCreMemoAmt" calcext:value-type="string">
            <text:p>nCreMemoAmt</text:p>
          </table:table-cell>
          <table:table-cell table:style-name="ce26" table:formula="of:=IF(EXACT([.D29];&quot;N&quot;);0;IF(EXACT([.D29];&quot;C&quot;);&quot;''&quot;;IF(EXACT([.D29];&quot;D&quot;);&quot;{}&quot;;IF(EXACT([.D29];&quot;L&quot;);&quot;.F.&quot;;IF(EXACT([.D29];&quot;M&quot;);&quot;''&quot;;&quot;ERROR&quot;)))))" office:value-type="float" office:value="0" calcext:value-type="float">
            <text:p>0</text:p>
          </table:table-cell>
          <table:table-cell table:style-name="ce23" table:formula="of:=CONCATENATE([.K29];&quot; = &quot;;[.L29])" office:value-type="string" office:string-value="nCreMemoAmt = 0" calcext:value-type="string">
            <text:p>nCreMemoAmt = 0</text:p>
          </table:table-cell>
          <table:table-cell table:style-name="ce23" table:formula="of:=CONCATENATE(&quot;    &quot;;[.M29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9];&quot; = &quot;;[.C29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30]);[.J30])" office:value-type="string" office:string-value="lConsignmen" calcext:value-type="string">
            <text:p>lConsignmen</text:p>
          </table:table-cell>
          <table:table-cell table:style-name="ce26" table:formula="of:=IF(EXACT([.D30];&quot;N&quot;);0;IF(EXACT([.D30];&quot;C&quot;);&quot;''&quot;;IF(EXACT([.D30];&quot;D&quot;);&quot;{}&quot;;IF(EXACT([.D30];&quot;L&quot;);&quot;.F.&quot;;IF(EXACT([.D30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0];&quot; = &quot;;[.L30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30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30];&quot; = &quot;;[.C30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31]);[.J31])" office:value-type="string" office:string-value="nBranch" calcext:value-type="string">
            <text:p>nBranch</text:p>
          </table:table-cell>
          <table:table-cell table:style-name="ce26" table:formula="of:=IF(EXACT([.D31];&quot;N&quot;);0;IF(EXACT([.D31];&quot;C&quot;);&quot;''&quot;;IF(EXACT([.D31];&quot;D&quot;);&quot;{}&quot;;IF(EXACT([.D31];&quot;L&quot;);&quot;.F.&quot;;IF(EXACT([.D31];&quot;M&quot;);&quot;''&quot;;&quot;ERROR&quot;)))))" office:value-type="float" office:value="0" calcext:value-type="float">
            <text:p>0</text:p>
          </table:table-cell>
          <table:table-cell table:style-name="ce23" table:formula="of:=CONCATENATE([.K31];&quot; = &quot;;[.L31])" office:value-type="string" office:string-value="nBranch = 0" calcext:value-type="string">
            <text:p>nBranch = 0</text:p>
          </table:table-cell>
          <table:table-cell table:style-name="ce23" table:formula="of:=CONCATENATE(&quot;    &quot;;[.M31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31];&quot; = &quot;;[.C31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18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33]);[.J33])" office:value-type="string" office:string-value="nDocType" calcext:value-type="string">
            <text:p>nDocType</text:p>
          </table:table-cell>
          <table:table-cell table:style-name="ce26" table:formula="of:=IF(EXACT([.D33];&quot;N&quot;);0;IF(EXACT([.D33];&quot;C&quot;);&quot;''&quot;;IF(EXACT([.D33];&quot;D&quot;);&quot;{}&quot;;IF(EXACT([.D33];&quot;L&quot;);&quot;.F.&quot;;IF(EXACT([.D33];&quot;M&quot;);&quot;''&quot;;&quot;ERROR&quot;)))))" office:value-type="float" office:value="0" calcext:value-type="float">
            <text:p>0</text:p>
          </table:table-cell>
          <table:table-cell table:style-name="ce23" table:formula="of:=CONCATENATE([.K33];&quot; = &quot;;[.L33])" office:value-type="string" office:string-value="nDocType = 0" calcext:value-type="string">
            <text:p>nDocType = 0</text:p>
          </table:table-cell>
          <table:table-cell table:style-name="ce23" table:formula="of:=CONCATENATE(&quot;    &quot;;[.M33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33];&quot; = &quot;;[.C33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4]);[.J34])" office:value-type="string" office:string-value="nDocNum" calcext:value-type="string">
            <text:p>nDocNum</text:p>
          </table:table-cell>
          <table:table-cell table:style-name="ce26" table:formula="of:=IF(EXACT([.D34];&quot;N&quot;);0;IF(EXACT([.D34];&quot;C&quot;);&quot;''&quot;;IF(EXACT([.D34];&quot;D&quot;);&quot;{}&quot;;IF(EXACT([.D34];&quot;L&quot;);&quot;.F.&quot;;IF(EXACT([.D34];&quot;M&quot;);&quot;''&quot;;&quot;ERROR&quot;)))))" office:value-type="float" office:value="0" calcext:value-type="float">
            <text:p>0</text:p>
          </table:table-cell>
          <table:table-cell table:style-name="ce23" table:formula="of:=CONCATENATE([.K34];&quot; = &quot;;[.L34])" office:value-type="string" office:string-value="nDocNum = 0" calcext:value-type="string">
            <text:p>nDocNum = 0</text:p>
          </table:table-cell>
          <table:table-cell table:style-name="ce23" table:formula="of:=CONCATENATE(&quot;    &quot;;[.M34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4];&quot; = &quot;;[.C34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Item</text:p>
          </table:table-cell>
          <table:table-cell table:style-name="ce23" table:formula="of:=CONCATENATE(LOWER([.D35]);[.J35])" office:value-type="string" office:string-value="cItem" calcext:value-type="string">
            <text:p>cItem</text:p>
          </table:table-cell>
          <table:table-cell table:style-name="ce26" table:formula="of:=IF(EXACT([.D35];&quot;N&quot;);0;IF(EXACT([.D35];&quot;C&quot;);&quot;''&quot;;IF(EXACT([.D35];&quot;D&quot;);&quot;{}&quot;;IF(EXACT([.D35];&quot;L&quot;);&quot;.F.&quot;;IF(EXACT([.D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5];&quot; = &quot;;[.L35])" office:value-type="string" office:string-value="cItem = ''" calcext:value-type="string">
            <text:p>cItem = ''</text:p>
          </table:table-cell>
          <table:table-cell table:style-name="ce23" table:formula="of:=CONCATENATE(&quot;    &quot;;[.M35])" office:value-type="string" office:string-value="    cItem = ''" calcext:value-type="string">
            <text:p><text:s text:c="4"/>cItem = ''</text:p>
          </table:table-cell>
          <table:table-cell table:style-name="ce23" table:formula="of:=CONCATENATE(&quot;            .&quot;;[.K35];&quot; = &quot;;[.C35])" office:value-type="string" office:string-value="            .cItem = articulo" calcext:value-type="string">
            <text:p><text:s text:c="12"/>.cItem = articul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Quantity</text:p>
          </table:table-cell>
          <table:table-cell table:style-name="ce23" table:formula="of:=CONCATENATE(LOWER([.D36]);[.J36])" office:value-type="string" office:string-value="nQuantity" calcext:value-type="string">
            <text:p>nQuantity</text:p>
          </table:table-cell>
          <table:table-cell table:style-name="ce26" table:formula="of:=IF(EXACT([.D36];&quot;N&quot;);0;IF(EXACT([.D36];&quot;C&quot;);&quot;''&quot;;IF(EXACT([.D36];&quot;D&quot;);&quot;{}&quot;;IF(EXACT([.D36];&quot;L&quot;);&quot;.F.&quot;;IF(EXACT([.D36];&quot;M&quot;);&quot;''&quot;;&quot;ERROR&quot;)))))" office:value-type="float" office:value="0" calcext:value-type="float">
            <text:p>0</text:p>
          </table:table-cell>
          <table:table-cell table:style-name="ce23" table:formula="of:=CONCATENATE([.K36];&quot; = &quot;;[.L36])" office:value-type="string" office:string-value="nQuantity = 0" calcext:value-type="string">
            <text:p>nQuantity = 0</text:p>
          </table:table-cell>
          <table:table-cell table:style-name="ce23" table:formula="of:=CONCATENATE(&quot;    &quot;;[.M36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36];&quot; = &quot;;[.C36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Price</text:p>
          </table:table-cell>
          <table:table-cell table:style-name="ce23" table:formula="of:=CONCATENATE(LOWER([.D37]);[.J37])" office:value-type="string" office:string-value="nPrice" calcext:value-type="string">
            <text:p>nPrice</text:p>
          </table:table-cell>
          <table:table-cell table:style-name="ce26" table:formula="of:=IF(EXACT([.D37];&quot;N&quot;);0;IF(EXACT([.D37];&quot;C&quot;);&quot;''&quot;;IF(EXACT([.D37];&quot;D&quot;);&quot;{}&quot;;IF(EXACT([.D37];&quot;L&quot;);&quot;.F.&quot;;IF(EXACT([.D37];&quot;M&quot;);&quot;''&quot;;&quot;ERROR&quot;)))))" office:value-type="float" office:value="0" calcext:value-type="float">
            <text:p>0</text:p>
          </table:table-cell>
          <table:table-cell table:style-name="ce23" table:formula="of:=CONCATENATE([.K37];&quot; = &quot;;[.L37])" office:value-type="string" office:string-value="nPrice = 0" calcext:value-type="string">
            <text:p>nPrice = 0</text:p>
          </table:table-cell>
          <table:table-cell table:style-name="ce23" table:formula="of:=CONCATENATE(&quot;    &quot;;[.M37])" office:value-type="string" office:string-value="    nPrice = 0" calcext:value-type="string">
            <text:p><text:s text:c="4"/>nPrice = 0</text:p>
          </table:table-cell>
          <table:table-cell table:style-name="ce23" table:formula="of:=CONCATENATE(&quot;            .&quot;;[.K37];&quot; = &quot;;[.C37])" office:value-type="string" office:string-value="            .nPrice = precio" calcext:value-type="string">
            <text:p><text:s text:c="12"/>.nPrice = preci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38]);[.J38])" office:value-type="string" office:string-value="nDiscPct" calcext:value-type="string">
            <text:p>nDiscPct</text:p>
          </table:table-cell>
          <table:table-cell table:style-name="ce26" table:formula="of:=IF(EXACT([.D38];&quot;N&quot;);0;IF(EXACT([.D38];&quot;C&quot;);&quot;''&quot;;IF(EXACT([.D38];&quot;D&quot;);&quot;{}&quot;;IF(EXACT([.D38];&quot;L&quot;);&quot;.F.&quot;;IF(EXACT([.D38];&quot;M&quot;);&quot;''&quot;;&quot;ERROR&quot;)))))" office:value-type="float" office:value="0" calcext:value-type="float">
            <text:p>0</text:p>
          </table:table-cell>
          <table:table-cell table:style-name="ce23" table:formula="of:=CONCATENATE([.K38];&quot; = &quot;;[.L38])" office:value-type="string" office:string-value="nDiscPct = 0" calcext:value-type="string">
            <text:p>nDiscPct = 0</text:p>
          </table:table-cell>
          <table:table-cell table:style-name="ce23" table:formula="of:=CONCATENATE(&quot;    &quot;;[.M38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38];&quot; = &quot;;[.C38])" office:value-type="string" office:string-value="            .nDiscPct = pdescuento" calcext:value-type="string">
            <text:p><text:s text:c="12"/>.nDiscPct = pdescuen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ed</text:p>
          </table:table-cell>
          <table:table-cell table:style-name="ce23" table:formula="of:=CONCATENATE(LOWER([.D39]);[.J39])" office:value-type="string" office:string-value="lTaxed" calcext:value-type="string">
            <text:p>lTaxed</text:p>
          </table:table-cell>
          <table:table-cell table:style-name="ce26" table:formula="of:=IF(EXACT([.D39];&quot;N&quot;);0;IF(EXACT([.D39];&quot;C&quot;);&quot;''&quot;;IF(EXACT([.D39];&quot;D&quot;);&quot;{}&quot;;IF(EXACT([.D39];&quot;L&quot;);&quot;.F.&quot;;IF(EXACT([.D3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9];&quot; = &quot;;[.L39])" office:value-type="string" office:string-value="lTaxed = .F." calcext:value-type="string">
            <text:p>lTaxed = .F.</text:p>
          </table:table-cell>
          <table:table-cell table:style-name="ce23" table:formula="of:=CONCATENATE(&quot;    &quot;;[.M39])" office:value-type="string" office:string-value="    lTaxed = .F." calcext:value-type="string">
            <text:p><text:s text:c="4"/>lTaxed = .F.</text:p>
          </table:table-cell>
          <table:table-cell table:style-name="ce23" table:formula="of:=CONCATENATE(&quot;            .&quot;;[.K39];&quot; = &quot;;[.C39])" office:value-type="string" office:string-value="            .lTaxed = impuesto" calcext:value-type="string">
            <text:p><text:s text:c="12"/>.lTaxed = 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Rate</text:p>
          </table:table-cell>
          <table:table-cell table:style-name="ce23" table:formula="of:=CONCATENATE(LOWER([.D40]);[.J40])" office:value-type="string" office:string-value="nTaxRate" calcext:value-type="string">
            <text:p>nTaxRate</text:p>
          </table:table-cell>
          <table:table-cell table:style-name="ce26" table:formula="of:=IF(EXACT([.D40];&quot;N&quot;);0;IF(EXACT([.D40];&quot;C&quot;);&quot;''&quot;;IF(EXACT([.D40];&quot;D&quot;);&quot;{}&quot;;IF(EXACT([.D40];&quot;L&quot;);&quot;.F.&quot;;IF(EXACT([.D40];&quot;M&quot;);&quot;''&quot;;&quot;ERROR&quot;)))))" office:value-type="float" office:value="0" calcext:value-type="float">
            <text:p>0</text:p>
          </table:table-cell>
          <table:table-cell table:style-name="ce23" table:formula="of:=CONCATENATE([.K40];&quot; = &quot;;[.L40])" office:value-type="string" office:string-value="nTaxRate = 0" calcext:value-type="string">
            <text:p>nTaxRate = 0</text:p>
          </table:table-cell>
          <table:table-cell table:style-name="ce23" table:formula="of:=CONCATENATE(&quot;    &quot;;[.M40])" office:value-type="string" office:string-value="    nTaxRate = 0" calcext:value-type="string">
            <text:p><text:s text:c="4"/>nTaxRate = 0</text:p>
          </table:table-cell>
          <table:table-cell table:style-name="ce23" table:formula="of:=CONCATENATE(&quot;            .&quot;;[.K40];&quot; = &quot;;[.C40])" office:value-type="string" office:string-value="            .nTaxRate = pimpuesto" calcext:value-type="string">
            <text:p><text:s text:c="12"/>.nTaxRate = p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ecanic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nic</text:p>
          </table:table-cell>
          <table:table-cell table:style-name="ce23" table:formula="of:=CONCATENATE(LOWER([.D41]);[.J41])" office:value-type="string" office:string-value="nMechanic" calcext:value-type="string">
            <text:p>nMechanic</text:p>
          </table:table-cell>
          <table:table-cell table:style-name="ce26" table:formula="of:=IF(EXACT([.D41];&quot;N&quot;);0;IF(EXACT([.D41];&quot;C&quot;);&quot;''&quot;;IF(EXACT([.D41];&quot;D&quot;);&quot;{}&quot;;IF(EXACT([.D41];&quot;L&quot;);&quot;.F.&quot;;IF(EXACT([.D41];&quot;M&quot;);&quot;''&quot;;&quot;ERROR&quot;)))))" office:value-type="float" office:value="0" calcext:value-type="float">
            <text:p>0</text:p>
          </table:table-cell>
          <table:table-cell table:style-name="ce23" table:formula="of:=CONCATENATE([.K41];&quot; = &quot;;[.L41])" office:value-type="string" office:string-value="nMechanic = 0" calcext:value-type="string">
            <text:p>nMechanic = 0</text:p>
          </table:table-cell>
          <table:table-cell table:style-name="ce23" table:formula="of:=CONCATENATE(&quot;    &quot;;[.M41])" office:value-type="string" office:string-value="    nMechanic = 0" calcext:value-type="string">
            <text:p><text:s text:c="4"/>nMechanic = 0</text:p>
          </table:table-cell>
          <table:table-cell table:style-name="ce23" table:formula="of:=CONCATENATE(&quot;            .&quot;;[.K41];&quot; = &quot;;[.C41])" office:value-type="string" office:string-value="            .nMechanic = mecanico" calcext:value-type="string">
            <text:p><text:s text:c="12"/>.nMechanic = mecanic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_m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Commi</text:p>
          </table:table-cell>
          <table:table-cell table:style-name="ce23" table:formula="of:=CONCATENATE(LOWER([.D42]);[.J42])" office:value-type="string" office:string-value="nMechaCommi" calcext:value-type="string">
            <text:p>nMechaCommi</text:p>
          </table:table-cell>
          <table:table-cell table:style-name="ce26" table:formula="of:=IF(EXACT([.D42];&quot;N&quot;);0;IF(EXACT([.D42];&quot;C&quot;);&quot;''&quot;;IF(EXACT([.D42];&quot;D&quot;);&quot;{}&quot;;IF(EXACT([.D42];&quot;L&quot;);&quot;.F.&quot;;IF(EXACT([.D42];&quot;M&quot;);&quot;''&quot;;&quot;ERROR&quot;)))))" office:value-type="float" office:value="0" calcext:value-type="float">
            <text:p>0</text:p>
          </table:table-cell>
          <table:table-cell table:style-name="ce23" table:formula="of:=CONCATENATE([.K42];&quot; = &quot;;[.L42])" office:value-type="string" office:string-value="nMechaCommi = 0" calcext:value-type="string">
            <text:p>nMechaCommi = 0</text:p>
          </table:table-cell>
          <table:table-cell table:style-name="ce23" table:formula="of:=CONCATENATE(&quot;    &quot;;[.M42])" office:value-type="string" office:string-value="    nMechaCommi = 0" calcext:value-type="string">
            <text:p><text:s text:c="4"/>nMechaCommi = 0</text:p>
          </table:table-cell>
          <table:table-cell table:style-name="ce23" table:formula="of:=CONCATENATE(&quot;            .&quot;;[.K42];&quot; = &quot;;[.C42])" office:value-type="string" office:string-value="            .nMechaCommi = comision_m" calcext:value-type="string">
            <text:p><text:s text:c="12"/>.nMechaCommi = comision_m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escr_tra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JobDescrip</text:p>
          </table:table-cell>
          <table:table-cell table:style-name="ce23" table:formula="of:=CONCATENATE(LOWER([.D43]);[.J43])" office:value-type="string" office:string-value="cJobDescrip" calcext:value-type="string">
            <text:p>cJobDescrip</text:p>
          </table:table-cell>
          <table:table-cell table:style-name="ce26" table:formula="of:=IF(EXACT([.D43];&quot;N&quot;);0;IF(EXACT([.D43];&quot;C&quot;);&quot;''&quot;;IF(EXACT([.D43];&quot;D&quot;);&quot;{}&quot;;IF(EXACT([.D43];&quot;L&quot;);&quot;.F.&quot;;IF(EXACT([.D4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43];&quot; = &quot;;[.L43])" office:value-type="string" office:string-value="cJobDescrip = ''" calcext:value-type="string">
            <text:p>cJobDescrip = ''</text:p>
          </table:table-cell>
          <table:table-cell table:style-name="ce23" table:formula="of:=CONCATENATE(&quot;    &quot;;[.M43])" office:value-type="string" office:string-value="    cJobDescrip = ''" calcext:value-type="string">
            <text:p><text:s text:c="4"/>cJobDescrip = ''</text:p>
          </table:table-cell>
          <table:table-cell table:style-name="ce23" table:formula="of:=CONCATENATE(&quot;            .&quot;;[.K43];&quot; = &quot;;[.C43])" office:value-type="string" office:string-value="            .cJobDescrip = descr_trab" calcext:value-type="string">
            <text:p><text:s text:c="12"/>.cJobDescrip = descr_trab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44]);[.J44])" office:value-type="string" office:string-value="nBranch" calcext:value-type="string">
            <text:p>nBranch</text:p>
          </table:table-cell>
          <table:table-cell table:style-name="ce26" table:formula="of:=IF(EXACT([.D44];&quot;N&quot;);0;IF(EXACT([.D44];&quot;C&quot;);&quot;''&quot;;IF(EXACT([.D44];&quot;D&quot;);&quot;{}&quot;;IF(EXACT([.D44];&quot;L&quot;);&quot;.F.&quot;;IF(EXACT([.D44];&quot;M&quot;);&quot;''&quot;;&quot;ERROR&quot;)))))" office:value-type="float" office:value="0" calcext:value-type="float">
            <text:p>0</text:p>
          </table:table-cell>
          <table:table-cell table:style-name="ce23" table:formula="of:=CONCATENATE([.K44];&quot; = &quot;;[.L44])" office:value-type="string" office:string-value="nBranch = 0" calcext:value-type="string">
            <text:p>nBranch = 0</text:p>
          </table:table-cell>
          <table:table-cell table:style-name="ce23" table:formula="of:=CONCATENATE(&quot;    &quot;;[.M4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44];&quot; = &quot;;[.C4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ofer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Offer</text:p>
          </table:table-cell>
          <table:table-cell table:style-name="ce23" table:formula="of:=CONCATENATE(LOWER([.D45]);[.J45])" office:value-type="string" office:string-value="nOffer" calcext:value-type="string">
            <text:p>nOffer</text:p>
          </table:table-cell>
          <table:table-cell table:style-name="ce26" table:formula="of:=IF(EXACT([.D45];&quot;N&quot;);0;IF(EXACT([.D45];&quot;C&quot;);&quot;''&quot;;IF(EXACT([.D45];&quot;D&quot;);&quot;{}&quot;;IF(EXACT([.D45];&quot;L&quot;);&quot;.F.&quot;;IF(EXACT([.D45];&quot;M&quot;);&quot;''&quot;;&quot;ERROR&quot;)))))" office:value-type="float" office:value="0" calcext:value-type="float">
            <text:p>0</text:p>
          </table:table-cell>
          <table:table-cell table:style-name="ce23" table:formula="of:=CONCATENATE([.K45];&quot; = &quot;;[.L45])" office:value-type="string" office:string-value="nOffer = 0" calcext:value-type="string">
            <text:p>nOffer = 0</text:p>
          </table:table-cell>
          <table:table-cell table:style-name="ce23" table:formula="of:=CONCATENATE(&quot;    &quot;;[.M45])" office:value-type="string" office:string-value="    nOffer = 0" calcext:value-type="string">
            <text:p><text:s text:c="4"/>nOffer = 0</text:p>
          </table:table-cell>
          <table:table-cell table:style-name="ce23" table:formula="of:=CONCATENATE(&quot;            .&quot;;[.K45];&quot; = &quot;;[.C45])" office:value-type="string" office:string-value="            .nOffer = oferta" calcext:value-type="string">
            <text:p><text:s text:c="12"/>.nOffer = oferta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18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47]);[.J47])" office:value-type="string" office:string-value="nDocType" calcext:value-type="string">
            <text:p>nDocType</text:p>
          </table:table-cell>
          <table:table-cell table:style-name="ce26" table:formula="of:=IF(EXACT([.D47];&quot;N&quot;);0;IF(EXACT([.D47];&quot;C&quot;);&quot;''&quot;;IF(EXACT([.D47];&quot;D&quot;);&quot;{}&quot;;IF(EXACT([.D47];&quot;L&quot;);&quot;.F.&quot;;IF(EXACT([.D47];&quot;M&quot;);&quot;''&quot;;&quot;ERROR&quot;)))))" office:value-type="float" office:value="0" calcext:value-type="float">
            <text:p>0</text:p>
          </table:table-cell>
          <table:table-cell table:style-name="ce23" table:formula="of:=CONCATENATE([.K47];&quot; = &quot;;[.L47])" office:value-type="string" office:string-value="nDocType = 0" calcext:value-type="string">
            <text:p>nDocType = 0</text:p>
          </table:table-cell>
          <table:table-cell table:style-name="ce23" table:formula="of:=CONCATENATE(&quot;    &quot;;[.M47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47];&quot; = &quot;;[.C47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48]);[.J48])" office:value-type="string" office:string-value="nDocNum" calcext:value-type="string">
            <text:p>nDocNum</text:p>
          </table:table-cell>
          <table:table-cell table:style-name="ce26" table:formula="of:=IF(EXACT([.D48];&quot;N&quot;);0;IF(EXACT([.D48];&quot;C&quot;);&quot;''&quot;;IF(EXACT([.D48];&quot;D&quot;);&quot;{}&quot;;IF(EXACT([.D48];&quot;L&quot;);&quot;.F.&quot;;IF(EXACT([.D48];&quot;M&quot;);&quot;''&quot;;&quot;ERROR&quot;)))))" office:value-type="float" office:value="0" calcext:value-type="float">
            <text:p>0</text:p>
          </table:table-cell>
          <table:table-cell table:style-name="ce23" table:formula="of:=CONCATENATE([.K48];&quot; = &quot;;[.L48])" office:value-type="string" office:string-value="nDocNum = 0" calcext:value-type="string">
            <text:p>nDocNum = 0</text:p>
          </table:table-cell>
          <table:table-cell table:style-name="ce23" table:formula="of:=CONCATENATE(&quot;    &quot;;[.M48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48];&quot; = &quot;;[.C48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Typ</text:p>
          </table:table-cell>
          <table:table-cell table:style-name="ce23" table:formula="of:=CONCATENATE(LOWER([.D49]);[.J49])" office:value-type="string" office:string-value="nInstallTyp" calcext:value-type="string">
            <text:p>nInstallTyp</text:p>
          </table:table-cell>
          <table:table-cell table:style-name="ce26" table:formula="of:=IF(EXACT([.D49];&quot;N&quot;);0;IF(EXACT([.D49];&quot;C&quot;);&quot;''&quot;;IF(EXACT([.D49];&quot;D&quot;);&quot;{}&quot;;IF(EXACT([.D49];&quot;L&quot;);&quot;.F.&quot;;IF(EXACT([.D49];&quot;M&quot;);&quot;''&quot;;&quot;ERROR&quot;)))))" office:value-type="float" office:value="0" calcext:value-type="float">
            <text:p>0</text:p>
          </table:table-cell>
          <table:table-cell table:style-name="ce23" table:formula="of:=CONCATENATE([.K49];&quot; = &quot;;[.L49])" office:value-type="string" office:string-value="nInstallTyp = 0" calcext:value-type="string">
            <text:p>nInstallTyp = 0</text:p>
          </table:table-cell>
          <table:table-cell table:style-name="ce23" table:formula="of:=CONCATENATE(&quot;    &quot;;[.M49])" office:value-type="string" office:string-value="    nInstallTyp = 0" calcext:value-type="string">
            <text:p><text:s text:c="4"/>nInstallTyp = 0</text:p>
          </table:table-cell>
          <table:table-cell table:style-name="ce23" table:formula="of:=CONCATENATE(&quot;            .&quot;;[.K49];&quot; = &quot;;[.C49])" office:value-type="string" office:string-value="            .nInstallTyp = tipo" calcext:value-type="string">
            <text:p><text:s text:c="12"/>.nInstallTyp = tip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Num</text:p>
          </table:table-cell>
          <table:table-cell table:style-name="ce23" table:formula="of:=CONCATENATE(LOWER([.D50]);[.J50])" office:value-type="string" office:string-value="nInstallNum" calcext:value-type="string">
            <text:p>nInstallNum</text:p>
          </table:table-cell>
          <table:table-cell table:style-name="ce26" table:formula="of:=IF(EXACT([.D50];&quot;N&quot;);0;IF(EXACT([.D50];&quot;C&quot;);&quot;''&quot;;IF(EXACT([.D50];&quot;D&quot;);&quot;{}&quot;;IF(EXACT([.D50];&quot;L&quot;);&quot;.F.&quot;;IF(EXACT([.D50];&quot;M&quot;);&quot;''&quot;;&quot;ERROR&quot;)))))" office:value-type="float" office:value="0" calcext:value-type="float">
            <text:p>0</text:p>
          </table:table-cell>
          <table:table-cell table:style-name="ce23" table:formula="of:=CONCATENATE([.K50];&quot; = &quot;;[.L50])" office:value-type="string" office:string-value="nInstallNum = 0" calcext:value-type="string">
            <text:p>nInstallNum = 0</text:p>
          </table:table-cell>
          <table:table-cell table:style-name="ce23" table:formula="of:=CONCATENATE(&quot;    &quot;;[.M50])" office:value-type="string" office:string-value="    nInstallNum = 0" calcext:value-type="string">
            <text:p><text:s text:c="4"/>nInstallNum = 0</text:p>
          </table:table-cell>
          <table:table-cell table:style-name="ce23" table:formula="of:=CONCATENATE(&quot;            .&quot;;[.K50];&quot; = &quot;;[.C50])" office:value-type="string" office:string-value="            .nInstallNum = nrocuota" calcext:value-type="string">
            <text:p><text:s text:c="12"/>.nInstallNum = nrocuot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ueDate</text:p>
          </table:table-cell>
          <table:table-cell table:style-name="ce23" table:formula="of:=CONCATENATE(LOWER([.D51]);[.J51])" office:value-type="string" office:string-value="dDueDate" calcext:value-type="string">
            <text:p>dDueDate</text:p>
          </table:table-cell>
          <table:table-cell table:style-name="ce26" table:formula="of:=IF(EXACT([.D51];&quot;N&quot;);0;IF(EXACT([.D51];&quot;C&quot;);&quot;''&quot;;IF(EXACT([.D51];&quot;D&quot;);&quot;{}&quot;;IF(EXACT([.D51];&quot;L&quot;);&quot;.F.&quot;;IF(EXACT([.D5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1];&quot; = &quot;;[.L51])" office:value-type="string" office:string-value="dDueDate = {}" calcext:value-type="string">
            <text:p>dDueDate = {}</text:p>
          </table:table-cell>
          <table:table-cell table:style-name="ce23" table:formula="of:=CONCATENATE(&quot;    &quot;;[.M51])" office:value-type="string" office:string-value="    dDueDate = {}" calcext:value-type="string">
            <text:p><text:s text:c="4"/>dDueDate = {}</text:p>
          </table:table-cell>
          <table:table-cell table:style-name="ce23" table:formula="of:=CONCATENATE(&quot;            .&quot;;[.K51];&quot; = &quot;;[.C51])" office:value-type="string" office:string-value="            .dDueDate = fecha" calcext:value-type="string">
            <text:p><text:s text:c="12"/>.dDueDate = fech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Amount</text:p>
          </table:table-cell>
          <table:table-cell table:style-name="ce23" table:formula="of:=CONCATENATE(LOWER([.D52]);[.J52])" office:value-type="string" office:string-value="nAmount" calcext:value-type="string">
            <text:p>nAmount</text:p>
          </table:table-cell>
          <table:table-cell table:style-name="ce26" table:formula="of:=IF(EXACT([.D52];&quot;N&quot;);0;IF(EXACT([.D52];&quot;C&quot;);&quot;''&quot;;IF(EXACT([.D52];&quot;D&quot;);&quot;{}&quot;;IF(EXACT([.D52];&quot;L&quot;);&quot;.F.&quot;;IF(EXACT([.D52];&quot;M&quot;);&quot;''&quot;;&quot;ERROR&quot;)))))" office:value-type="float" office:value="0" calcext:value-type="float">
            <text:p>0</text:p>
          </table:table-cell>
          <table:table-cell table:style-name="ce23" table:formula="of:=CONCATENATE([.K52];&quot; = &quot;;[.L52])" office:value-type="string" office:string-value="nAmount = 0" calcext:value-type="string">
            <text:p>nAmount = 0</text:p>
          </table:table-cell>
          <table:table-cell table:style-name="ce23" table:formula="of:=CONCATENATE(&quot;    &quot;;[.M52])" office:value-type="string" office:string-value="    nAmount = 0" calcext:value-type="string">
            <text:p><text:s text:c="4"/>nAmount = 0</text:p>
          </table:table-cell>
          <table:table-cell table:style-name="ce23" table:formula="of:=CONCATENATE(&quot;            .&quot;;[.K52];&quot; = &quot;;[.C52])" office:value-type="string" office:string-value="            .nAmount = importe" calcext:value-type="string">
            <text:p><text:s text:c="12"/>.nAmount = import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abonad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Paid</text:p>
          </table:table-cell>
          <table:table-cell table:style-name="ce23" table:formula="of:=CONCATENATE(LOWER([.D53]);[.J53])" office:value-type="string" office:string-value="nPaid" calcext:value-type="string">
            <text:p>nPaid</text:p>
          </table:table-cell>
          <table:table-cell table:style-name="ce26" table:formula="of:=IF(EXACT([.D53];&quot;N&quot;);0;IF(EXACT([.D53];&quot;C&quot;);&quot;''&quot;;IF(EXACT([.D53];&quot;D&quot;);&quot;{}&quot;;IF(EXACT([.D53];&quot;L&quot;);&quot;.F.&quot;;IF(EXACT([.D53];&quot;M&quot;);&quot;''&quot;;&quot;ERROR&quot;)))))" office:value-type="float" office:value="0" calcext:value-type="float">
            <text:p>0</text:p>
          </table:table-cell>
          <table:table-cell table:style-name="ce23" table:formula="of:=CONCATENATE([.K53];&quot; = &quot;;[.L53])" office:value-type="string" office:string-value="nPaid = 0" calcext:value-type="string">
            <text:p>nPaid = 0</text:p>
          </table:table-cell>
          <table:table-cell table:style-name="ce23" table:formula="of:=CONCATENATE(&quot;    &quot;;[.M53])" office:value-type="string" office:string-value="    nPaid = 0" calcext:value-type="string">
            <text:p><text:s text:c="4"/>nPaid = 0</text:p>
          </table:table-cell>
          <table:table-cell table:style-name="ce23" table:formula="of:=CONCATENATE(&quot;            .&quot;;[.K53];&quot; = &quot;;[.C53])" office:value-type="string" office:string-value="            .nPaid = abonado" calcext:value-type="string">
            <text:p><text:s text:c="12"/>.nPaid = abonad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54]);[.J54])" office:value-type="string" office:string-value="nDebMemoAmt" calcext:value-type="string">
            <text:p>nDebMemoAmt</text:p>
          </table:table-cell>
          <table:table-cell table:style-name="ce26" table:formula="of:=IF(EXACT([.D54];&quot;N&quot;);0;IF(EXACT([.D54];&quot;C&quot;);&quot;''&quot;;IF(EXACT([.D54];&quot;D&quot;);&quot;{}&quot;;IF(EXACT([.D54];&quot;L&quot;);&quot;.F.&quot;;IF(EXACT([.D54];&quot;M&quot;);&quot;''&quot;;&quot;ERROR&quot;)))))" office:value-type="float" office:value="0" calcext:value-type="float">
            <text:p>0</text:p>
          </table:table-cell>
          <table:table-cell table:style-name="ce23" table:formula="of:=CONCATENATE([.K54];&quot; = &quot;;[.L54])" office:value-type="string" office:string-value="nDebMemoAmt = 0" calcext:value-type="string">
            <text:p>nDebMemoAmt = 0</text:p>
          </table:table-cell>
          <table:table-cell table:style-name="ce23" table:formula="of:=CONCATENATE(&quot;    &quot;;[.M54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54];&quot; = &quot;;[.C54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55]);[.J55])" office:value-type="string" office:string-value="nCreMemoAmt" calcext:value-type="string">
            <text:p>nCreMemoAmt</text:p>
          </table:table-cell>
          <table:table-cell table:style-name="ce26" table:formula="of:=IF(EXACT([.D55];&quot;N&quot;);0;IF(EXACT([.D55];&quot;C&quot;);&quot;''&quot;;IF(EXACT([.D55];&quot;D&quot;);&quot;{}&quot;;IF(EXACT([.D55];&quot;L&quot;);&quot;.F.&quot;;IF(EXACT([.D55];&quot;M&quot;);&quot;''&quot;;&quot;ERROR&quot;)))))" office:value-type="float" office:value="0" calcext:value-type="float">
            <text:p>0</text:p>
          </table:table-cell>
          <table:table-cell table:style-name="ce23" table:formula="of:=CONCATENATE([.K55];&quot; = &quot;;[.L55])" office:value-type="string" office:string-value="nCreMemoAmt = 0" calcext:value-type="string">
            <text:p>nCreMemoAmt = 0</text:p>
          </table:table-cell>
          <table:table-cell table:style-name="ce23" table:formula="of:=CONCATENATE(&quot;    &quot;;[.M55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55];&quot; = &quot;;[.C55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56]);[.J56])" office:value-type="string" office:string-value="nBranch" calcext:value-type="string">
            <text:p>nBranch</text:p>
          </table:table-cell>
          <table:table-cell table:style-name="ce26" table:formula="of:=IF(EXACT([.D56];&quot;N&quot;);0;IF(EXACT([.D56];&quot;C&quot;);&quot;''&quot;;IF(EXACT([.D56];&quot;D&quot;);&quot;{}&quot;;IF(EXACT([.D56];&quot;L&quot;);&quot;.F.&quot;;IF(EXACT([.D56];&quot;M&quot;);&quot;''&quot;;&quot;ERROR&quot;)))))" office:value-type="float" office:value="0" calcext:value-type="float">
            <text:p>0</text:p>
          </table:table-cell>
          <table:table-cell table:style-name="ce23" table:formula="of:=CONCATENATE([.K56];&quot; = &quot;;[.L56])" office:value-type="string" office:string-value="nBranch = 0" calcext:value-type="string">
            <text:p>nBranch = 0</text:p>
          </table:table-cell>
          <table:table-cell table:style-name="ce23" table:formula="of:=CONCATENATE(&quot;    &quot;;[.M56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56];&quot; = &quot;;[.C56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18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58]);[.J58])" office:value-type="string" office:string-value="nNoteType" calcext:value-type="string">
            <text:p>nNoteType</text:p>
          </table:table-cell>
          <table:table-cell table:style-name="ce26" table:formula="of:=IF(EXACT([.D58];&quot;N&quot;);0;IF(EXACT([.D58];&quot;C&quot;);&quot;''&quot;;IF(EXACT([.D58];&quot;D&quot;);&quot;{}&quot;;IF(EXACT([.D58];&quot;L&quot;);&quot;.F.&quot;;IF(EXACT([.D58];&quot;M&quot;);&quot;''&quot;;&quot;ERROR&quot;)))))" office:value-type="float" office:value="0" calcext:value-type="float">
            <text:p>0</text:p>
          </table:table-cell>
          <table:table-cell table:style-name="ce23" table:formula="of:=CONCATENATE([.K58];&quot; = &quot;;[.L58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59]);[.J59])" office:value-type="string" office:string-value="nNoteNum" calcext:value-type="string">
            <text:p>nNoteNum</text:p>
          </table:table-cell>
          <table:table-cell table:style-name="ce26" table:formula="of:=IF(EXACT([.D59];&quot;N&quot;);0;IF(EXACT([.D59];&quot;C&quot;);&quot;''&quot;;IF(EXACT([.D59];&quot;D&quot;);&quot;{}&quot;;IF(EXACT([.D59];&quot;L&quot;);&quot;.F.&quot;;IF(EXACT([.D59];&quot;M&quot;);&quot;''&quot;;&quot;ERROR&quot;)))))" office:value-type="float" office:value="0" calcext:value-type="float">
            <text:p>0</text:p>
          </table:table-cell>
          <table:table-cell table:style-name="ce23" table:formula="of:=CONCATENATE([.K59];&quot; = &quot;;[.L59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6"/>
          <table:table-cell table:style-name="ce3" office:value-type="string" calcext:value-type="string">
            <text:p>DocType</text:p>
          </table:table-cell>
          <table:table-cell table:style-name="ce23" table:formula="of:=CONCATENATE(LOWER([.D60]);[.J60])" office:value-type="string" office:string-value="nDocType" calcext:value-type="string">
            <text:p>nDocType</text:p>
          </table:table-cell>
          <table:table-cell table:style-name="ce26" table:formula="of:=IF(EXACT([.D60];&quot;N&quot;);0;IF(EXACT([.D60];&quot;C&quot;);&quot;''&quot;;IF(EXACT([.D60];&quot;D&quot;);&quot;{}&quot;;IF(EXACT([.D60];&quot;L&quot;);&quot;.F.&quot;;IF(EXACT([.D60];&quot;M&quot;);&quot;''&quot;;&quot;ERROR&quot;)))))" office:value-type="float" office:value="0" calcext:value-type="float">
            <text:p>0</text:p>
          </table:table-cell>
          <table:table-cell table:style-name="ce23" table:formula="of:=CONCATENATE([.K60];&quot; = &quot;;[.L60])" office:value-type="string" office:string-value="nDocType = 0" calcext:value-type="string">
            <text:p>nDoc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6"/>
          <table:table-cell table:style-name="ce3" office:value-type="string" calcext:value-type="string">
            <text:p>DocNum</text:p>
          </table:table-cell>
          <table:table-cell table:style-name="ce23" table:formula="of:=CONCATENATE(LOWER([.D61]);[.J61])" office:value-type="string" office:string-value="nDocNum" calcext:value-type="string">
            <text:p>nDocNum</text:p>
          </table:table-cell>
          <table:table-cell table:style-name="ce26" table:formula="of:=IF(EXACT([.D61];&quot;N&quot;);0;IF(EXACT([.D61];&quot;C&quot;);&quot;''&quot;;IF(EXACT([.D61];&quot;D&quot;);&quot;{}&quot;;IF(EXACT([.D61];&quot;L&quot;);&quot;.F.&quot;;IF(EXACT([.D61];&quot;M&quot;);&quot;''&quot;;&quot;ERROR&quot;)))))" office:value-type="float" office:value="0" calcext:value-type="float">
            <text:p>0</text:p>
          </table:table-cell>
          <table:table-cell table:style-name="ce23" table:formula="of:=CONCATENATE([.K61];&quot; = &quot;;[.L61])" office:value-type="string" office:string-value="nDocNum = 0" calcext:value-type="string">
            <text:p>nDoc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not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NoteDate</text:p>
          </table:table-cell>
          <table:table-cell table:style-name="ce23" table:formula="of:=CONCATENATE(LOWER([.D62]);[.J62])" office:value-type="string" office:string-value="dNoteDate" calcext:value-type="string">
            <text:p>dNoteDate</text:p>
          </table:table-cell>
          <table:table-cell table:style-name="ce26" table:formula="of:=IF(EXACT([.D62];&quot;N&quot;);0;IF(EXACT([.D62];&quot;C&quot;);&quot;''&quot;;IF(EXACT([.D62];&quot;D&quot;);&quot;{}&quot;;IF(EXACT([.D62];&quot;L&quot;);&quot;.F.&quot;;IF(EXACT([.D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2];&quot; = &quot;;[.L62])" office:value-type="string" office:string-value="dNoteDate = {}" calcext:value-type="string">
            <text:p>dNote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Customer</text:p>
          </table:table-cell>
          <table:table-cell table:style-name="ce23" table:formula="of:=CONCATENATE(LOWER([.D63]);[.J63])" office:value-type="string" office:string-value="nCustomer" calcext:value-type="string">
            <text:p>nCustomer</text:p>
          </table:table-cell>
          <table:table-cell table:style-name="ce26" table:formula="of:=IF(EXACT([.D63];&quot;N&quot;);0;IF(EXACT([.D63];&quot;C&quot;);&quot;''&quot;;IF(EXACT([.D63];&quot;D&quot;);&quot;{}&quot;;IF(EXACT([.D63];&quot;L&quot;);&quot;.F.&quot;;IF(EXACT([.D63];&quot;M&quot;);&quot;''&quot;;&quot;ERROR&quot;)))))" office:value-type="float" office:value="0" calcext:value-type="float">
            <text:p>0</text:p>
          </table:table-cell>
          <table:table-cell table:style-name="ce23" table:formula="of:=CONCATENATE([.K63];&quot; = &quot;;[.L63])" office:value-type="string" office:string-value="nCustomer = 0" calcext:value-type="string">
            <text:p>nCustom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motiv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ReasonNote</text:p>
          </table:table-cell>
          <table:table-cell table:style-name="ce23" table:formula="of:=CONCATENATE(LOWER([.D64]);[.J64])" office:value-type="string" office:string-value="nReasonNote" calcext:value-type="string">
            <text:p>nReasonNote</text:p>
          </table:table-cell>
          <table:table-cell table:style-name="ce26" table:formula="of:=IF(EXACT([.D64];&quot;N&quot;);0;IF(EXACT([.D64];&quot;C&quot;);&quot;''&quot;;IF(EXACT([.D64];&quot;D&quot;);&quot;{}&quot;;IF(EXACT([.D64];&quot;L&quot;);&quot;.F.&quot;;IF(EXACT([.D64];&quot;M&quot;);&quot;''&quot;;&quot;ERROR&quot;)))))" office:value-type="float" office:value="0" calcext:value-type="float">
            <text:p>0</text:p>
          </table:table-cell>
          <table:table-cell table:style-name="ce23" table:formula="of:=CONCATENATE([.K64];&quot; = &quot;;[.L64])" office:value-type="string" office:string-value="nReasonNote = 0" calcext:value-type="string">
            <text:p>nReasonNo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aplicontr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AppliedTo</text:p>
          </table:table-cell>
          <table:table-cell table:style-name="ce23" table:formula="of:=CONCATENATE(LOWER([.D65]);[.J65])" office:value-type="string" office:string-value="nAppliedTo" calcext:value-type="string">
            <text:p>nAppliedTo</text:p>
          </table:table-cell>
          <table:table-cell table:style-name="ce26" table:formula="of:=IF(EXACT([.D65];&quot;N&quot;);0;IF(EXACT([.D65];&quot;C&quot;);&quot;''&quot;;IF(EXACT([.D65];&quot;D&quot;);&quot;{}&quot;;IF(EXACT([.D65];&quot;L&quot;);&quot;.F.&quot;;IF(EXACT([.D65];&quot;M&quot;);&quot;''&quot;;&quot;ERROR&quot;)))))" office:value-type="float" office:value="0" calcext:value-type="float">
            <text:p>0</text:p>
          </table:table-cell>
          <table:table-cell table:style-name="ce23" table:formula="of:=CONCATENATE([.K65];&quot; = &quot;;[.L65])" office:value-type="string" office:string-value="nAppliedTo = 0" calcext:value-type="string">
            <text:p>nAppliedTo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CancelDate</text:p>
          </table:table-cell>
          <table:table-cell table:style-name="ce23" table:formula="of:=CONCATENATE(LOWER([.D66]);[.J66])" office:value-type="string" office:string-value="dCancelDate" calcext:value-type="string">
            <text:p>dCancelDate</text:p>
          </table:table-cell>
          <table:table-cell table:style-name="ce26" table:formula="of:=IF(EXACT([.D66];&quot;N&quot;);0;IF(EXACT([.D66];&quot;C&quot;);&quot;''&quot;;IF(EXACT([.D66];&quot;D&quot;);&quot;{}&quot;;IF(EXACT([.D66];&quot;L&quot;);&quot;.F.&quot;;IF(EXACT([.D66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6];&quot; = &quot;;[.L66])" office:value-type="string" office:string-value="dCancelDate = {}" calcext:value-type="string">
            <text:p>dCancel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Canceled</text:p>
          </table:table-cell>
          <table:table-cell table:style-name="ce23" table:formula="of:=CONCATENATE(LOWER([.D67]);[.J67])" office:value-type="string" office:string-value="lCanceled" calcext:value-type="string">
            <text:p>lCanceled</text:p>
          </table:table-cell>
          <table:table-cell table:style-name="ce26" table:formula="of:=IF(EXACT([.D67];&quot;N&quot;);0;IF(EXACT([.D67];&quot;C&quot;);&quot;''&quot;;IF(EXACT([.D67];&quot;D&quot;);&quot;{}&quot;;IF(EXACT([.D67];&quot;L&quot;);&quot;.F.&quot;;IF(EXACT([.D6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67];&quot; = &quot;;[.L67])" office:value-type="string" office:string-value="lCanceled = .F." calcext:value-type="string">
            <text:p>lCancel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MemoAmt</text:p>
          </table:table-cell>
          <table:table-cell table:style-name="ce23" table:formula="of:=CONCATENATE(LOWER([.D68]);[.J68])" office:value-type="string" office:string-value="nMemoAmt" calcext:value-type="string">
            <text:p>nMemoAmt</text:p>
          </table:table-cell>
          <table:table-cell table:style-name="ce26" table:formula="of:=IF(EXACT([.D68];&quot;N&quot;);0;IF(EXACT([.D68];&quot;C&quot;);&quot;''&quot;;IF(EXACT([.D68];&quot;D&quot;);&quot;{}&quot;;IF(EXACT([.D68];&quot;L&quot;);&quot;.F.&quot;;IF(EXACT([.D68];&quot;M&quot;);&quot;''&quot;;&quot;ERROR&quot;)))))" office:value-type="float" office:value="0" calcext:value-type="float">
            <text:p>0</text:p>
          </table:table-cell>
          <table:table-cell table:style-name="ce23" table:formula="of:=CONCATENATE([.K68];&quot; = &quot;;[.L68])" office:value-type="string" office:string-value="nMemoAmt = 0" calcext:value-type="string">
            <text:p>nMemoAm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18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70]);[.J70])" office:value-type="string" office:string-value="nNoteType" calcext:value-type="string">
            <text:p>nNoteType</text:p>
          </table:table-cell>
          <table:table-cell table:style-name="ce26" table:formula="of:=IF(EXACT([.D70];&quot;N&quot;);0;IF(EXACT([.D70];&quot;C&quot;);&quot;''&quot;;IF(EXACT([.D70];&quot;D&quot;);&quot;{}&quot;;IF(EXACT([.D70];&quot;L&quot;);&quot;.F.&quot;;IF(EXACT([.D70];&quot;M&quot;);&quot;''&quot;;&quot;ERROR&quot;)))))" office:value-type="float" office:value="0" calcext:value-type="float">
            <text:p>0</text:p>
          </table:table-cell>
          <table:table-cell table:style-name="ce23" table:formula="of:=CONCATENATE([.K70];&quot; = &quot;;[.L70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71]);[.J71])" office:value-type="string" office:string-value="nNoteNum" calcext:value-type="string">
            <text:p>nNoteNum</text:p>
          </table:table-cell>
          <table:table-cell table:style-name="ce26" table:formula="of:=IF(EXACT([.D71];&quot;N&quot;);0;IF(EXACT([.D71];&quot;C&quot;);&quot;''&quot;;IF(EXACT([.D71];&quot;D&quot;);&quot;{}&quot;;IF(EXACT([.D71];&quot;L&quot;);&quot;.F.&quot;;IF(EXACT([.D71];&quot;M&quot;);&quot;''&quot;;&quot;ERROR&quot;)))))" office:value-type="float" office:value="0" calcext:value-type="float">
            <text:p>0</text:p>
          </table:table-cell>
          <table:table-cell table:style-name="ce23" table:formula="of:=CONCATENATE([.K71];&quot; = &quot;;[.L71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LineType</text:p>
          </table:table-cell>
          <table:table-cell table:style-name="ce23" table:formula="of:=CONCATENATE(LOWER([.D72]);[.J72])" office:value-type="string" office:string-value="cLineType" calcext:value-type="string">
            <text:p>cLineType</text:p>
          </table:table-cell>
          <table:table-cell table:style-name="ce26" table:formula="of:=IF(EXACT([.D72];&quot;N&quot;);0;IF(EXACT([.D72];&quot;C&quot;);&quot;''&quot;;IF(EXACT([.D72];&quot;D&quot;);&quot;{}&quot;;IF(EXACT([.D72];&quot;L&quot;);&quot;.F.&quot;;IF(EXACT([.D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2];&quot; = &quot;;[.L72])" office:value-type="string" office:string-value="cLineType = ''" calcext:value-type="string">
            <text:p>cLineTyp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Item</text:p>
          </table:table-cell>
          <table:table-cell table:style-name="ce23" table:formula="of:=CONCATENATE(LOWER([.D73]);[.J73])" office:value-type="string" office:string-value="cItem" calcext:value-type="string">
            <text:p>cItem</text:p>
          </table:table-cell>
          <table:table-cell table:style-name="ce26" table:formula="of:=IF(EXACT([.D73];&quot;N&quot;);0;IF(EXACT([.D73];&quot;C&quot;);&quot;''&quot;;IF(EXACT([.D73];&quot;D&quot;);&quot;{}&quot;;IF(EXACT([.D73];&quot;L&quot;);&quot;.F.&quot;;IF(EXACT([.D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3];&quot; = &quot;;[.L73])" office:value-type="string" office:string-value="cItem = ''" calcext:value-type="string">
            <text:p>cItem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Quantity</text:p>
          </table:table-cell>
          <table:table-cell table:style-name="ce23" table:formula="of:=CONCATENATE(LOWER([.D74]);[.J74])" office:value-type="string" office:string-value="nQuantity" calcext:value-type="string">
            <text:p>nQuantity</text:p>
          </table:table-cell>
          <table:table-cell table:style-name="ce26" table:formula="of:=IF(EXACT([.D74];&quot;N&quot;);0;IF(EXACT([.D74];&quot;C&quot;);&quot;''&quot;;IF(EXACT([.D74];&quot;D&quot;);&quot;{}&quot;;IF(EXACT([.D74];&quot;L&quot;);&quot;.F.&quot;;IF(EXACT([.D74];&quot;M&quot;);&quot;''&quot;;&quot;ERROR&quot;)))))" office:value-type="float" office:value="0" calcext:value-type="float">
            <text:p>0</text:p>
          </table:table-cell>
          <table:table-cell table:style-name="ce23" table:formula="of:=CONCATENATE([.K74];&quot; = &quot;;[.L74])" office:value-type="string" office:string-value="nQuantity = 0" calcext:value-type="string">
            <text:p>nQuantit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Price</text:p>
          </table:table-cell>
          <table:table-cell table:style-name="ce23" table:formula="of:=CONCATENATE(LOWER([.D75]);[.J75])" office:value-type="string" office:string-value="nPrice" calcext:value-type="string">
            <text:p>nPrice</text:p>
          </table:table-cell>
          <table:table-cell table:style-name="ce26" table:formula="of:=IF(EXACT([.D75];&quot;N&quot;);0;IF(EXACT([.D75];&quot;C&quot;);&quot;''&quot;;IF(EXACT([.D75];&quot;D&quot;);&quot;{}&quot;;IF(EXACT([.D75];&quot;L&quot;);&quot;.F.&quot;;IF(EXACT([.D75];&quot;M&quot;);&quot;''&quot;;&quot;ERROR&quot;)))))" office:value-type="float" office:value="0" calcext:value-type="float">
            <text:p>0</text:p>
          </table:table-cell>
          <table:table-cell table:style-name="ce23" table:formula="of:=CONCATENATE([.K75];&quot; = &quot;;[.L75])" office:value-type="string" office:string-value="nPrice = 0" calcext:value-type="string">
            <text:p>nPric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DiscPct</text:p>
          </table:table-cell>
          <table:table-cell table:style-name="ce23" table:formula="of:=CONCATENATE(LOWER([.D76]);[.J76])" office:value-type="string" office:string-value="nDiscPct" calcext:value-type="string">
            <text:p>nDiscPct</text:p>
          </table:table-cell>
          <table:table-cell table:style-name="ce26" table:formula="of:=IF(EXACT([.D76];&quot;N&quot;);0;IF(EXACT([.D76];&quot;C&quot;);&quot;''&quot;;IF(EXACT([.D76];&quot;D&quot;);&quot;{}&quot;;IF(EXACT([.D76];&quot;L&quot;);&quot;.F.&quot;;IF(EXACT([.D76];&quot;M&quot;);&quot;''&quot;;&quot;ERROR&quot;)))))" office:value-type="float" office:value="0" calcext:value-type="float">
            <text:p>0</text:p>
          </table:table-cell>
          <table:table-cell table:style-name="ce23" table:formula="of:=CONCATENATE([.K76];&quot; = &quot;;[.L76])" office:value-type="string" office:string-value="nDiscPct = 0" calcext:value-type="string">
            <text:p>nDiscPc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77]);[.J77])" office:value-type="string" office:string-value="lTaxed" calcext:value-type="string">
            <text:p>lTaxed</text:p>
          </table:table-cell>
          <table:table-cell table:style-name="ce26" table:formula="of:=IF(EXACT([.D77];&quot;N&quot;);0;IF(EXACT([.D77];&quot;C&quot;);&quot;''&quot;;IF(EXACT([.D77];&quot;D&quot;);&quot;{}&quot;;IF(EXACT([.D77];&quot;L&quot;);&quot;.F.&quot;;IF(EXACT([.D7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77];&quot; = &quot;;[.L77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78]);[.J78])" office:value-type="string" office:string-value="nTaxRate" calcext:value-type="string">
            <text:p>nTaxRate</text:p>
          </table:table-cell>
          <table:table-cell table:style-name="ce26" table:formula="of:=IF(EXACT([.D78];&quot;N&quot;);0;IF(EXACT([.D78];&quot;C&quot;);&quot;''&quot;;IF(EXACT([.D78];&quot;D&quot;);&quot;{}&quot;;IF(EXACT([.D78];&quot;L&quot;);&quot;.F.&quot;;IF(EXACT([.D78];&quot;M&quot;);&quot;''&quot;;&quot;ERROR&quot;)))))" office:value-type="float" office:value="0" calcext:value-type="float">
            <text:p>0</text:p>
          </table:table-cell>
          <table:table-cell table:style-name="ce23" table:formula="of:=CONCATENATE([.K78];&quot; = &quot;;[.L78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Serie</text:p>
          </table:table-cell>
          <table:table-cell table:style-name="ce23" table:formula="of:=CONCATENATE(LOWER([.D79]);[.J79])" office:value-type="string" office:string-value="cSerie" calcext:value-type="string">
            <text:p>cSerie</text:p>
          </table:table-cell>
          <table:table-cell table:style-name="ce26" table:formula="of:=IF(EXACT([.D79];&quot;N&quot;);0;IF(EXACT([.D79];&quot;C&quot;);&quot;''&quot;;IF(EXACT([.D79];&quot;D&quot;);&quot;{}&quot;;IF(EXACT([.D79];&quot;L&quot;);&quot;.F.&quot;;IF(EXACT([.D7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9];&quot; = &quot;;[.L79])" office:value-type="string" office:string-value="cSerie = ''" calcext:value-type="string">
            <text:p>cSerie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18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docinici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6"/>
          <table:table-cell table:style-name="ce3" office:value-type="string" calcext:value-type="string">
            <text:p>InitialDoc</text:p>
          </table:table-cell>
          <table:table-cell table:style-name="ce23" table:formula="of:=CONCATENATE(LOWER([.D81]);[.J81])" office:value-type="string" office:string-value="cInitialDoc" calcext:value-type="string">
            <text:p>cInitialDoc</text:p>
          </table:table-cell>
          <table:table-cell table:style-name="ce26" table:formula="of:=IF(EXACT([.D81];&quot;N&quot;);0;IF(EXACT([.D81];&quot;C&quot;);&quot;''&quot;;IF(EXACT([.D81];&quot;D&quot;);&quot;{}&quot;;IF(EXACT([.D81];&quot;L&quot;);&quot;.F.&quot;;IF(EXACT([.D8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1];&quot; = &quot;;[.L81])" office:value-type="string" office:string-value="cInitialDoc = ''" calcext:value-type="string">
            <text:p>cInitialDoc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82]);[.J82])" office:value-type="string" office:string-value="nNoteType" calcext:value-type="string">
            <text:p>nNoteType</text:p>
          </table:table-cell>
          <table:table-cell table:style-name="ce26" table:formula="of:=IF(EXACT([.D82];&quot;N&quot;);0;IF(EXACT([.D82];&quot;C&quot;);&quot;''&quot;;IF(EXACT([.D82];&quot;D&quot;);&quot;{}&quot;;IF(EXACT([.D82];&quot;L&quot;);&quot;.F.&quot;;IF(EXACT([.D82];&quot;M&quot;);&quot;''&quot;;&quot;ERROR&quot;)))))" office:value-type="float" office:value="0" calcext:value-type="float">
            <text:p>0</text:p>
          </table:table-cell>
          <table:table-cell table:style-name="ce23" table:formula="of:=CONCATENATE([.K82];&quot; = &quot;;[.L82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83]);[.J83])" office:value-type="string" office:string-value="nNoteNum" calcext:value-type="string">
            <text:p>nNoteNum</text:p>
          </table:table-cell>
          <table:table-cell table:style-name="ce26" table:formula="of:=IF(EXACT([.D83];&quot;N&quot;);0;IF(EXACT([.D83];&quot;C&quot;);&quot;''&quot;;IF(EXACT([.D83];&quot;D&quot;);&quot;{}&quot;;IF(EXACT([.D83];&quot;L&quot;);&quot;.F.&quot;;IF(EXACT([.D83];&quot;M&quot;);&quot;''&quot;;&quot;ERROR&quot;)))))" office:value-type="float" office:value="0" calcext:value-type="float">
            <text:p>0</text:p>
          </table:table-cell>
          <table:table-cell table:style-name="ce23" table:formula="of:=CONCATENATE([.K83];&quot; = &quot;;[.L83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InstallNum</text:p>
          </table:table-cell>
          <table:table-cell table:style-name="ce23" table:formula="of:=CONCATENATE(LOWER([.D84]);[.J84])" office:value-type="string" office:string-value="nInstallNum" calcext:value-type="string">
            <text:p>nInstallNum</text:p>
          </table:table-cell>
          <table:table-cell table:style-name="ce26" table:formula="of:=IF(EXACT([.D84];&quot;N&quot;);0;IF(EXACT([.D84];&quot;C&quot;);&quot;''&quot;;IF(EXACT([.D84];&quot;D&quot;);&quot;{}&quot;;IF(EXACT([.D84];&quot;L&quot;);&quot;.F.&quot;;IF(EXACT([.D84];&quot;M&quot;);&quot;''&quot;;&quot;ERROR&quot;)))))" office:value-type="float" office:value="0" calcext:value-type="float">
            <text:p>0</text:p>
          </table:table-cell>
          <table:table-cell table:style-name="ce23" table:formula="of:=CONCATENATE([.K84];&quot; = &quot;;[.L84])" office:value-type="string" office:string-value="nInstallNum = 0" calcext:value-type="string">
            <text:p>nInstall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Amount</text:p>
          </table:table-cell>
          <table:table-cell table:style-name="ce23" table:formula="of:=CONCATENATE(LOWER([.D85]);[.J85])" office:value-type="string" office:string-value="nAmount" calcext:value-type="string">
            <text:p>nAmount</text:p>
          </table:table-cell>
          <table:table-cell table:style-name="ce26" table:formula="of:=IF(EXACT([.D85];&quot;N&quot;);0;IF(EXACT([.D85];&quot;C&quot;);&quot;''&quot;;IF(EXACT([.D85];&quot;D&quot;);&quot;{}&quot;;IF(EXACT([.D85];&quot;L&quot;);&quot;.F.&quot;;IF(EXACT([.D85];&quot;M&quot;);&quot;''&quot;;&quot;ERROR&quot;)))))" office:value-type="float" office:value="0" calcext:value-type="float">
            <text:p>0</text:p>
          </table:table-cell>
          <table:table-cell table:style-name="ce23" table:formula="of:=CONCATENATE([.K85];&quot; = &quot;;[.L85])" office:value-type="string" office:string-value="nAmount = 0" calcext:value-type="string">
            <text:p>nAmoun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18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Id</text:p>
          </table:table-cell>
          <table:table-cell table:style-name="ce23" table:formula="of:=CONCATENATE(LOWER([.D87]);[.J87])" office:value-type="string" office:string-value="cId" calcext:value-type="string">
            <text:p>cId</text:p>
          </table:table-cell>
          <table:table-cell table:style-name="ce26" table:formula="of:=IF(EXACT([.D87];&quot;N&quot;);0;IF(EXACT([.D87];&quot;C&quot;);&quot;''&quot;;IF(EXACT([.D87];&quot;D&quot;);&quot;{}&quot;;IF(EXACT([.D87];&quot;L&quot;);&quot;.F.&quot;;IF(EXACT([.D8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7];&quot; = &quot;;[.L87])" office:value-type="string" office:string-value="cId = ''" calcext:value-type="string">
            <text:p>cId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codigo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AlternCode</text:p>
          </table:table-cell>
          <table:table-cell table:style-name="ce23" table:formula="of:=CONCATENATE(LOWER([.D88]);[.J88])" office:value-type="string" office:string-value="cAlternCode" calcext:value-type="string">
            <text:p>cAlternCode</text:p>
          </table:table-cell>
          <table:table-cell table:style-name="ce26" table:formula="of:=IF(EXACT([.D88];&quot;N&quot;);0;IF(EXACT([.D88];&quot;C&quot;);&quot;''&quot;;IF(EXACT([.D88];&quot;D&quot;);&quot;{}&quot;;IF(EXACT([.D88];&quot;L&quot;);&quot;.F.&quot;;IF(EXACT([.D8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8];&quot; = &quot;;[.L88])" office:value-type="string" office:string-value="cAlternCode = ''" calcext:value-type="string">
            <text:p>cAlter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codori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OriginCode</text:p>
          </table:table-cell>
          <table:table-cell table:style-name="ce23" table:formula="of:=CONCATENATE(LOWER([.D89]);[.J89])" office:value-type="string" office:string-value="cOriginCode" calcext:value-type="string">
            <text:p>cOriginCode</text:p>
          </table:table-cell>
          <table:table-cell table:style-name="ce26" table:formula="of:=IF(EXACT([.D89];&quot;N&quot;);0;IF(EXACT([.D89];&quot;C&quot;);&quot;''&quot;;IF(EXACT([.D89];&quot;D&quot;);&quot;{}&quot;;IF(EXACT([.D89];&quot;L&quot;);&quot;.F.&quot;;IF(EXACT([.D8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9];&quot; = &quot;;[.L89])" office:value-type="string" office:string-value="cOriginCode = ''" calcext:value-type="string">
            <text:p>cOrigi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Name</text:p>
          </table:table-cell>
          <table:table-cell table:style-name="ce23" table:formula="of:=CONCATENATE(LOWER([.D90]);[.J90])" office:value-type="string" office:string-value="cName" calcext:value-type="string">
            <text:p>cName</text:p>
          </table:table-cell>
          <table:table-cell table:style-name="ce26" table:formula="of:=IF(EXACT([.D90];&quot;N&quot;);0;IF(EXACT([.D90];&quot;C&quot;);&quot;''&quot;;IF(EXACT([.D90];&quot;D&quot;);&quot;{}&quot;;IF(EXACT([.D90];&quot;L&quot;);&quot;.F.&quot;;IF(EXACT([.D9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0];&quot; = &quot;;[.L90])" office:value-type="string" office:string-value="cName = ''" calcext:value-type="string">
            <text:p>cNam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aplicacio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Applicatio</text:p>
          </table:table-cell>
          <table:table-cell table:style-name="ce23" table:formula="of:=CONCATENATE(LOWER([.D91]);[.J91])" office:value-type="string" office:string-value="mApplicatio" calcext:value-type="string">
            <text:p>mApplicatio</text:p>
          </table:table-cell>
          <table:table-cell table:style-name="ce26" table:formula="of:=IF(EXACT([.D91];&quot;N&quot;);0;IF(EXACT([.D91];&quot;C&quot;);&quot;''&quot;;IF(EXACT([.D91];&quot;D&quot;);&quot;{}&quot;;IF(EXACT([.D91];&quot;L&quot;);&quot;.F.&quot;;IF(EXACT([.D9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1];&quot; = &quot;;[.L91])" office:value-type="string" office:string-value="mApplicatio = ''" calcext:value-type="string">
            <text:p>mApplicatio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lista3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List3</text:p>
          </table:table-cell>
          <table:table-cell table:style-name="ce23" table:formula="of:=CONCATENATE(LOWER([.D92]);[.J92])" office:value-type="string" office:string-value="lList3" calcext:value-type="string">
            <text:p>lList3</text:p>
          </table:table-cell>
          <table:table-cell table:style-name="ce26" table:formula="of:=IF(EXACT([.D92];&quot;N&quot;);0;IF(EXACT([.D92];&quot;C&quot;);&quot;''&quot;;IF(EXACT([.D92];&quot;D&quot;);&quot;{}&quot;;IF(EXACT([.D92];&quot;L&quot;);&quot;.F.&quot;;IF(EXACT([.D9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2];&quot; = &quot;;[.L92])" office:value-type="string" office:string-value="lList3 = .F." calcext:value-type="string">
            <text:p>lList3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lista4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List4</text:p>
          </table:table-cell>
          <table:table-cell table:style-name="ce23" table:formula="of:=CONCATENATE(LOWER([.D93]);[.J93])" office:value-type="string" office:string-value="lList4" calcext:value-type="string">
            <text:p>lList4</text:p>
          </table:table-cell>
          <table:table-cell table:style-name="ce26" table:formula="of:=IF(EXACT([.D93];&quot;N&quot;);0;IF(EXACT([.D93];&quot;C&quot;);&quot;''&quot;;IF(EXACT([.D93];&quot;D&quot;);&quot;{}&quot;;IF(EXACT([.D93];&quot;L&quot;);&quot;.F.&quot;;IF(EXACT([.D9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3];&quot; = &quot;;[.L93])" office:value-type="string" office:string-value="lList4 = .F." calcext:value-type="string">
            <text:p>lList4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lista5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List5</text:p>
          </table:table-cell>
          <table:table-cell table:style-name="ce23" table:formula="of:=CONCATENATE(LOWER([.D94]);[.J94])" office:value-type="string" office:string-value="lList5" calcext:value-type="string">
            <text:p>lList5</text:p>
          </table:table-cell>
          <table:table-cell table:style-name="ce26" table:formula="of:=IF(EXACT([.D94];&quot;N&quot;);0;IF(EXACT([.D94];&quot;C&quot;);&quot;''&quot;;IF(EXACT([.D94];&quot;D&quot;);&quot;{}&quot;;IF(EXACT([.D94];&quot;L&quot;);&quot;.F.&quot;;IF(EXACT([.D9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4];&quot; = &quot;;[.L94])" office:value-type="string" office:string-value="lList5 = .F." calcext:value-type="string">
            <text:p>lList5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amili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ProfitRate</text:p>
          </table:table-cell>
          <table:table-cell table:style-name="ce23" table:formula="of:=CONCATENATE(LOWER([.D95]);[.J95])" office:value-type="string" office:string-value="nProfitRate" calcext:value-type="string">
            <text:p>nProfitRate</text:p>
          </table:table-cell>
          <table:table-cell table:style-name="ce26" table:formula="of:=IF(EXACT([.D95];&quot;N&quot;);0;IF(EXACT([.D95];&quot;C&quot;);&quot;''&quot;;IF(EXACT([.D95];&quot;D&quot;);&quot;{}&quot;;IF(EXACT([.D95];&quot;L&quot;);&quot;.F.&quot;;IF(EXACT([.D95];&quot;M&quot;);&quot;''&quot;;&quot;ERROR&quot;)))))" office:value-type="float" office:value="0" calcext:value-type="float">
            <text:p>0</text:p>
          </table:table-cell>
          <table:table-cell table:style-name="ce23" table:formula="of:=CONCATENATE([.K95];&quot; = &quot;;[.L95])" office:value-type="string" office:string-value="nProfitRate = 0" calcext:value-type="string">
            <text:p>nProfit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Category</text:p>
          </table:table-cell>
          <table:table-cell table:style-name="ce23" table:formula="of:=CONCATENATE(LOWER([.D96]);[.J96])" office:value-type="string" office:string-value="nCategory" calcext:value-type="string">
            <text:p>nCategory</text:p>
          </table:table-cell>
          <table:table-cell table:style-name="ce26" table:formula="of:=IF(EXACT([.D96];&quot;N&quot;);0;IF(EXACT([.D96];&quot;C&quot;);&quot;''&quot;;IF(EXACT([.D96];&quot;D&quot;);&quot;{}&quot;;IF(EXACT([.D96];&quot;L&quot;);&quot;.F.&quot;;IF(EXACT([.D96];&quot;M&quot;);&quot;''&quot;;&quot;ERROR&quot;)))))" office:value-type="float" office:value="0" calcext:value-type="float">
            <text:p>0</text:p>
          </table:table-cell>
          <table:table-cell table:style-name="ce23" table:formula="of:=CONCATENATE([.K96];&quot; = &quot;;[.L96])" office:value-type="string" office:string-value="nCategory = 0" calcext:value-type="string">
            <text:p>nCatego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sub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SubCategor</text:p>
          </table:table-cell>
          <table:table-cell table:style-name="ce23" table:formula="of:=CONCATENATE(LOWER([.D97]);[.J97])" office:value-type="string" office:string-value="nSubCategor" calcext:value-type="string">
            <text:p>nSubCategor</text:p>
          </table:table-cell>
          <table:table-cell table:style-name="ce26" table:formula="of:=IF(EXACT([.D97];&quot;N&quot;);0;IF(EXACT([.D97];&quot;C&quot;);&quot;''&quot;;IF(EXACT([.D97];&quot;D&quot;);&quot;{}&quot;;IF(EXACT([.D97];&quot;L&quot;);&quot;.F.&quot;;IF(EXACT([.D97];&quot;M&quot;);&quot;''&quot;;&quot;ERROR&quot;)))))" office:value-type="float" office:value="0" calcext:value-type="float">
            <text:p>0</text:p>
          </table:table-cell>
          <table:table-cell table:style-name="ce23" table:formula="of:=CONCATENATE([.K97];&quot; = &quot;;[.L97])" office:value-type="string" office:string-value="nSubCategor = 0" calcext:value-type="string">
            <text:p>nSubCatego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arc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Brand</text:p>
          </table:table-cell>
          <table:table-cell table:style-name="ce23" table:formula="of:=CONCATENATE(LOWER([.D98]);[.J98])" office:value-type="string" office:string-value="nBrand" calcext:value-type="string">
            <text:p>nBrand</text:p>
          </table:table-cell>
          <table:table-cell table:style-name="ce26" table:formula="of:=IF(EXACT([.D98];&quot;N&quot;);0;IF(EXACT([.D98];&quot;C&quot;);&quot;''&quot;;IF(EXACT([.D98];&quot;D&quot;);&quot;{}&quot;;IF(EXACT([.D98];&quot;L&quot;);&quot;.F.&quot;;IF(EXACT([.D98];&quot;M&quot;);&quot;''&quot;;&quot;ERROR&quot;)))))" office:value-type="float" office:value="0" calcext:value-type="float">
            <text:p>0</text:p>
          </table:table-cell>
          <table:table-cell table:style-name="ce23" table:formula="of:=CONCATENATE([.K98];&quot; = &quot;;[.L98])" office:value-type="string" office:string-value="nBrand = 0" calcext:value-type="string">
            <text:p>nBran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un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Unit</text:p>
          </table:table-cell>
          <table:table-cell table:style-name="ce23" table:formula="of:=CONCATENATE(LOWER([.D99]);[.J99])" office:value-type="string" office:string-value="nUnit" calcext:value-type="string">
            <text:p>nUnit</text:p>
          </table:table-cell>
          <table:table-cell table:style-name="ce26" table:formula="of:=IF(EXACT([.D99];&quot;N&quot;);0;IF(EXACT([.D99];&quot;C&quot;);&quot;''&quot;;IF(EXACT([.D99];&quot;D&quot;);&quot;{}&quot;;IF(EXACT([.D99];&quot;L&quot;);&quot;.F.&quot;;IF(EXACT([.D99];&quot;M&quot;);&quot;''&quot;;&quot;ERROR&quot;)))))" office:value-type="float" office:value="0" calcext:value-type="float">
            <text:p>0</text:p>
          </table:table-cell>
          <table:table-cell table:style-name="ce23" table:formula="of:=CONCATENATE([.K99];&quot; = &quot;;[.L99])" office:value-type="string" office:string-value="nUnit = 0" calcext:value-type="string">
            <text:p>nUni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Supplier</text:p>
          </table:table-cell>
          <table:table-cell table:style-name="ce23" table:formula="of:=CONCATENATE(LOWER([.D100]);[.J100])" office:value-type="string" office:string-value="nSupplier" calcext:value-type="string">
            <text:p>nSupplier</text:p>
          </table:table-cell>
          <table:table-cell table:style-name="ce26" table:formula="of:=IF(EXACT([.D100];&quot;N&quot;);0;IF(EXACT([.D100];&quot;C&quot;);&quot;''&quot;;IF(EXACT([.D100];&quot;D&quot;);&quot;{}&quot;;IF(EXACT([.D100];&quot;L&quot;);&quot;.F.&quot;;IF(EXACT([.D100];&quot;M&quot;);&quot;''&quot;;&quot;ERROR&quot;)))))" office:value-type="float" office:value="0" calcext:value-type="float">
            <text:p>0</text:p>
          </table:table-cell>
          <table:table-cell table:style-name="ce23" table:formula="of:=CONCATENATE([.K100];&quot; = &quot;;[.L100])" office:value-type="string" office:string-value="nSupplier = 0" calcext:value-type="string">
            <text:p>nSuppli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proceden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Country</text:p>
          </table:table-cell>
          <table:table-cell table:style-name="ce23" table:formula="of:=CONCATENATE(LOWER([.D101]);[.J101])" office:value-type="string" office:string-value="nCountry" calcext:value-type="string">
            <text:p>nCountry</text:p>
          </table:table-cell>
          <table:table-cell table:style-name="ce26" table:formula="of:=IF(EXACT([.D101];&quot;N&quot;);0;IF(EXACT([.D101];&quot;C&quot;);&quot;''&quot;;IF(EXACT([.D101];&quot;D&quot;);&quot;{}&quot;;IF(EXACT([.D101];&quot;L&quot;);&quot;.F.&quot;;IF(EXACT([.D101];&quot;M&quot;);&quot;''&quot;;&quot;ERROR&quot;)))))" office:value-type="float" office:value="0" calcext:value-type="float">
            <text:p>0</text:p>
          </table:table-cell>
          <table:table-cell table:style-name="ce23" table:formula="of:=CONCATENATE([.K101];&quot; = &quot;;[.L101])" office:value-type="string" office:string-value="nCountry = 0" calcext:value-type="string">
            <text:p>nCount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ubicaci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/>
          <table:table-cell table:style-name="ce14"/>
          <table:table-cell table:style-name="ce3" office:value-type="string" calcext:value-type="string">
            <text:p>Location</text:p>
          </table:table-cell>
          <table:table-cell table:style-name="ce23" table:formula="of:=CONCATENATE(LOWER([.D102]);[.J102])" office:value-type="string" office:string-value="cLocation" calcext:value-type="string">
            <text:p>cLocation</text:p>
          </table:table-cell>
          <table:table-cell table:style-name="ce26" table:formula="of:=IF(EXACT([.D102];&quot;N&quot;);0;IF(EXACT([.D102];&quot;C&quot;);&quot;''&quot;;IF(EXACT([.D102];&quot;D&quot;);&quot;{}&quot;;IF(EXACT([.D102];&quot;L&quot;);&quot;.F.&quot;;IF(EXACT([.D10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02];&quot; = &quot;;[.L102])" office:value-type="string" office:string-value="cLocation = ''" calcext:value-type="string">
            <text:p>cLocation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Active</text:p>
          </table:table-cell>
          <table:table-cell table:style-name="ce23" table:formula="of:=CONCATENATE(LOWER([.D103]);[.J103])" office:value-type="string" office:string-value="lActive" calcext:value-type="string">
            <text:p>lActive</text:p>
          </table:table-cell>
          <table:table-cell table:style-name="ce26" table:formula="of:=IF(EXACT([.D103];&quot;N&quot;);0;IF(EXACT([.D103];&quot;C&quot;);&quot;''&quot;;IF(EXACT([.D103];&quot;D&quot;);&quot;{}&quot;;IF(EXACT([.D103];&quot;L&quot;);&quot;.F.&quot;;IF(EXACT([.D10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3];&quot; = &quot;;[.L103])" office:value-type="string" office:string-value="lActive = .F." calcext:value-type="string">
            <text:p>lActive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lpreci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PriceList</text:p>
          </table:table-cell>
          <table:table-cell table:style-name="ce23" table:formula="of:=CONCATENATE(LOWER([.D104]);[.J104])" office:value-type="string" office:string-value="lPriceList" calcext:value-type="string">
            <text:p>lPriceList</text:p>
          </table:table-cell>
          <table:table-cell table:style-name="ce26" table:formula="of:=IF(EXACT([.D104];&quot;N&quot;);0;IF(EXACT([.D104];&quot;C&quot;);&quot;''&quot;;IF(EXACT([.D104];&quot;D&quot;);&quot;{}&quot;;IF(EXACT([.D104];&quot;L&quot;);&quot;.F.&quot;;IF(EXACT([.D1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4];&quot; = &quot;;[.L104])" office:value-type="string" office:string-value="lPriceList = .F." calcext:value-type="string">
            <text:p>lPriceList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105]);[.J105])" office:value-type="string" office:string-value="lTaxed" calcext:value-type="string">
            <text:p>lTaxed</text:p>
          </table:table-cell>
          <table:table-cell table:style-name="ce26" table:formula="of:=IF(EXACT([.D105];&quot;N&quot;);0;IF(EXACT([.D105];&quot;C&quot;);&quot;''&quot;;IF(EXACT([.D105];&quot;D&quot;);&quot;{}&quot;;IF(EXACT([.D105];&quot;L&quot;);&quot;.F.&quot;;IF(EXACT([.D10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5];&quot; = &quot;;[.L105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106]);[.J106])" office:value-type="string" office:string-value="nTaxRate" calcext:value-type="string">
            <text:p>nTaxRate</text:p>
          </table:table-cell>
          <table:table-cell table:style-name="ce26" table:formula="of:=IF(EXACT([.D106];&quot;N&quot;);0;IF(EXACT([.D106];&quot;C&quot;);&quot;''&quot;;IF(EXACT([.D106];&quot;D&quot;);&quot;{}&quot;;IF(EXACT([.D106];&quot;L&quot;);&quot;.F.&quot;;IF(EXACT([.D106];&quot;M&quot;);&quot;''&quot;;&quot;ERROR&quot;)))))" office:value-type="float" office:value="0" calcext:value-type="float">
            <text:p>0</text:p>
          </table:table-cell>
          <table:table-cell table:style-name="ce23" table:formula="of:=CONCATENATE([.K106];&quot; = &quot;;[.L106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pcosto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CostPricG</text:p>
          </table:table-cell>
          <table:table-cell table:style-name="ce23" table:formula="of:=CONCATENATE(LOWER([.D107]);[.J107])" office:value-type="string" office:string-value="nCostPricG" calcext:value-type="string">
            <text:p>nCostPricG</text:p>
          </table:table-cell>
          <table:table-cell table:style-name="ce26" table:formula="of:=IF(EXACT([.D107];&quot;N&quot;);0;IF(EXACT([.D107];&quot;C&quot;);&quot;''&quot;;IF(EXACT([.D107];&quot;D&quot;);&quot;{}&quot;;IF(EXACT([.D107];&quot;L&quot;);&quot;.F.&quot;;IF(EXACT([.D107];&quot;M&quot;);&quot;''&quot;;&quot;ERROR&quot;)))))" office:value-type="float" office:value="0" calcext:value-type="float">
            <text:p>0</text:p>
          </table:table-cell>
          <table:table-cell table:style-name="ce23" table:formula="of:=CONCATENATE([.K107];&quot; = &quot;;[.L107])" office:value-type="string" office:string-value="nCostPricG = 0" calcext:value-type="string">
            <text:p>nCostPricG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pcosto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CostPricG2</text:p>
          </table:table-cell>
          <table:table-cell table:style-name="ce23" table:formula="of:=CONCATENATE(LOWER([.D108]);[.J108])" office:value-type="string" office:string-value="nCostPricG2" calcext:value-type="string">
            <text:p>nCostPricG2</text:p>
          </table:table-cell>
          <table:table-cell table:style-name="ce26" table:formula="of:=IF(EXACT([.D108];&quot;N&quot;);0;IF(EXACT([.D108];&quot;C&quot;);&quot;''&quot;;IF(EXACT([.D108];&quot;D&quot;);&quot;{}&quot;;IF(EXACT([.D108];&quot;L&quot;);&quot;.F.&quot;;IF(EXACT([.D108];&quot;M&quot;);&quot;''&quot;;&quot;ERROR&quot;)))))" office:value-type="float" office:value="0" calcext:value-type="float">
            <text:p>0</text:p>
          </table:table-cell>
          <table:table-cell table:style-name="ce23" table:formula="of:=CONCATENATE([.K108];&quot; = &quot;;[.L108])" office:value-type="string" office:string-value="nCostPricG2 = 0" calcext:value-type="string">
            <text:p>nCost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pcosto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CostPricD</text:p>
          </table:table-cell>
          <table:table-cell table:style-name="ce23" table:formula="of:=CONCATENATE(LOWER([.D109]);[.J109])" office:value-type="string" office:string-value="nCostPricD" calcext:value-type="string">
            <text:p>nCostPricD</text:p>
          </table:table-cell>
          <table:table-cell table:style-name="ce26" table:formula="of:=IF(EXACT([.D109];&quot;N&quot;);0;IF(EXACT([.D109];&quot;C&quot;);&quot;''&quot;;IF(EXACT([.D109];&quot;D&quot;);&quot;{}&quot;;IF(EXACT([.D109];&quot;L&quot;);&quot;.F.&quot;;IF(EXACT([.D109];&quot;M&quot;);&quot;''&quot;;&quot;ERROR&quot;)))))" office:value-type="float" office:value="0" calcext:value-type="float">
            <text:p>0</text:p>
          </table:table-cell>
          <table:table-cell table:style-name="ce23" table:formula="of:=CONCATENATE([.K109];&quot; = &quot;;[.L109])" office:value-type="string" office:string-value="nCostPricD = 0" calcext:value-type="string">
            <text:p>nCostPric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pcostog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CostPricGr</text:p>
          </table:table-cell>
          <table:table-cell table:style-name="ce23" table:formula="of:=CONCATENATE(LOWER([.D110]);[.J110])" office:value-type="string" office:string-value="nCostPricGr" calcext:value-type="string">
            <text:p>nCostPricGr</text:p>
          </table:table-cell>
          <table:table-cell table:style-name="ce26" table:formula="of:=IF(EXACT([.D110];&quot;N&quot;);0;IF(EXACT([.D110];&quot;C&quot;);&quot;''&quot;;IF(EXACT([.D110];&quot;D&quot;);&quot;{}&quot;;IF(EXACT([.D110];&quot;L&quot;);&quot;.F.&quot;;IF(EXACT([.D110];&quot;M&quot;);&quot;''&quot;;&quot;ERROR&quot;)))))" office:value-type="float" office:value="0" calcext:value-type="float">
            <text:p>0</text:p>
          </table:table-cell>
          <table:table-cell table:style-name="ce23" table:formula="of:=CONCATENATE([.K110];&quot; = &quot;;[.L110])" office:value-type="string" office:string-value="nCostPricGr = 0" calcext:value-type="string">
            <text:p>nCostPricG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pcostod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CostPricDr</text:p>
          </table:table-cell>
          <table:table-cell table:style-name="ce23" table:formula="of:=CONCATENATE(LOWER([.D111]);[.J111])" office:value-type="string" office:string-value="nCostPricDr" calcext:value-type="string">
            <text:p>nCostPricDr</text:p>
          </table:table-cell>
          <table:table-cell table:style-name="ce26" table:formula="of:=IF(EXACT([.D111];&quot;N&quot;);0;IF(EXACT([.D111];&quot;C&quot;);&quot;''&quot;;IF(EXACT([.D111];&quot;D&quot;);&quot;{}&quot;;IF(EXACT([.D111];&quot;L&quot;);&quot;.F.&quot;;IF(EXACT([.D111];&quot;M&quot;);&quot;''&quot;;&quot;ERROR&quot;)))))" office:value-type="float" office:value="0" calcext:value-type="float">
            <text:p>0</text:p>
          </table:table-cell>
          <table:table-cell table:style-name="ce23" table:formula="of:=CONCATENATE([.K111];&quot; = &quot;;[.L111])" office:value-type="string" office:string-value="nCostPricDr = 0" calcext:value-type="string">
            <text:p>nCostPricD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pcostog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CostPriGre</text:p>
          </table:table-cell>
          <table:table-cell table:style-name="ce23" table:formula="of:=CONCATENATE(LOWER([.D112]);[.J112])" office:value-type="string" office:string-value="nCostPriGre" calcext:value-type="string">
            <text:p>nCostPriGre</text:p>
          </table:table-cell>
          <table:table-cell table:style-name="ce26" table:formula="of:=IF(EXACT([.D112];&quot;N&quot;);0;IF(EXACT([.D112];&quot;C&quot;);&quot;''&quot;;IF(EXACT([.D112];&quot;D&quot;);&quot;{}&quot;;IF(EXACT([.D112];&quot;L&quot;);&quot;.F.&quot;;IF(EXACT([.D112];&quot;M&quot;);&quot;''&quot;;&quot;ERROR&quot;)))))" office:value-type="float" office:value="0" calcext:value-type="float">
            <text:p>0</text:p>
          </table:table-cell>
          <table:table-cell table:style-name="ce23" table:formula="of:=CONCATENATE([.K112];&quot; = &quot;;[.L112])" office:value-type="string" office:string-value="nCostPriGre = 0" calcext:value-type="string">
            <text:p>nCostPriG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pcostod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CostPriDre</text:p>
          </table:table-cell>
          <table:table-cell table:style-name="ce23" table:formula="of:=CONCATENATE(LOWER([.D113]);[.J113])" office:value-type="string" office:string-value="nCostPriDre" calcext:value-type="string">
            <text:p>nCostPriDre</text:p>
          </table:table-cell>
          <table:table-cell table:style-name="ce26" table:formula="of:=IF(EXACT([.D113];&quot;N&quot;);0;IF(EXACT([.D113];&quot;C&quot;);&quot;''&quot;;IF(EXACT([.D113];&quot;D&quot;);&quot;{}&quot;;IF(EXACT([.D113];&quot;L&quot;);&quot;.F.&quot;;IF(EXACT([.D113];&quot;M&quot;);&quot;''&quot;;&quot;ERROR&quot;)))))" office:value-type="float" office:value="0" calcext:value-type="float">
            <text:p>0</text:p>
          </table:table-cell>
          <table:table-cell table:style-name="ce23" table:formula="of:=CONCATENATE([.K113];&quot; = &quot;;[.L113])" office:value-type="string" office:string-value="nCostPriDre = 0" calcext:value-type="string">
            <text:p>nCostPriD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pventag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G1</text:p>
          </table:table-cell>
          <table:table-cell table:style-name="ce23" table:formula="of:=CONCATENATE(LOWER([.D114]);[.J114])" office:value-type="string" office:string-value="nSalePricG1" calcext:value-type="string">
            <text:p>nSalePricG1</text:p>
          </table:table-cell>
          <table:table-cell table:style-name="ce26" table:formula="of:=IF(EXACT([.D114];&quot;N&quot;);0;IF(EXACT([.D114];&quot;C&quot;);&quot;''&quot;;IF(EXACT([.D114];&quot;D&quot;);&quot;{}&quot;;IF(EXACT([.D114];&quot;L&quot;);&quot;.F.&quot;;IF(EXACT([.D114];&quot;M&quot;);&quot;''&quot;;&quot;ERROR&quot;)))))" office:value-type="float" office:value="0" calcext:value-type="float">
            <text:p>0</text:p>
          </table:table-cell>
          <table:table-cell table:style-name="ce23" table:formula="of:=CONCATENATE([.K114];&quot; = &quot;;[.L114])" office:value-type="string" office:string-value="nSalePricG1 = 0" calcext:value-type="string">
            <text:p>nSalePricG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pventa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G2</text:p>
          </table:table-cell>
          <table:table-cell table:style-name="ce23" table:formula="of:=CONCATENATE(LOWER([.D115]);[.J115])" office:value-type="string" office:string-value="nSalePricG2" calcext:value-type="string">
            <text:p>nSalePricG2</text:p>
          </table:table-cell>
          <table:table-cell table:style-name="ce26" table:formula="of:=IF(EXACT([.D115];&quot;N&quot;);0;IF(EXACT([.D115];&quot;C&quot;);&quot;''&quot;;IF(EXACT([.D115];&quot;D&quot;);&quot;{}&quot;;IF(EXACT([.D115];&quot;L&quot;);&quot;.F.&quot;;IF(EXACT([.D115];&quot;M&quot;);&quot;''&quot;;&quot;ERROR&quot;)))))" office:value-type="float" office:value="0" calcext:value-type="float">
            <text:p>0</text:p>
          </table:table-cell>
          <table:table-cell table:style-name="ce23" table:formula="of:=CONCATENATE([.K115];&quot; = &quot;;[.L115])" office:value-type="string" office:string-value="nSalePricG2 = 0" calcext:value-type="string">
            <text:p>nSale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pventag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G3</text:p>
          </table:table-cell>
          <table:table-cell table:style-name="ce23" table:formula="of:=CONCATENATE(LOWER([.D116]);[.J116])" office:value-type="string" office:string-value="nSalePricG3" calcext:value-type="string">
            <text:p>nSalePricG3</text:p>
          </table:table-cell>
          <table:table-cell table:style-name="ce26" table:formula="of:=IF(EXACT([.D116];&quot;N&quot;);0;IF(EXACT([.D116];&quot;C&quot;);&quot;''&quot;;IF(EXACT([.D116];&quot;D&quot;);&quot;{}&quot;;IF(EXACT([.D116];&quot;L&quot;);&quot;.F.&quot;;IF(EXACT([.D116];&quot;M&quot;);&quot;''&quot;;&quot;ERROR&quot;)))))" office:value-type="float" office:value="0" calcext:value-type="float">
            <text:p>0</text:p>
          </table:table-cell>
          <table:table-cell table:style-name="ce23" table:formula="of:=CONCATENATE([.K116];&quot; = &quot;;[.L116])" office:value-type="string" office:string-value="nSalePricG3 = 0" calcext:value-type="string">
            <text:p>nSalePricG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pventag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G4</text:p>
          </table:table-cell>
          <table:table-cell table:style-name="ce23" table:formula="of:=CONCATENATE(LOWER([.D117]);[.J117])" office:value-type="string" office:string-value="nSalePricG4" calcext:value-type="string">
            <text:p>nSalePricG4</text:p>
          </table:table-cell>
          <table:table-cell table:style-name="ce26" table:formula="of:=IF(EXACT([.D117];&quot;N&quot;);0;IF(EXACT([.D117];&quot;C&quot;);&quot;''&quot;;IF(EXACT([.D117];&quot;D&quot;);&quot;{}&quot;;IF(EXACT([.D117];&quot;L&quot;);&quot;.F.&quot;;IF(EXACT([.D117];&quot;M&quot;);&quot;''&quot;;&quot;ERROR&quot;)))))" office:value-type="float" office:value="0" calcext:value-type="float">
            <text:p>0</text:p>
          </table:table-cell>
          <table:table-cell table:style-name="ce23" table:formula="of:=CONCATENATE([.K117];&quot; = &quot;;[.L117])" office:value-type="string" office:string-value="nSalePricG4 = 0" calcext:value-type="string">
            <text:p>nSalePricG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pventag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G5</text:p>
          </table:table-cell>
          <table:table-cell table:style-name="ce23" table:formula="of:=CONCATENATE(LOWER([.D118]);[.J118])" office:value-type="string" office:string-value="nSalePricG5" calcext:value-type="string">
            <text:p>nSalePricG5</text:p>
          </table:table-cell>
          <table:table-cell table:style-name="ce26" table:formula="of:=IF(EXACT([.D118];&quot;N&quot;);0;IF(EXACT([.D118];&quot;C&quot;);&quot;''&quot;;IF(EXACT([.D118];&quot;D&quot;);&quot;{}&quot;;IF(EXACT([.D118];&quot;L&quot;);&quot;.F.&quot;;IF(EXACT([.D118];&quot;M&quot;);&quot;''&quot;;&quot;ERROR&quot;)))))" office:value-type="float" office:value="0" calcext:value-type="float">
            <text:p>0</text:p>
          </table:table-cell>
          <table:table-cell table:style-name="ce23" table:formula="of:=CONCATENATE([.K118];&quot; = &quot;;[.L118])" office:value-type="string" office:string-value="nSalePricG5 = 0" calcext:value-type="string">
            <text:p>nSalePricG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pventad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D1</text:p>
          </table:table-cell>
          <table:table-cell table:style-name="ce23" table:formula="of:=CONCATENATE(LOWER([.D119]);[.J119])" office:value-type="string" office:string-value="nSalePricD1" calcext:value-type="string">
            <text:p>nSalePricD1</text:p>
          </table:table-cell>
          <table:table-cell table:style-name="ce26" table:formula="of:=IF(EXACT([.D119];&quot;N&quot;);0;IF(EXACT([.D119];&quot;C&quot;);&quot;''&quot;;IF(EXACT([.D119];&quot;D&quot;);&quot;{}&quot;;IF(EXACT([.D119];&quot;L&quot;);&quot;.F.&quot;;IF(EXACT([.D119];&quot;M&quot;);&quot;''&quot;;&quot;ERROR&quot;)))))" office:value-type="float" office:value="0" calcext:value-type="float">
            <text:p>0</text:p>
          </table:table-cell>
          <table:table-cell table:style-name="ce23" table:formula="of:=CONCATENATE([.K119];&quot; = &quot;;[.L119])" office:value-type="string" office:string-value="nSalePricD1 = 0" calcext:value-type="string">
            <text:p>nSalePricD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pventad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D2</text:p>
          </table:table-cell>
          <table:table-cell table:style-name="ce23" table:formula="of:=CONCATENATE(LOWER([.D120]);[.J120])" office:value-type="string" office:string-value="nSalePricD2" calcext:value-type="string">
            <text:p>nSalePricD2</text:p>
          </table:table-cell>
          <table:table-cell table:style-name="ce26" table:formula="of:=IF(EXACT([.D120];&quot;N&quot;);0;IF(EXACT([.D120];&quot;C&quot;);&quot;''&quot;;IF(EXACT([.D120];&quot;D&quot;);&quot;{}&quot;;IF(EXACT([.D120];&quot;L&quot;);&quot;.F.&quot;;IF(EXACT([.D120];&quot;M&quot;);&quot;''&quot;;&quot;ERROR&quot;)))))" office:value-type="float" office:value="0" calcext:value-type="float">
            <text:p>0</text:p>
          </table:table-cell>
          <table:table-cell table:style-name="ce23" table:formula="of:=CONCATENATE([.K120];&quot; = &quot;;[.L120])" office:value-type="string" office:string-value="nSalePricD2 = 0" calcext:value-type="string">
            <text:p>nSalePricD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pventad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D3</text:p>
          </table:table-cell>
          <table:table-cell table:style-name="ce23" table:formula="of:=CONCATENATE(LOWER([.D121]);[.J121])" office:value-type="string" office:string-value="nSalePricD3" calcext:value-type="string">
            <text:p>nSalePricD3</text:p>
          </table:table-cell>
          <table:table-cell table:style-name="ce26" table:formula="of:=IF(EXACT([.D121];&quot;N&quot;);0;IF(EXACT([.D121];&quot;C&quot;);&quot;''&quot;;IF(EXACT([.D121];&quot;D&quot;);&quot;{}&quot;;IF(EXACT([.D121];&quot;L&quot;);&quot;.F.&quot;;IF(EXACT([.D121];&quot;M&quot;);&quot;''&quot;;&quot;ERROR&quot;)))))" office:value-type="float" office:value="0" calcext:value-type="float">
            <text:p>0</text:p>
          </table:table-cell>
          <table:table-cell table:style-name="ce23" table:formula="of:=CONCATENATE([.K121];&quot; = &quot;;[.L121])" office:value-type="string" office:string-value="nSalePricD3 = 0" calcext:value-type="string">
            <text:p>nSalePricD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pventad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D4</text:p>
          </table:table-cell>
          <table:table-cell table:style-name="ce23" table:formula="of:=CONCATENATE(LOWER([.D122]);[.J122])" office:value-type="string" office:string-value="nSalePricD4" calcext:value-type="string">
            <text:p>nSalePricD4</text:p>
          </table:table-cell>
          <table:table-cell table:style-name="ce26" table:formula="of:=IF(EXACT([.D122];&quot;N&quot;);0;IF(EXACT([.D122];&quot;C&quot;);&quot;''&quot;;IF(EXACT([.D122];&quot;D&quot;);&quot;{}&quot;;IF(EXACT([.D122];&quot;L&quot;);&quot;.F.&quot;;IF(EXACT([.D122];&quot;M&quot;);&quot;''&quot;;&quot;ERROR&quot;)))))" office:value-type="float" office:value="0" calcext:value-type="float">
            <text:p>0</text:p>
          </table:table-cell>
          <table:table-cell table:style-name="ce23" table:formula="of:=CONCATENATE([.K122];&quot; = &quot;;[.L122])" office:value-type="string" office:string-value="nSalePricD4 = 0" calcext:value-type="string">
            <text:p>nSalePricD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pventad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SalePricD5</text:p>
          </table:table-cell>
          <table:table-cell table:style-name="ce23" table:formula="of:=CONCATENATE(LOWER([.D123]);[.J123])" office:value-type="string" office:string-value="nSalePricD5" calcext:value-type="string">
            <text:p>nSalePricD5</text:p>
          </table:table-cell>
          <table:table-cell table:style-name="ce26" table:formula="of:=IF(EXACT([.D123];&quot;N&quot;);0;IF(EXACT([.D123];&quot;C&quot;);&quot;''&quot;;IF(EXACT([.D123];&quot;D&quot;);&quot;{}&quot;;IF(EXACT([.D123];&quot;L&quot;);&quot;.F.&quot;;IF(EXACT([.D123];&quot;M&quot;);&quot;''&quot;;&quot;ERROR&quot;)))))" office:value-type="float" office:value="0" calcext:value-type="float">
            <text:p>0</text:p>
          </table:table-cell>
          <table:table-cell table:style-name="ce23" table:formula="of:=CONCATENATE([.K123];&quot; = &quot;;[.L123])" office:value-type="string" office:string-value="nSalePricD5 = 0" calcext:value-type="string">
            <text:p>nSalePricD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updprice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UpdatePric</text:p>
          </table:table-cell>
          <table:table-cell table:style-name="ce23" table:formula="of:=CONCATENATE(LOWER([.D124]);[.J124])" office:value-type="string" office:string-value="lUpdatePric" calcext:value-type="string">
            <text:p>lUpdatePric</text:p>
          </table:table-cell>
          <table:table-cell table:style-name="ce26" table:formula="of:=IF(EXACT([.D124];&quot;N&quot;);0;IF(EXACT([.D124];&quot;C&quot;);&quot;''&quot;;IF(EXACT([.D124];&quot;D&quot;);&quot;{}&quot;;IF(EXACT([.D124];&quot;L&quot;);&quot;.F.&quot;;IF(EXACT([.D12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24];&quot; = &quot;;[.L124])" office:value-type="string" office:string-value="lUpdatePric = .F." calcext:value-type="string">
            <text:p>lUpdatePric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paumento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PctIncrea1</text:p>
          </table:table-cell>
          <table:table-cell table:style-name="ce23" table:formula="of:=CONCATENATE(LOWER([.D125]);[.J125])" office:value-type="string" office:string-value="nPctIncrea1" calcext:value-type="string">
            <text:p>nPctIncrea1</text:p>
          </table:table-cell>
          <table:table-cell table:style-name="ce26" table:formula="of:=IF(EXACT([.D125];&quot;N&quot;);0;IF(EXACT([.D125];&quot;C&quot;);&quot;''&quot;;IF(EXACT([.D125];&quot;D&quot;);&quot;{}&quot;;IF(EXACT([.D125];&quot;L&quot;);&quot;.F.&quot;;IF(EXACT([.D125];&quot;M&quot;);&quot;''&quot;;&quot;ERROR&quot;)))))" office:value-type="float" office:value="0" calcext:value-type="float">
            <text:p>0</text:p>
          </table:table-cell>
          <table:table-cell table:style-name="ce23" table:formula="of:=CONCATENATE([.K125];&quot; = &quot;;[.L125])" office:value-type="string" office:string-value="nPctIncrea1 = 0" calcext:value-type="string">
            <text:p>nPctIncrea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paumento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PctIncrea2</text:p>
          </table:table-cell>
          <table:table-cell table:style-name="ce23" table:formula="of:=CONCATENATE(LOWER([.D126]);[.J126])" office:value-type="string" office:string-value="nPctIncrea2" calcext:value-type="string">
            <text:p>nPctIncrea2</text:p>
          </table:table-cell>
          <table:table-cell table:style-name="ce26" table:formula="of:=IF(EXACT([.D126];&quot;N&quot;);0;IF(EXACT([.D126];&quot;C&quot;);&quot;''&quot;;IF(EXACT([.D126];&quot;D&quot;);&quot;{}&quot;;IF(EXACT([.D126];&quot;L&quot;);&quot;.F.&quot;;IF(EXACT([.D126];&quot;M&quot;);&quot;''&quot;;&quot;ERROR&quot;)))))" office:value-type="float" office:value="0" calcext:value-type="float">
            <text:p>0</text:p>
          </table:table-cell>
          <table:table-cell table:style-name="ce23" table:formula="of:=CONCATENATE([.K126];&quot; = &quot;;[.L126])" office:value-type="string" office:string-value="nPctIncrea2 = 0" calcext:value-type="string">
            <text:p>nPctIncrea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paumento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PctIncrea3</text:p>
          </table:table-cell>
          <table:table-cell table:style-name="ce23" table:formula="of:=CONCATENATE(LOWER([.D127]);[.J127])" office:value-type="string" office:string-value="nPctIncrea3" calcext:value-type="string">
            <text:p>nPctIncrea3</text:p>
          </table:table-cell>
          <table:table-cell table:style-name="ce26" table:formula="of:=IF(EXACT([.D127];&quot;N&quot;);0;IF(EXACT([.D127];&quot;C&quot;);&quot;''&quot;;IF(EXACT([.D127];&quot;D&quot;);&quot;{}&quot;;IF(EXACT([.D127];&quot;L&quot;);&quot;.F.&quot;;IF(EXACT([.D127];&quot;M&quot;);&quot;''&quot;;&quot;ERROR&quot;)))))" office:value-type="float" office:value="0" calcext:value-type="float">
            <text:p>0</text:p>
          </table:table-cell>
          <table:table-cell table:style-name="ce23" table:formula="of:=CONCATENATE([.K127];&quot; = &quot;;[.L127])" office:value-type="string" office:string-value="nPctIncrea3 = 0" calcext:value-type="string">
            <text:p>nPctIncrea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paumento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PctIncrea4</text:p>
          </table:table-cell>
          <table:table-cell table:style-name="ce23" table:formula="of:=CONCATENATE(LOWER([.D128]);[.J128])" office:value-type="string" office:string-value="nPctIncrea4" calcext:value-type="string">
            <text:p>nPctIncrea4</text:p>
          </table:table-cell>
          <table:table-cell table:style-name="ce26" table:formula="of:=IF(EXACT([.D128];&quot;N&quot;);0;IF(EXACT([.D128];&quot;C&quot;);&quot;''&quot;;IF(EXACT([.D128];&quot;D&quot;);&quot;{}&quot;;IF(EXACT([.D128];&quot;L&quot;);&quot;.F.&quot;;IF(EXACT([.D128];&quot;M&quot;);&quot;''&quot;;&quot;ERROR&quot;)))))" office:value-type="float" office:value="0" calcext:value-type="float">
            <text:p>0</text:p>
          </table:table-cell>
          <table:table-cell table:style-name="ce23" table:formula="of:=CONCATENATE([.K128];&quot; = &quot;;[.L128])" office:value-type="string" office:string-value="nPctIncrea4 = 0" calcext:value-type="string">
            <text:p>nPctIncrea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3" calcext:value-type="float">
            <text:p>43</text:p>
          </table:table-cell>
          <table:table-cell table:style-name="ce3" office:value-type="string" calcext:value-type="string">
            <text:p>paumento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PctIncrea5</text:p>
          </table:table-cell>
          <table:table-cell table:style-name="ce23" table:formula="of:=CONCATENATE(LOWER([.D129]);[.J129])" office:value-type="string" office:string-value="nPctIncrea5" calcext:value-type="string">
            <text:p>nPctIncrea5</text:p>
          </table:table-cell>
          <table:table-cell table:style-name="ce26" table:formula="of:=IF(EXACT([.D129];&quot;N&quot;);0;IF(EXACT([.D129];&quot;C&quot;);&quot;''&quot;;IF(EXACT([.D129];&quot;D&quot;);&quot;{}&quot;;IF(EXACT([.D129];&quot;L&quot;);&quot;.F.&quot;;IF(EXACT([.D129];&quot;M&quot;);&quot;''&quot;;&quot;ERROR&quot;)))))" office:value-type="float" office:value="0" calcext:value-type="float">
            <text:p>0</text:p>
          </table:table-cell>
          <table:table-cell table:style-name="ce23" table:formula="of:=CONCATENATE([.K129];&quot; = &quot;;[.L129])" office:value-type="string" office:string-value="nPctIncrea5 = 0" calcext:value-type="string">
            <text:p>nPctIncrea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4" calcext:value-type="float">
            <text:p>44</text:p>
          </table:table-cell>
          <table:table-cell table:style-name="ce3" office:value-type="string" calcext:value-type="string">
            <text:p>stock_mi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MinimStock</text:p>
          </table:table-cell>
          <table:table-cell table:style-name="ce23" table:formula="of:=CONCATENATE(LOWER([.D130]);[.J130])" office:value-type="string" office:string-value="nMinimStock" calcext:value-type="string">
            <text:p>nMinimStock</text:p>
          </table:table-cell>
          <table:table-cell table:style-name="ce26" table:formula="of:=IF(EXACT([.D130];&quot;N&quot;);0;IF(EXACT([.D130];&quot;C&quot;);&quot;''&quot;;IF(EXACT([.D130];&quot;D&quot;);&quot;{}&quot;;IF(EXACT([.D130];&quot;L&quot;);&quot;.F.&quot;;IF(EXACT([.D130];&quot;M&quot;);&quot;''&quot;;&quot;ERROR&quot;)))))" office:value-type="float" office:value="0" calcext:value-type="float">
            <text:p>0</text:p>
          </table:table-cell>
          <table:table-cell table:style-name="ce23" table:formula="of:=CONCATENATE([.K130];&quot; = &quot;;[.L130])" office:value-type="string" office:string-value="nMinimStock = 0" calcext:value-type="string">
            <text:p>nMin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5" calcext:value-type="float">
            <text:p>45</text:p>
          </table:table-cell>
          <table:table-cell table:style-name="ce3" office:value-type="string" calcext:value-type="string">
            <text:p>stock_max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MaximStock</text:p>
          </table:table-cell>
          <table:table-cell table:style-name="ce23" table:formula="of:=CONCATENATE(LOWER([.D131]);[.J131])" office:value-type="string" office:string-value="nMaximStock" calcext:value-type="string">
            <text:p>nMaximStock</text:p>
          </table:table-cell>
          <table:table-cell table:style-name="ce26" table:formula="of:=IF(EXACT([.D131];&quot;N&quot;);0;IF(EXACT([.D131];&quot;C&quot;);&quot;''&quot;;IF(EXACT([.D131];&quot;D&quot;);&quot;{}&quot;;IF(EXACT([.D131];&quot;L&quot;);&quot;.F.&quot;;IF(EXACT([.D131];&quot;M&quot;);&quot;''&quot;;&quot;ERROR&quot;)))))" office:value-type="float" office:value="0" calcext:value-type="float">
            <text:p>0</text:p>
          </table:table-cell>
          <table:table-cell table:style-name="ce23" table:formula="of:=CONCATENATE([.K131];&quot; = &quot;;[.L131])" office:value-type="string" office:string-value="nMaximStock = 0" calcext:value-type="string">
            <text:p>nMax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6" calcext:value-type="float">
            <text:p>46</text:p>
          </table:table-cell>
          <table:table-cell table:style-name="ce3" office:value-type="string" calcext:value-type="string">
            <text:p>polinvsmin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InvPolMinS</text:p>
          </table:table-cell>
          <table:table-cell table:style-name="ce23" table:formula="of:=CONCATENATE(LOWER([.D132]);[.J132])" office:value-type="string" office:string-value="lInvPolMinS" calcext:value-type="string">
            <text:p>lInvPolMinS</text:p>
          </table:table-cell>
          <table:table-cell table:style-name="ce26" table:formula="of:=IF(EXACT([.D132];&quot;N&quot;);0;IF(EXACT([.D132];&quot;C&quot;);&quot;''&quot;;IF(EXACT([.D132];&quot;D&quot;);&quot;{}&quot;;IF(EXACT([.D132];&quot;L&quot;);&quot;.F.&quot;;IF(EXACT([.D13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2];&quot; = &quot;;[.L132])" office:value-type="string" office:string-value="lInvPolMinS = .F." calcext:value-type="string">
            <text:p>lInvPolMin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7" calcext:value-type="float">
            <text:p>47</text:p>
          </table:table-cell>
          <table:table-cell table:style-name="ce3" office:value-type="string" calcext:value-type="string">
            <text:p>polinvsmax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InvPolMaxS</text:p>
          </table:table-cell>
          <table:table-cell table:style-name="ce23" table:formula="of:=CONCATENATE(LOWER([.D133]);[.J133])" office:value-type="string" office:string-value="lInvPolMaxS" calcext:value-type="string">
            <text:p>lInvPolMaxS</text:p>
          </table:table-cell>
          <table:table-cell table:style-name="ce26" table:formula="of:=IF(EXACT([.D133];&quot;N&quot;);0;IF(EXACT([.D133];&quot;C&quot;);&quot;''&quot;;IF(EXACT([.D133];&quot;D&quot;);&quot;{}&quot;;IF(EXACT([.D133];&quot;L&quot;);&quot;.F.&quot;;IF(EXACT([.D13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3];&quot; = &quot;;[.L133])" office:value-type="string" office:string-value="lInvPolMaxS = .F." calcext:value-type="string">
            <text:p>lInvPolMax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8" calcext:value-type="float">
            <text:p>48</text:p>
          </table:table-cell>
          <table:table-cell table:style-name="ce3" office:value-type="string" calcext:value-type="string">
            <text:p>garanti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Warranty</text:p>
          </table:table-cell>
          <table:table-cell table:style-name="ce23" table:formula="of:=CONCATENATE(LOWER([.D134]);[.J134])" office:value-type="string" office:string-value="cWarranty" calcext:value-type="string">
            <text:p>cWarranty</text:p>
          </table:table-cell>
          <table:table-cell table:style-name="ce26" table:formula="of:=IF(EXACT([.D134];&quot;N&quot;);0;IF(EXACT([.D134];&quot;C&quot;);&quot;''&quot;;IF(EXACT([.D134];&quot;D&quot;);&quot;{}&quot;;IF(EXACT([.D134];&quot;L&quot;);&quot;.F.&quot;;IF(EXACT([.D13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4];&quot; = &quot;;[.L134])" office:value-type="string" office:string-value="cWarranty = ''" calcext:value-type="string">
            <text:p>cWarranty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9" calcext:value-type="float">
            <text:p>49</text:p>
          </table:table-cell>
          <table:table-cell table:style-name="ce3" office:value-type="string" calcext:value-type="string">
            <text:p>caracte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Character1</text:p>
          </table:table-cell>
          <table:table-cell table:style-name="ce23" table:formula="of:=CONCATENATE(LOWER([.D135]);[.J135])" office:value-type="string" office:string-value="cCharacter1" calcext:value-type="string">
            <text:p>cCharacter1</text:p>
          </table:table-cell>
          <table:table-cell table:style-name="ce26" table:formula="of:=IF(EXACT([.D135];&quot;N&quot;);0;IF(EXACT([.D135];&quot;C&quot;);&quot;''&quot;;IF(EXACT([.D135];&quot;D&quot;);&quot;{}&quot;;IF(EXACT([.D135];&quot;L&quot;);&quot;.F.&quot;;IF(EXACT([.D1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5];&quot; = &quot;;[.L135])" office:value-type="string" office:string-value="cCharacter1 = ''" calcext:value-type="string">
            <text:p>cCharacter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0" calcext:value-type="float">
            <text:p>50</text:p>
          </table:table-cell>
          <table:table-cell table:style-name="ce3" office:value-type="string" calcext:value-type="string">
            <text:p>caracte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Character2</text:p>
          </table:table-cell>
          <table:table-cell table:style-name="ce23" table:formula="of:=CONCATENATE(LOWER([.D136]);[.J136])" office:value-type="string" office:string-value="cCharacter2" calcext:value-type="string">
            <text:p>cCharacter2</text:p>
          </table:table-cell>
          <table:table-cell table:style-name="ce26" table:formula="of:=IF(EXACT([.D136];&quot;N&quot;);0;IF(EXACT([.D136];&quot;C&quot;);&quot;''&quot;;IF(EXACT([.D136];&quot;D&quot;);&quot;{}&quot;;IF(EXACT([.D136];&quot;L&quot;);&quot;.F.&quot;;IF(EXACT([.D13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6];&quot; = &quot;;[.L136])" office:value-type="string" office:string-value="cCharacter2 = ''" calcext:value-type="string">
            <text:p>cCharacter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1" calcext:value-type="float">
            <text:p>51</text:p>
          </table:table-cell>
          <table:table-cell table:style-name="ce3" office:value-type="string" calcext:value-type="string">
            <text:p>caracte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Character3</text:p>
          </table:table-cell>
          <table:table-cell table:style-name="ce23" table:formula="of:=CONCATENATE(LOWER([.D137]);[.J137])" office:value-type="string" office:string-value="cCharacter3" calcext:value-type="string">
            <text:p>cCharacter3</text:p>
          </table:table-cell>
          <table:table-cell table:style-name="ce26" table:formula="of:=IF(EXACT([.D137];&quot;N&quot;);0;IF(EXACT([.D137];&quot;C&quot;);&quot;''&quot;;IF(EXACT([.D137];&quot;D&quot;);&quot;{}&quot;;IF(EXACT([.D137];&quot;L&quot;);&quot;.F.&quot;;IF(EXACT([.D13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7];&quot; = &quot;;[.L137])" office:value-type="string" office:string-value="cCharacter3 = ''" calcext:value-type="string">
            <text:p>cCharacter3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2" calcext:value-type="float">
            <text:p>52</text:p>
          </table:table-cell>
          <table:table-cell table:style-name="ce3" office:value-type="string" calcext:value-type="string">
            <text:p>otros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Others1</text:p>
          </table:table-cell>
          <table:table-cell table:style-name="ce23" table:formula="of:=CONCATENATE(LOWER([.D138]);[.J138])" office:value-type="string" office:string-value="cOthers1" calcext:value-type="string">
            <text:p>cOthers1</text:p>
          </table:table-cell>
          <table:table-cell table:style-name="ce26" table:formula="of:=IF(EXACT([.D138];&quot;N&quot;);0;IF(EXACT([.D138];&quot;C&quot;);&quot;''&quot;;IF(EXACT([.D138];&quot;D&quot;);&quot;{}&quot;;IF(EXACT([.D138];&quot;L&quot;);&quot;.F.&quot;;IF(EXACT([.D13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8];&quot; = &quot;;[.L138])" office:value-type="string" office:string-value="cOthers1 = ''" calcext:value-type="string">
            <text:p>cOthers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3" calcext:value-type="float">
            <text:p>53</text:p>
          </table:table-cell>
          <table:table-cell table:style-name="ce3" office:value-type="string" calcext:value-type="string">
            <text:p>otros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Others2</text:p>
          </table:table-cell>
          <table:table-cell table:style-name="ce23" table:formula="of:=CONCATENATE(LOWER([.D139]);[.J139])" office:value-type="string" office:string-value="cOthers2" calcext:value-type="string">
            <text:p>cOthers2</text:p>
          </table:table-cell>
          <table:table-cell table:style-name="ce26" table:formula="of:=IF(EXACT([.D139];&quot;N&quot;);0;IF(EXACT([.D139];&quot;C&quot;);&quot;''&quot;;IF(EXACT([.D139];&quot;D&quot;);&quot;{}&quot;;IF(EXACT([.D139];&quot;L&quot;);&quot;.F.&quot;;IF(EXACT([.D13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9];&quot; = &quot;;[.L139])" office:value-type="string" office:string-value="cOthers2 = ''" calcext:value-type="string">
            <text:p>cOthers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4" calcext:value-type="float">
            <text:p>54</text:p>
          </table:table-cell>
          <table:table-cell table:style-name="ce3" office:value-type="string" calcext:value-type="string">
            <text:p>fecucompr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DatLastPur</text:p>
          </table:table-cell>
          <table:table-cell table:style-name="ce23" table:formula="of:=CONCATENATE(LOWER([.D140]);[.J140])" office:value-type="string" office:string-value="dDatLastPur" calcext:value-type="string">
            <text:p>dDatLastPur</text:p>
          </table:table-cell>
          <table:table-cell table:style-name="ce26" table:formula="of:=IF(EXACT([.D140];&quot;N&quot;);0;IF(EXACT([.D140];&quot;C&quot;);&quot;''&quot;;IF(EXACT([.D140];&quot;D&quot;);&quot;{}&quot;;IF(EXACT([.D140];&quot;L&quot;);&quot;.F.&quot;;IF(EXACT([.D140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0];&quot; = &quot;;[.L140])" office:value-type="string" office:string-value="dDatLastPur = {}" calcext:value-type="string">
            <text:p>dDatLastPur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string" calcext:value-type="string">
            <text:p>fecrepo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DatLastEdt</text:p>
          </table:table-cell>
          <table:table-cell table:style-name="ce23" table:formula="of:=CONCATENATE(LOWER([.D141]);[.J141])" office:value-type="string" office:string-value="dDatLastEdt" calcext:value-type="string">
            <text:p>dDatLastEdt</text:p>
          </table:table-cell>
          <table:table-cell table:style-name="ce26" table:formula="of:=IF(EXACT([.D141];&quot;N&quot;);0;IF(EXACT([.D141];&quot;C&quot;);&quot;''&quot;;IF(EXACT([.D141];&quot;D&quot;);&quot;{}&quot;;IF(EXACT([.D141];&quot;L&quot;);&quot;.F.&quot;;IF(EXACT([.D14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1];&quot; = &quot;;[.L141])" office:value-type="string" office:string-value="dDatLastEdt = {}" calcext:value-type="string">
            <text:p>dDatLastEdt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string" calcext:value-type="string">
            <text:p>stock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CurrStock</text:p>
          </table:table-cell>
          <table:table-cell table:style-name="ce23" table:formula="of:=CONCATENATE(LOWER([.D142]);[.J142])" office:value-type="string" office:string-value="nCurrStock" calcext:value-type="string">
            <text:p>nCurrStock</text:p>
          </table:table-cell>
          <table:table-cell table:style-name="ce26" table:formula="of:=IF(EXACT([.D142];&quot;N&quot;);0;IF(EXACT([.D142];&quot;C&quot;);&quot;''&quot;;IF(EXACT([.D142];&quot;D&quot;);&quot;{}&quot;;IF(EXACT([.D142];&quot;L&quot;);&quot;.F.&quot;;IF(EXACT([.D142];&quot;M&quot;);&quot;''&quot;;&quot;ERROR&quot;)))))" office:value-type="float" office:value="0" calcext:value-type="float">
            <text:p>0</text:p>
          </table:table-cell>
          <table:table-cell table:style-name="ce23" table:formula="of:=CONCATENATE([.K142];&quot; = &quot;;[.L142])" office:value-type="string" office:string-value="nCurrStock = 0" calcext:value-type="string">
            <text:p>nCurr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string" calcext:value-type="string">
            <text:p>stock_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/>
          <table:table-cell table:style-name="ce3" office:value-type="string" calcext:value-type="string">
            <text:p>WoStock</text:p>
          </table:table-cell>
          <table:table-cell table:style-name="ce23" table:formula="of:=CONCATENATE(LOWER([.D143]);[.J143])" office:value-type="string" office:string-value="nWoStock" calcext:value-type="string">
            <text:p>nWoStock</text:p>
          </table:table-cell>
          <table:table-cell table:style-name="ce26" table:formula="of:=IF(EXACT([.D143];&quot;N&quot;);0;IF(EXACT([.D143];&quot;C&quot;);&quot;''&quot;;IF(EXACT([.D143];&quot;D&quot;);&quot;{}&quot;;IF(EXACT([.D143];&quot;L&quot;);&quot;.F.&quot;;IF(EXACT([.D143];&quot;M&quot;);&quot;''&quot;;&quot;ERROR&quot;)))))" office:value-type="float" office:value="0" calcext:value-type="float">
            <text:p>0</text:p>
          </table:table-cell>
          <table:table-cell table:style-name="ce23" table:formula="of:=CONCATENATE([.K143];&quot; = &quot;;[.L143])" office:value-type="string" office:string-value="nWoStock = 0" calcext:value-type="string">
            <text:p>nWo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8" calcext:value-type="float">
            <text:p>58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Branch</text:p>
          </table:table-cell>
          <table:table-cell table:style-name="ce23" table:formula="of:=CONCATENATE(LOWER([.D144]);[.J144])" office:value-type="string" office:string-value="nBranch" calcext:value-type="string">
            <text:p>nBranch</text:p>
          </table:table-cell>
          <table:table-cell table:style-name="ce26" table:formula="of:=IF(EXACT([.D144];&quot;N&quot;);0;IF(EXACT([.D144];&quot;C&quot;);&quot;''&quot;;IF(EXACT([.D144];&quot;D&quot;);&quot;{}&quot;;IF(EXACT([.D144];&quot;L&quot;);&quot;.F.&quot;;IF(EXACT([.D144];&quot;M&quot;);&quot;''&quot;;&quot;ERROR&quot;)))))" office:value-type="float" office:value="0" calcext:value-type="float">
            <text:p>0</text:p>
          </table:table-cell>
          <table:table-cell table:style-name="ce23" table:formula="of:=CONCATENATE([.K144];&quot; = &quot;;[.L144])" office:value-type="string" office:string-value="nBranch = 0" calcext:value-type="string">
            <text:p>nBranch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9" calcext:value-type="float">
            <text:p>59</text:p>
          </table:table-cell>
          <table:table-cell table:style-name="ce3" office:value-type="string" calcext:value-type="string">
            <text:p>stock_excl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ExcluStock</text:p>
          </table:table-cell>
          <table:table-cell table:style-name="ce23" table:formula="of:=CONCATENATE(LOWER([.D145]);[.J145])" office:value-type="string" office:string-value="lExcluStock" calcext:value-type="string">
            <text:p>lExcluStock</text:p>
          </table:table-cell>
          <table:table-cell table:style-name="ce26" table:formula="of:=IF(EXACT([.D145];&quot;N&quot;);0;IF(EXACT([.D145];&quot;C&quot;);&quot;''&quot;;IF(EXACT([.D145];&quot;D&quot;);&quot;{}&quot;;IF(EXACT([.D145];&quot;L&quot;);&quot;.F.&quot;;IF(EXACT([.D14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45];&quot; = &quot;;[.L145])" office:value-type="string" office:string-value="lExcluStock = .F." calcext:value-type="string">
            <text:p>lExcluStock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0" calcext:value-type="float">
            <text:p>60</text:p>
          </table:table-cell>
          <table:table-cell table:style-name="ce3" office:value-type="string" calcext:value-type="string">
            <text:p>id_product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3" office:value-type="string" calcext:value-type="string">
            <text:p>ItemId</text:p>
          </table:table-cell>
          <table:table-cell table:style-name="ce23" table:formula="of:=CONCATENATE(LOWER([.D146]);[.J146])" office:value-type="string" office:string-value="cItemId" calcext:value-type="string">
            <text:p>cItemId</text:p>
          </table:table-cell>
          <table:table-cell table:style-name="ce26" table:formula="of:=IF(EXACT([.D146];&quot;N&quot;);0;IF(EXACT([.D146];&quot;C&quot;);&quot;''&quot;;IF(EXACT([.D146];&quot;D&quot;);&quot;{}&quot;;IF(EXACT([.D146];&quot;L&quot;);&quot;.F.&quot;;IF(EXACT([.D14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46];&quot; = &quot;;[.L146])" office:value-type="string" office:string-value="cItemId = ''" calcext:value-type="string">
            <text:p>cItemId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18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19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iud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elefo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x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e_mai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ruc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ias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tel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gtegr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telg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gteventas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telgv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gtemk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telg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stecnic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st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st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stte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sthabla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vendedo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larti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tvend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vendedo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larti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tvend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vendedo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larti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tvend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vendedor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larti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tvend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vendedor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larti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tvend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saldo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saldo_us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18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 table:formula="of:=CONCATENATE(&quot;        &quot;;[.C191];&quot; &quot;;[.D191];&quot;(&quot;;[.E191];IF(EXACT([.F191];&quot;&quot;);&quot;&quot;;CONCATENATE(&quot;,&quot;;[.F191]));&quot;), ;&quot;)" office:value-type="string" office:string-value="        tiporeci N(1), ;" calcext:value-type="string">
            <text:p><text:s text:c="8"/>tiporeci N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Type</text:p>
          </table:table-cell>
          <table:table-cell table:style-name="ce23" table:formula="of:=CONCATENATE(LOWER([.D191]);[.J191])" office:value-type="string" office:string-value="nReceipType" calcext:value-type="string">
            <text:p>nReceipType</text:p>
          </table:table-cell>
          <table:table-cell table:style-name="ce26" table:formula="of:=IF(EXACT([.D191];&quot;N&quot;);0;IF(EXACT([.D191];&quot;C&quot;);&quot;''&quot;;IF(EXACT([.D191];&quot;D&quot;);&quot;{}&quot;;IF(EXACT([.D191];&quot;L&quot;);&quot;.F.&quot;;IF(EXACT([.D191];&quot;M&quot;);&quot;''&quot;;&quot;ERROR&quot;)))))" office:value-type="float" office:value="0" calcext:value-type="float">
            <text:p>0</text:p>
          </table:table-cell>
          <table:table-cell table:style-name="ce23" table:formula="of:=CONCATENATE([.K191];&quot; = &quot;;[.L191])" office:value-type="string" office:string-value="nReceipType = 0" calcext:value-type="string">
            <text:p>nReceipType = 0</text:p>
          </table:table-cell>
          <table:table-cell table:style-name="ce23" table:formula="of:=CONCATENATE(&quot;    &quot;;[.M191])" office:value-type="string" office:string-value="    nReceipType = 0" calcext:value-type="string">
            <text:p><text:s text:c="4"/>nReceipType = 0</text:p>
          </table:table-cell>
          <table:table-cell table:style-name="ce23" table:formula="of:=CONCATENATE(&quot;            .&quot;;[.K191];&quot; = &quot;;[.C191])" office:value-type="string" office:string-value="            .nReceipType = tiporeci" calcext:value-type="string">
            <text:p><text:s text:c="12"/>.nReceipType = tip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 table:formula="of:=CONCATENATE(&quot;        &quot;;[.C192];&quot; &quot;;[.D192];&quot;(&quot;;[.E192];IF(EXACT([.F192];&quot;&quot;);&quot;&quot;;CONCATENATE(&quot;,&quot;;[.F192]));&quot;), ;&quot;)" office:value-type="string" office:string-value="        nroreci N(7), ;" calcext:value-type="string">
            <text:p><text:s text:c="8"/>nroreci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Num</text:p>
          </table:table-cell>
          <table:table-cell table:style-name="ce23" table:formula="of:=CONCATENATE(LOWER([.D192]);[.J192])" office:value-type="string" office:string-value="nReceipNum" calcext:value-type="string">
            <text:p>nReceipNum</text:p>
          </table:table-cell>
          <table:table-cell table:style-name="ce26" table:formula="of:=IF(EXACT([.D192];&quot;N&quot;);0;IF(EXACT([.D192];&quot;C&quot;);&quot;''&quot;;IF(EXACT([.D192];&quot;D&quot;);&quot;{}&quot;;IF(EXACT([.D192];&quot;L&quot;);&quot;.F.&quot;;IF(EXACT([.D192];&quot;M&quot;);&quot;''&quot;;&quot;ERROR&quot;)))))" office:value-type="float" office:value="0" calcext:value-type="float">
            <text:p>0</text:p>
          </table:table-cell>
          <table:table-cell table:style-name="ce23" table:formula="of:=CONCATENATE([.K192];&quot; = &quot;;[.L192])" office:value-type="string" office:string-value="nReceipNum = 0" calcext:value-type="string">
            <text:p>nReceipNum = 0</text:p>
          </table:table-cell>
          <table:table-cell table:style-name="ce23" table:formula="of:=CONCATENATE(&quot;    &quot;;[.M192])" office:value-type="string" office:string-value="    nReceipNum = 0" calcext:value-type="string">
            <text:p><text:s text:c="4"/>nReceipNum = 0</text:p>
          </table:table-cell>
          <table:table-cell table:style-name="ce23" table:formula="of:=CONCATENATE(&quot;            .&quot;;[.K192];&quot; = &quot;;[.C192])" office:value-type="string" office:string-value="            .nReceipNum = nroreci" calcext:value-type="string">
            <text:p><text:s text:c="12"/>.nReceipNum = nr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rec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 table:formula="of:=CONCATENATE(&quot;        &quot;;[.C193];&quot; &quot;;[.D193];&quot;(&quot;;[.E193];IF(EXACT([.F193];&quot;&quot;);&quot;&quot;;CONCATENATE(&quot;,&quot;;[.F193]));&quot;), ;&quot;)" office:value-type="string" office:string-value="        fechareci D(8), ;" calcext:value-type="string">
            <text:p><text:s text:c="8"/>fechareci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Date</text:p>
          </table:table-cell>
          <table:table-cell table:style-name="ce23" table:formula="of:=CONCATENATE(LOWER([.D193]);[.J193])" office:value-type="string" office:string-value="dReceipDate" calcext:value-type="string">
            <text:p>dReceipDate</text:p>
          </table:table-cell>
          <table:table-cell table:style-name="ce26" table:formula="of:=IF(EXACT([.D193];&quot;N&quot;);0;IF(EXACT([.D193];&quot;C&quot;);&quot;''&quot;;IF(EXACT([.D193];&quot;D&quot;);&quot;{}&quot;;IF(EXACT([.D193];&quot;L&quot;);&quot;.F.&quot;;IF(EXACT([.D193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3];&quot; = &quot;;[.L193])" office:value-type="string" office:string-value="dReceipDate = {}" calcext:value-type="string">
            <text:p>dReceipDate = {}</text:p>
          </table:table-cell>
          <table:table-cell table:style-name="ce23" table:formula="of:=CONCATENATE(&quot;    &quot;;[.M193])" office:value-type="string" office:string-value="    dReceipDate = {}" calcext:value-type="string">
            <text:p><text:s text:c="4"/>dReceipDate = {}</text:p>
          </table:table-cell>
          <table:table-cell table:style-name="ce23" table:formula="of:=CONCATENATE(&quot;            .&quot;;[.K193];&quot; = &quot;;[.C193])" office:value-type="string" office:string-value="            .dReceipDate = fechareci" calcext:value-type="string">
            <text:p><text:s text:c="12"/>.dReceipDate = fecha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8" table:formula="of:=CONCATENATE(&quot;        &quot;;[.C194];&quot; &quot;;[.D194];&quot;(&quot;;[.E194];IF(EXACT([.F194];&quot;&quot;);&quot;&quot;;CONCATENATE(&quot;,&quot;;[.F194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194]);[.J194])" office:value-type="string" office:string-value="nBranch" calcext:value-type="string">
            <text:p>nBranch</text:p>
          </table:table-cell>
          <table:table-cell table:style-name="ce26" table:formula="of:=IF(EXACT([.D194];&quot;N&quot;);0;IF(EXACT([.D194];&quot;C&quot;);&quot;''&quot;;IF(EXACT([.D194];&quot;D&quot;);&quot;{}&quot;;IF(EXACT([.D194];&quot;L&quot;);&quot;.F.&quot;;IF(EXACT([.D194];&quot;M&quot;);&quot;''&quot;;&quot;ERROR&quot;)))))" office:value-type="float" office:value="0" calcext:value-type="float">
            <text:p>0</text:p>
          </table:table-cell>
          <table:table-cell table:style-name="ce23" table:formula="of:=CONCATENATE([.K194];&quot; = &quot;;[.L194])" office:value-type="string" office:string-value="nBranch = 0" calcext:value-type="string">
            <text:p>nBranch = 0</text:p>
          </table:table-cell>
          <table:table-cell table:style-name="ce23" table:formula="of:=CONCATENATE(&quot;    &quot;;[.M19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194];&quot; = &quot;;[.C19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8" table:formula="of:=CONCATENATE(&quot;        &quot;;[.C195];&quot; &quot;;[.D195];&quot;(&quot;;[.E195];IF(EXACT([.F195];&quot;&quot;);&quot;&quot;;CONCATENATE(&quot;,&quot;;[.F195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195]);[.J195])" office:value-type="string" office:string-value="nCurrency" calcext:value-type="string">
            <text:p>nCurrency</text:p>
          </table:table-cell>
          <table:table-cell table:style-name="ce26" table:formula="of:=IF(EXACT([.D195];&quot;N&quot;);0;IF(EXACT([.D195];&quot;C&quot;);&quot;''&quot;;IF(EXACT([.D195];&quot;D&quot;);&quot;{}&quot;;IF(EXACT([.D195];&quot;L&quot;);&quot;.F.&quot;;IF(EXACT([.D195];&quot;M&quot;);&quot;''&quot;;&quot;ERROR&quot;)))))" office:value-type="float" office:value="0" calcext:value-type="float">
            <text:p>0</text:p>
          </table:table-cell>
          <table:table-cell table:style-name="ce23" table:formula="of:=CONCATENATE([.K195];&quot; = &quot;;[.L195])" office:value-type="string" office:string-value="nCurrency = 0" calcext:value-type="string">
            <text:p>nCurrency = 0</text:p>
          </table:table-cell>
          <table:table-cell table:style-name="ce23" table:formula="of:=CONCATENATE(&quot;    &quot;;[.M195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195];&quot; = &quot;;[.C195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 table:formula="of:=CONCATENATE(&quot;        &quot;;[.C196];&quot; &quot;;[.D196];&quot;(&quot;;[.E196];IF(EXACT([.F196];&quot;&quot;);&quot;&quot;;CONCATENATE(&quot;,&quot;;[.F196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196]);[.J196])" office:value-type="string" office:string-value="nExchRate" calcext:value-type="string">
            <text:p>nExchRate</text:p>
          </table:table-cell>
          <table:table-cell table:style-name="ce26" table:formula="of:=IF(EXACT([.D196];&quot;N&quot;);0;IF(EXACT([.D196];&quot;C&quot;);&quot;''&quot;;IF(EXACT([.D196];&quot;D&quot;);&quot;{}&quot;;IF(EXACT([.D196];&quot;L&quot;);&quot;.F.&quot;;IF(EXACT([.D196];&quot;M&quot;);&quot;''&quot;;&quot;ERROR&quot;)))))" office:value-type="float" office:value="0" calcext:value-type="float">
            <text:p>0</text:p>
          </table:table-cell>
          <table:table-cell table:style-name="ce23" table:formula="of:=CONCATENATE([.K196];&quot; = &quot;;[.L196])" office:value-type="string" office:string-value="nExchRate = 0" calcext:value-type="string">
            <text:p>nExchRate = 0</text:p>
          </table:table-cell>
          <table:table-cell table:style-name="ce23" table:formula="of:=CONCATENATE(&quot;    &quot;;[.M196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196];&quot; = &quot;;[.C196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ctur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 table:formula="of:=CONCATENATE(&quot;        &quot;;[.C197];&quot; &quot;;[.D197];&quot;(&quot;;[.E197];IF(EXACT([.F197];&quot;&quot;);&quot;&quot;;CONCATENATE(&quot;,&quot;;[.F197]));&quot;), ;&quot;)" office:value-type="string" office:string-value="        factura C(1), ;" calcext:value-type="string">
            <text:p><text:s text:c="8"/>factura C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Invoice</text:p>
          </table:table-cell>
          <table:table-cell table:style-name="ce23" table:formula="of:=CONCATENATE(LOWER([.D197]);[.J197])" office:value-type="string" office:string-value="cInvoice" calcext:value-type="string">
            <text:p>cInvoice</text:p>
          </table:table-cell>
          <table:table-cell table:style-name="ce26" table:formula="of:=IF(EXACT([.D197];&quot;N&quot;);0;IF(EXACT([.D197];&quot;C&quot;);&quot;''&quot;;IF(EXACT([.D197];&quot;D&quot;);&quot;{}&quot;;IF(EXACT([.D197];&quot;L&quot;);&quot;.F.&quot;;IF(EXACT([.D19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7];&quot; = &quot;;[.L197])" office:value-type="string" office:string-value="cInvoice = ''" calcext:value-type="string">
            <text:p>cInvoice = ''</text:p>
          </table:table-cell>
          <table:table-cell table:style-name="ce23" table:formula="of:=CONCATENATE(&quot;    &quot;;[.M197])" office:value-type="string" office:string-value="    cInvoice = ''" calcext:value-type="string">
            <text:p><text:s text:c="4"/>cInvoice = ''</text:p>
          </table:table-cell>
          <table:table-cell table:style-name="ce23" table:formula="of:=CONCATENATE(&quot;            .&quot;;[.K197];&quot; = &quot;;[.C197])" office:value-type="string" office:string-value="            .cInvoice = factura" calcext:value-type="string">
            <text:p><text:s text:c="12"/>.cInvoice = factur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 table:formula="of:=CONCATENATE(&quot;        &quot;;[.C198];&quot; &quot;;[.D198];&quot;(&quot;;[.E198];IF(EXACT([.F198];&quot;&quot;);&quot;&quot;;CONCATENATE(&quot;,&quot;;[.F198]));&quot;), ;&quot;)" office:value-type="string" office:string-value="        cliente N(7), ;" calcext:value-type="string">
            <text:p><text:s text:c="8"/>cliente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198]);[.J198])" office:value-type="string" office:string-value="nCustomer" calcext:value-type="string">
            <text:p>nCustomer</text:p>
          </table:table-cell>
          <table:table-cell table:style-name="ce26" table:formula="of:=IF(EXACT([.D198];&quot;N&quot;);0;IF(EXACT([.D198];&quot;C&quot;);&quot;''&quot;;IF(EXACT([.D198];&quot;D&quot;);&quot;{}&quot;;IF(EXACT([.D198];&quot;L&quot;);&quot;.F.&quot;;IF(EXACT([.D198];&quot;M&quot;);&quot;''&quot;;&quot;ERROR&quot;)))))" office:value-type="float" office:value="0" calcext:value-type="float">
            <text:p>0</text:p>
          </table:table-cell>
          <table:table-cell table:style-name="ce23" table:formula="of:=CONCATENATE([.K198];&quot; = &quot;;[.L198])" office:value-type="string" office:string-value="nCustomer = 0" calcext:value-type="string">
            <text:p>nCustomer = 0</text:p>
          </table:table-cell>
          <table:table-cell table:style-name="ce23" table:formula="of:=CONCATENATE(&quot;    &quot;;[.M198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198];&quot; = &quot;;[.C198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cobra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 table:formula="of:=CONCATENATE(&quot;        &quot;;[.C199];&quot; &quot;;[.D199];&quot;(&quot;;[.E199];IF(EXACT([.F199];&quot;&quot;);&quot;&quot;;CONCATENATE(&quot;,&quot;;[.F199]));&quot;), ;&quot;)" office:value-type="string" office:string-value="        cobrador N(3), ;" calcext:value-type="string">
            <text:p><text:s text:c="8"/>cobrador N(3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llector</text:p>
          </table:table-cell>
          <table:table-cell table:style-name="ce23" table:formula="of:=CONCATENATE(LOWER([.D199]);[.J199])" office:value-type="string" office:string-value="nCollector" calcext:value-type="string">
            <text:p>nCollector</text:p>
          </table:table-cell>
          <table:table-cell table:style-name="ce26" table:formula="of:=IF(EXACT([.D199];&quot;N&quot;);0;IF(EXACT([.D199];&quot;C&quot;);&quot;''&quot;;IF(EXACT([.D199];&quot;D&quot;);&quot;{}&quot;;IF(EXACT([.D199];&quot;L&quot;);&quot;.F.&quot;;IF(EXACT([.D199];&quot;M&quot;);&quot;''&quot;;&quot;ERROR&quot;)))))" office:value-type="float" office:value="0" calcext:value-type="float">
            <text:p>0</text:p>
          </table:table-cell>
          <table:table-cell table:style-name="ce23" table:formula="of:=CONCATENATE([.K199];&quot; = &quot;;[.L199])" office:value-type="string" office:string-value="nCollector = 0" calcext:value-type="string">
            <text:p>nCollector = 0</text:p>
          </table:table-cell>
          <table:table-cell table:style-name="ce23" table:formula="of:=CONCATENATE(&quot;    &quot;;[.M199])" office:value-type="string" office:string-value="    nCollector = 0" calcext:value-type="string">
            <text:p><text:s text:c="4"/>nCollector = 0</text:p>
          </table:table-cell>
          <table:table-cell table:style-name="ce23" table:formula="of:=CONCATENATE(&quot;            .&quot;;[.K199];&quot; = &quot;;[.C199])" office:value-type="string" office:string-value="            .nCollector = cobrador" calcext:value-type="string">
            <text:p><text:s text:c="12"/>.nCollector = cobrado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 table:formula="of:=CONCATENATE(&quot;        &quot;;[.C200];&quot; &quot;;[.D200];&quot;(&quot;;[.E200];IF(EXACT([.F200];&quot;&quot;);&quot;&quot;;CONCATENATE(&quot;,&quot;;[.F200]));&quot;), ;&quot;)" office:value-type="string" office:string-value="        comision N(6,2), ;" calcext:value-type="string">
            <text:p><text:s text:c="8"/>comision N(6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mmission</text:p>
          </table:table-cell>
          <table:table-cell table:style-name="ce23" table:formula="of:=CONCATENATE(LOWER([.D200]);[.J200])" office:value-type="string" office:string-value="nCommission" calcext:value-type="string">
            <text:p>nCommission</text:p>
          </table:table-cell>
          <table:table-cell table:style-name="ce26" table:formula="of:=IF(EXACT([.D200];&quot;N&quot;);0;IF(EXACT([.D200];&quot;C&quot;);&quot;''&quot;;IF(EXACT([.D200];&quot;D&quot;);&quot;{}&quot;;IF(EXACT([.D200];&quot;L&quot;);&quot;.F.&quot;;IF(EXACT([.D200];&quot;M&quot;);&quot;''&quot;;&quot;ERROR&quot;)))))" office:value-type="float" office:value="0" calcext:value-type="float">
            <text:p>0</text:p>
          </table:table-cell>
          <table:table-cell table:style-name="ce23" table:formula="of:=CONCATENATE([.K200];&quot; = &quot;;[.L200])" office:value-type="string" office:string-value="nCommission = 0" calcext:value-type="string">
            <text:p>nCommission = 0</text:p>
          </table:table-cell>
          <table:table-cell table:style-name="ce23" table:formula="of:=CONCATENATE(&quot;    &quot;;[.M200])" office:value-type="string" office:string-value="    nCommission = 0" calcext:value-type="string">
            <text:p><text:s text:c="4"/>nCommission = 0</text:p>
          </table:table-cell>
          <table:table-cell table:style-name="ce23" table:formula="of:=CONCATENATE(&quot;            .&quot;;[.K200];&quot; = &quot;;[.C200])" office:value-type="string" office:string-value="            .nCommission = comision" calcext:value-type="string">
            <text:p><text:s text:c="12"/>.nCommission = comision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 table:formula="of:=CONCATENATE(&quot;        &quot;;[.C201];&quot; &quot;;[.D201];&quot;(&quot;;[.E201];IF(EXACT([.F201];&quot;&quot;);&quot;&quot;;CONCATENATE(&quot;,&quot;;[.F201]));&quot;), ;&quot;)" office:value-type="string" office:string-value="        monto_cobr N(12,2), ;" calcext:value-type="string">
            <text:p><text:s text:c="8"/>monto_cobr N(12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AmtCharged</text:p>
          </table:table-cell>
          <table:table-cell table:style-name="ce23" table:formula="of:=CONCATENATE(LOWER([.D201]);[.J201])" office:value-type="string" office:string-value="nAmtCharged" calcext:value-type="string">
            <text:p>nAmtCharged</text:p>
          </table:table-cell>
          <table:table-cell table:style-name="ce26" table:formula="of:=IF(EXACT([.D201];&quot;N&quot;);0;IF(EXACT([.D201];&quot;C&quot;);&quot;''&quot;;IF(EXACT([.D201];&quot;D&quot;);&quot;{}&quot;;IF(EXACT([.D201];&quot;L&quot;);&quot;.F.&quot;;IF(EXACT([.D201];&quot;M&quot;);&quot;''&quot;;&quot;ERROR&quot;)))))" office:value-type="float" office:value="0" calcext:value-type="float">
            <text:p>0</text:p>
          </table:table-cell>
          <table:table-cell table:style-name="ce23" table:formula="of:=CONCATENATE([.K201];&quot; = &quot;;[.L201])" office:value-type="string" office:string-value="nAmtCharged = 0" calcext:value-type="string">
            <text:p>nAmtCharged = 0</text:p>
          </table:table-cell>
          <table:table-cell table:style-name="ce23" table:formula="of:=CONCATENATE(&quot;    &quot;;[.M201])" office:value-type="string" office:string-value="    nAmtCharged = 0" calcext:value-type="string">
            <text:p><text:s text:c="4"/>nAmtCharged = 0</text:p>
          </table:table-cell>
          <table:table-cell table:style-name="ce23" table:formula="of:=CONCATENATE(&quot;            .&quot;;[.K201];&quot; = &quot;;[.C201])" office:value-type="string" office:string-value="            .nAmtCharged = monto_cobr" calcext:value-type="string">
            <text:p><text:s text:c="12"/>.nAmtCharged = monto_cob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8" table:formula="of:=CONCATENATE(&quot;        &quot;;[.C202];&quot; &quot;;[.D202];&quot;(&quot;;[.E202];IF(EXACT([.F202];&quot;&quot;);&quot;&quot;;CONCATENATE(&quot;,&quot;;[.F202]));&quot;), ;&quot;)" office:value-type="string" office:string-value="        fechaanu D(8), ;" calcext:value-type="string">
            <text:p><text:s text:c="8"/>fechaanu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02]);[.J202])" office:value-type="string" office:string-value="dCancelDate" calcext:value-type="string">
            <text:p>dCancelDate</text:p>
          </table:table-cell>
          <table:table-cell table:style-name="ce26" table:formula="of:=IF(EXACT([.D202];&quot;N&quot;);0;IF(EXACT([.D202];&quot;C&quot;);&quot;''&quot;;IF(EXACT([.D202];&quot;D&quot;);&quot;{}&quot;;IF(EXACT([.D202];&quot;L&quot;);&quot;.F.&quot;;IF(EXACT([.D20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2];&quot; = &quot;;[.L202])" office:value-type="string" office:string-value="dCancelDate = {}" calcext:value-type="string">
            <text:p>dCancelDate = {}</text:p>
          </table:table-cell>
          <table:table-cell table:style-name="ce23" table:formula="of:=CONCATENATE(&quot;    &quot;;[.M202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02];&quot; = &quot;;[.C202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 table:formula="of:=CONCATENATE(&quot;        &quot;;[.C203];&quot; &quot;;[.D203];&quot;(&quot;;[.E203];IF(EXACT([.F203];&quot;&quot;);&quot;&quot;;CONCATENATE(&quot;,&quot;;[.F203]));&quot;), ;&quot;)" office:value-type="string" office:string-value="        anulado L(1), ;" calcext:value-type="string">
            <text:p><text:s text:c="8"/>anulado L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03]);[.J203])" office:value-type="string" office:string-value="lCanceled" calcext:value-type="string">
            <text:p>lCanceled</text:p>
          </table:table-cell>
          <table:table-cell table:style-name="ce26" table:formula="of:=IF(EXACT([.D203];&quot;N&quot;);0;IF(EXACT([.D203];&quot;C&quot;);&quot;''&quot;;IF(EXACT([.D203];&quot;D&quot;);&quot;{}&quot;;IF(EXACT([.D203];&quot;L&quot;);&quot;.F.&quot;;IF(EXACT([.D20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3];&quot; = &quot;;[.L203])" office:value-type="string" office:string-value="lCanceled = .F." calcext:value-type="string">
            <text:p>lCanceled = .F.</text:p>
          </table:table-cell>
          <table:table-cell table:style-name="ce23" table:formula="of:=CONCATENATE(&quot;    &quot;;[.M203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03];&quot; = &quot;;[.C203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18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 table:formula="of:=CONCATENATE(&quot;        &quot;;[.C205];&quot; &quot;;[.D205];&quot;(&quot;;[.E205];IF(EXACT([.F205];&quot;&quot;);&quot;&quot;;CONCATENATE(&quot;,&quot;;[.F205]));&quot;), ;&quot;)" office:value-type="string" office:string-value="        tipodocu N(1), ;" calcext:value-type="string">
            <text:p><text:s text:c="8"/>tipodocu N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05]);[.J205])" office:value-type="string" office:string-value="nDocType" calcext:value-type="string">
            <text:p>nDocType</text:p>
          </table:table-cell>
          <table:table-cell table:style-name="ce26" table:formula="of:=IF(EXACT([.D205];&quot;N&quot;);0;IF(EXACT([.D205];&quot;C&quot;);&quot;''&quot;;IF(EXACT([.D205];&quot;D&quot;);&quot;{}&quot;;IF(EXACT([.D205];&quot;L&quot;);&quot;.F.&quot;;IF(EXACT([.D205];&quot;M&quot;);&quot;''&quot;;&quot;ERROR&quot;)))))" office:value-type="float" office:value="0" calcext:value-type="float">
            <text:p>0</text:p>
          </table:table-cell>
          <table:table-cell table:style-name="ce23" table:formula="of:=CONCATENATE([.K205];&quot; = &quot;;[.L205])" office:value-type="string" office:string-value="nDocType = 0" calcext:value-type="string">
            <text:p>nDocType = 0</text:p>
          </table:table-cell>
          <table:table-cell table:style-name="ce23" table:formula="of:=CONCATENATE(&quot;    &quot;;[.M205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05];&quot; = &quot;;[.C205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 table:formula="of:=CONCATENATE(&quot;        &quot;;[.C206];&quot; &quot;;[.D206];&quot;(&quot;;[.E206];IF(EXACT([.F206];&quot;&quot;);&quot;&quot;;CONCATENATE(&quot;,&quot;;[.F206]));&quot;), ;&quot;)" office:value-type="string" office:string-value="        nrodocu N(9), ;" calcext:value-type="string">
            <text:p><text:s text:c="8"/>nrodocu N(9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206]);[.J206])" office:value-type="string" office:string-value="nDocNum" calcext:value-type="string">
            <text:p>nDocNum</text:p>
          </table:table-cell>
          <table:table-cell table:style-name="ce26" table:formula="of:=IF(EXACT([.D206];&quot;N&quot;);0;IF(EXACT([.D206];&quot;C&quot;);&quot;''&quot;;IF(EXACT([.D206];&quot;D&quot;);&quot;{}&quot;;IF(EXACT([.D206];&quot;L&quot;);&quot;.F.&quot;;IF(EXACT([.D206];&quot;M&quot;);&quot;''&quot;;&quot;ERROR&quot;)))))" office:value-type="float" office:value="0" calcext:value-type="float">
            <text:p>0</text:p>
          </table:table-cell>
          <table:table-cell table:style-name="ce23" table:formula="of:=CONCATENATE([.K206];&quot; = &quot;;[.L206])" office:value-type="string" office:string-value="nDocNum = 0" calcext:value-type="string">
            <text:p>nDocNum = 0</text:p>
          </table:table-cell>
          <table:table-cell table:style-name="ce23" table:formula="of:=CONCATENATE(&quot;    &quot;;[.M206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206];&quot; = &quot;;[.C206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 table:formula="of:=CONCATENATE(&quot;        &quot;;[.C207];&quot; &quot;;[.D207];&quot;(&quot;;[.E207];IF(EXACT([.F207];&quot;&quot;);&quot;&quot;;CONCATENATE(&quot;,&quot;;[.F207]));&quot;), ;&quot;)" office:value-type="string" office:string-value="        fechadocu D(8), ;" calcext:value-type="string">
            <text:p><text:s text:c="8"/>fechadocu D(8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207]);[.J207])" office:value-type="string" office:string-value="dDocDate" calcext:value-type="string">
            <text:p>dDocDate</text:p>
          </table:table-cell>
          <table:table-cell table:style-name="ce26" table:formula="of:=IF(EXACT([.D207];&quot;N&quot;);0;IF(EXACT([.D207];&quot;C&quot;);&quot;''&quot;;IF(EXACT([.D207];&quot;D&quot;);&quot;{}&quot;;IF(EXACT([.D207];&quot;L&quot;);&quot;.F.&quot;;IF(EXACT([.D20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7];&quot; = &quot;;[.L207])" office:value-type="string" office:string-value="dDocDate = {}" calcext:value-type="string">
            <text:p>dDocDate = {}</text:p>
          </table:table-cell>
          <table:table-cell table:style-name="ce23" table:formula="of:=CONCATENATE(&quot;    &quot;;[.M207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207];&quot; = &quot;;[.C207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8" table:formula="of:=CONCATENATE(&quot;        &quot;;[.C208];&quot; &quot;;[.D208];&quot;(&quot;;[.E208];IF(EXACT([.F208];&quot;&quot;);&quot;&quot;;CONCATENATE(&quot;,&quot;;[.F208]));&quot;), ;&quot;)" office:value-type="string" office:string-value="        proveedor N(5), ;" calcext:value-type="string">
            <text:p><text:s text:c="8"/>proveedor N(5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Supplier</text:p>
          </table:table-cell>
          <table:table-cell table:style-name="ce23" table:formula="of:=CONCATENATE(LOWER([.D208]);[.J208])" office:value-type="string" office:string-value="nSupplier" calcext:value-type="string">
            <text:p>nSupplier</text:p>
          </table:table-cell>
          <table:table-cell table:style-name="ce26" table:formula="of:=IF(EXACT([.D208];&quot;N&quot;);0;IF(EXACT([.D208];&quot;C&quot;);&quot;''&quot;;IF(EXACT([.D208];&quot;D&quot;);&quot;{}&quot;;IF(EXACT([.D208];&quot;L&quot;);&quot;.F.&quot;;IF(EXACT([.D208];&quot;M&quot;);&quot;''&quot;;&quot;ERROR&quot;)))))" office:value-type="float" office:value="0" calcext:value-type="float">
            <text:p>0</text:p>
          </table:table-cell>
          <table:table-cell table:style-name="ce23" table:formula="of:=CONCATENATE([.K208];&quot; = &quot;;[.L208])" office:value-type="string" office:string-value="nSupplier = 0" calcext:value-type="string">
            <text:p>nSupplier = 0</text:p>
          </table:table-cell>
          <table:table-cell table:style-name="ce23" table:formula="of:=CONCATENATE(&quot;    &quot;;[.M208])" office:value-type="string" office:string-value="    nSupplier = 0" calcext:value-type="string">
            <text:p><text:s text:c="4"/>nSupplier = 0</text:p>
          </table:table-cell>
          <table:table-cell table:style-name="ce23" table:formula="of:=CONCATENATE(&quot;            .&quot;;[.K208];&quot; = &quot;;[.C208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8" table:formula="of:=CONCATENATE(&quot;        &quot;;[.C209];&quot; &quot;;[.D209];&quot;(&quot;;[.E209];IF(EXACT([.F209];&quot;&quot;);&quot;&quot;;CONCATENATE(&quot;,&quot;;[.F209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09]);[.J209])" office:value-type="string" office:string-value="nCurrency" calcext:value-type="string">
            <text:p>nCurrency</text:p>
          </table:table-cell>
          <table:table-cell table:style-name="ce26" table:formula="of:=IF(EXACT([.D209];&quot;N&quot;);0;IF(EXACT([.D209];&quot;C&quot;);&quot;''&quot;;IF(EXACT([.D209];&quot;D&quot;);&quot;{}&quot;;IF(EXACT([.D209];&quot;L&quot;);&quot;.F.&quot;;IF(EXACT([.D209];&quot;M&quot;);&quot;''&quot;;&quot;ERROR&quot;)))))" office:value-type="float" office:value="0" calcext:value-type="float">
            <text:p>0</text:p>
          </table:table-cell>
          <table:table-cell table:style-name="ce23" table:formula="of:=CONCATENATE([.K209];&quot; = &quot;;[.L209])" office:value-type="string" office:string-value="nCurrency = 0" calcext:value-type="string">
            <text:p>nCurrency = 0</text:p>
          </table:table-cell>
          <table:table-cell table:style-name="ce23" table:formula="of:=CONCATENATE(&quot;    &quot;;[.M20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09];&quot; = &quot;;[.C20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 table:formula="of:=CONCATENATE(&quot;        &quot;;[.C210];&quot; &quot;;[.D210];&quot;(&quot;;[.E210];IF(EXACT([.F210];&quot;&quot;);&quot;&quot;;CONCATENATE(&quot;,&quot;;[.F210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10]);[.J210])" office:value-type="string" office:string-value="nExchRate" calcext:value-type="string">
            <text:p>nExchRate</text:p>
          </table:table-cell>
          <table:table-cell table:style-name="ce26" table:formula="of:=IF(EXACT([.D210];&quot;N&quot;);0;IF(EXACT([.D210];&quot;C&quot;);&quot;''&quot;;IF(EXACT([.D210];&quot;D&quot;);&quot;{}&quot;;IF(EXACT([.D210];&quot;L&quot;);&quot;.F.&quot;;IF(EXACT([.D210];&quot;M&quot;);&quot;''&quot;;&quot;ERROR&quot;)))))" office:value-type="float" office:value="0" calcext:value-type="float">
            <text:p>0</text:p>
          </table:table-cell>
          <table:table-cell table:style-name="ce23" table:formula="of:=CONCATENATE([.K210];&quot; = &quot;;[.L210])" office:value-type="string" office:string-value="nExchRate = 0" calcext:value-type="string">
            <text:p>nExchRate = 0</text:p>
          </table:table-cell>
          <table:table-cell table:style-name="ce23" table:formula="of:=CONCATENATE(&quot;    &quot;;[.M210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10];&quot; = &quot;;[.C2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8" table:formula="of:=CONCATENATE(&quot;        &quot;;[.C211];&quot; &quot;;[.D211];&quot;(&quot;;[.E211];IF(EXACT([.F211];&quot;&quot;);&quot;&quot;;CONCATENATE(&quot;,&quot;;[.F211]));&quot;), ;&quot;)" office:value-type="string" office:string-value="        qty_cuotas N(3), ;" calcext:value-type="string">
            <text:p><text:s text:c="8"/>qty_cuotas N(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211]);[.J211])" office:value-type="string" office:string-value="nQtyInstall" calcext:value-type="string">
            <text:p>nQtyInstall</text:p>
          </table:table-cell>
          <table:table-cell table:style-name="ce26" table:formula="of:=IF(EXACT([.D211];&quot;N&quot;);0;IF(EXACT([.D211];&quot;C&quot;);&quot;''&quot;;IF(EXACT([.D211];&quot;D&quot;);&quot;{}&quot;;IF(EXACT([.D211];&quot;L&quot;);&quot;.F.&quot;;IF(EXACT([.D211];&quot;M&quot;);&quot;''&quot;;&quot;ERROR&quot;)))))" office:value-type="float" office:value="0" calcext:value-type="float">
            <text:p>0</text:p>
          </table:table-cell>
          <table:table-cell table:style-name="ce23" table:formula="of:=CONCATENATE([.K211];&quot; = &quot;;[.L211])" office:value-type="string" office:string-value="nQtyInstall = 0" calcext:value-type="string">
            <text:p>nQtyInstall = 0</text:p>
          </table:table-cell>
          <table:table-cell table:style-name="ce23" table:formula="of:=CONCATENATE(&quot;    &quot;;[.M211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211];&quot; = &quot;;[.C2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 table:formula="of:=CONCATENATE(&quot;        &quot;;[.C212];&quot; &quot;;[.D212];&quot;(&quot;;[.E212];IF(EXACT([.F212];&quot;&quot;);&quot;&quot;;CONCATENATE(&quot;,&quot;;[.F212]));&quot;), ;&quot;)" office:value-type="string" office:string-value="        porcdesc N(8,4), ;" calcext:value-type="string">
            <text:p><text:s text:c="8"/>porcdesc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12]);[.J212])" office:value-type="string" office:string-value="nDiscPct" calcext:value-type="string">
            <text:p>nDiscPct</text:p>
          </table:table-cell>
          <table:table-cell table:style-name="ce26" table:formula="of:=IF(EXACT([.D212];&quot;N&quot;);0;IF(EXACT([.D212];&quot;C&quot;);&quot;''&quot;;IF(EXACT([.D212];&quot;D&quot;);&quot;{}&quot;;IF(EXACT([.D212];&quot;L&quot;);&quot;.F.&quot;;IF(EXACT([.D212];&quot;M&quot;);&quot;''&quot;;&quot;ERROR&quot;)))))" office:value-type="float" office:value="0" calcext:value-type="float">
            <text:p>0</text:p>
          </table:table-cell>
          <table:table-cell table:style-name="ce23" table:formula="of:=CONCATENATE([.K212];&quot; = &quot;;[.L212])" office:value-type="string" office:string-value="nDiscPct = 0" calcext:value-type="string">
            <text:p>nDiscPct = 0</text:p>
          </table:table-cell>
          <table:table-cell table:style-name="ce23" table:formula="of:=CONCATENATE(&quot;    &quot;;[.M212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12];&quot; = &quot;;[.C212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8" table:formula="of:=CONCATENATE(&quot;        &quot;;[.C213];&quot; &quot;;[.D213];&quot;(&quot;;[.E213];IF(EXACT([.F213];&quot;&quot;);&quot;&quot;;CONCATENATE(&quot;,&quot;;[.F213]));&quot;), ;&quot;)" office:value-type="string" office:string-value="        importdesc N(12,3), ;" calcext:value-type="string">
            <text:p><text:s text:c="8"/>importdesc N(12,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13]);[.J213])" office:value-type="string" office:string-value="nDiscAmt" calcext:value-type="string">
            <text:p>nDiscAmt</text:p>
          </table:table-cell>
          <table:table-cell table:style-name="ce26" table:formula="of:=IF(EXACT([.D213];&quot;N&quot;);0;IF(EXACT([.D213];&quot;C&quot;);&quot;''&quot;;IF(EXACT([.D213];&quot;D&quot;);&quot;{}&quot;;IF(EXACT([.D213];&quot;L&quot;);&quot;.F.&quot;;IF(EXACT([.D213];&quot;M&quot;);&quot;''&quot;;&quot;ERROR&quot;)))))" office:value-type="float" office:value="0" calcext:value-type="float">
            <text:p>0</text:p>
          </table:table-cell>
          <table:table-cell table:style-name="ce23" table:formula="of:=CONCATENATE([.K213];&quot; = &quot;;[.L213])" office:value-type="string" office:string-value="nDiscAmt = 0" calcext:value-type="string">
            <text:p>nDiscAmt = 0</text:p>
          </table:table-cell>
          <table:table-cell table:style-name="ce23" table:formula="of:=CONCATENATE(&quot;    &quot;;[.M213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13];&quot; = &quot;;[.C213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8" table:formula="of:=CONCATENATE(&quot;        &quot;;[.C214];&quot; &quot;;[.D214];&quot;(&quot;;[.E214];IF(EXACT([.F214];&quot;&quot;);&quot;&quot;;CONCATENATE(&quot;,&quot;;[.F214]));&quot;), ;&quot;)" office:value-type="string" office:string-value="        descuento N(8,4), ;" calcext:value-type="string">
            <text:p><text:s text:c="8"/>descuento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14]);[.J214])" office:value-type="string" office:string-value="nDiscount" calcext:value-type="string">
            <text:p>nDiscount</text:p>
          </table:table-cell>
          <table:table-cell table:style-name="ce26" table:formula="of:=IF(EXACT([.D214];&quot;N&quot;);0;IF(EXACT([.D214];&quot;C&quot;);&quot;''&quot;;IF(EXACT([.D214];&quot;D&quot;);&quot;{}&quot;;IF(EXACT([.D214];&quot;L&quot;);&quot;.F.&quot;;IF(EXACT([.D214];&quot;M&quot;);&quot;''&quot;;&quot;ERROR&quot;)))))" office:value-type="float" office:value="0" calcext:value-type="float">
            <text:p>0</text:p>
          </table:table-cell>
          <table:table-cell table:style-name="ce23" table:formula="of:=CONCATENATE([.K214];&quot; = &quot;;[.L214])" office:value-type="string" office:string-value="nDiscount = 0" calcext:value-type="string">
            <text:p>nDiscount = 0</text:p>
          </table:table-cell>
          <table:table-cell table:style-name="ce23" table:formula="of:=CONCATENATE(&quot;    &quot;;[.M214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14];&quot; = &quot;;[.C214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 table:formula="of:=CONCATENATE(&quot;        &quot;;[.C215];&quot; &quot;;[.D215];&quot;(&quot;;[.E215];IF(EXACT([.F215];&quot;&quot;);&quot;&quot;;CONCATENATE(&quot;,&quot;;[.F215]));&quot;), ;&quot;)" office:value-type="string" office:string-value="        monto_fact N(12,2), ;" calcext:value-type="string">
            <text:p><text:s text:c="8"/>monto_fact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15]);[.J215])" office:value-type="string" office:string-value="nInvoiceAmt" calcext:value-type="string">
            <text:p>nInvoiceAmt</text:p>
          </table:table-cell>
          <table:table-cell table:style-name="ce26" table:formula="of:=IF(EXACT([.D215];&quot;N&quot;);0;IF(EXACT([.D215];&quot;C&quot;);&quot;''&quot;;IF(EXACT([.D215];&quot;D&quot;);&quot;{}&quot;;IF(EXACT([.D215];&quot;L&quot;);&quot;.F.&quot;;IF(EXACT([.D215];&quot;M&quot;);&quot;''&quot;;&quot;ERROR&quot;)))))" office:value-type="float" office:value="0" calcext:value-type="float">
            <text:p>0</text:p>
          </table:table-cell>
          <table:table-cell table:style-name="ce23" table:formula="of:=CONCATENATE([.K215];&quot; = &quot;;[.L215])" office:value-type="string" office:string-value="nInvoiceAmt = 0" calcext:value-type="string">
            <text:p>nInvoiceAmt = 0</text:p>
          </table:table-cell>
          <table:table-cell table:style-name="ce23" table:formula="of:=CONCATENATE(&quot;    &quot;;[.M215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15];&quot; = &quot;;[.C215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 table:formula="of:=CONCATENATE(&quot;        &quot;;[.C216];&quot; &quot;;[.D216];&quot;(&quot;;[.E216];IF(EXACT([.F216];&quot;&quot;);&quot;&quot;;CONCATENATE(&quot;,&quot;;[.F216]));&quot;), ;&quot;)" office:value-type="string" office:string-value="        monto_ndeb N(12,2), ;" calcext:value-type="string">
            <text:p><text:s text:c="8"/>monto_ndeb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16]);[.J216])" office:value-type="string" office:string-value="nDebMemoAmt" calcext:value-type="string">
            <text:p>nDebMemoAmt</text:p>
          </table:table-cell>
          <table:table-cell table:style-name="ce26" table:formula="of:=IF(EXACT([.D216];&quot;N&quot;);0;IF(EXACT([.D216];&quot;C&quot;);&quot;''&quot;;IF(EXACT([.D216];&quot;D&quot;);&quot;{}&quot;;IF(EXACT([.D216];&quot;L&quot;);&quot;.F.&quot;;IF(EXACT([.D216];&quot;M&quot;);&quot;''&quot;;&quot;ERROR&quot;)))))" office:value-type="float" office:value="0" calcext:value-type="float">
            <text:p>0</text:p>
          </table:table-cell>
          <table:table-cell table:style-name="ce23" table:formula="of:=CONCATENATE([.K216];&quot; = &quot;;[.L216])" office:value-type="string" office:string-value="nDebMemoAmt = 0" calcext:value-type="string">
            <text:p>nDebMemoAmt = 0</text:p>
          </table:table-cell>
          <table:table-cell table:style-name="ce23" table:formula="of:=CONCATENATE(&quot;    &quot;;[.M216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16];&quot; = &quot;;[.C216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 table:formula="of:=CONCATENATE(&quot;        &quot;;[.C217];&quot; &quot;;[.D217];&quot;(&quot;;[.E217];IF(EXACT([.F217];&quot;&quot;);&quot;&quot;;CONCATENATE(&quot;,&quot;;[.F217]));&quot;), ;&quot;)" office:value-type="string" office:string-value="        monto_ncre N(12,2), ;" calcext:value-type="string">
            <text:p><text:s text:c="8"/>monto_ncre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17]);[.J217])" office:value-type="string" office:string-value="nCreMemoAmt" calcext:value-type="string">
            <text:p>nCreMemoAmt</text:p>
          </table:table-cell>
          <table:table-cell table:style-name="ce26" table:formula="of:=IF(EXACT([.D217];&quot;N&quot;);0;IF(EXACT([.D217];&quot;C&quot;);&quot;''&quot;;IF(EXACT([.D217];&quot;D&quot;);&quot;{}&quot;;IF(EXACT([.D217];&quot;L&quot;);&quot;.F.&quot;;IF(EXACT([.D217];&quot;M&quot;);&quot;''&quot;;&quot;ERROR&quot;)))))" office:value-type="float" office:value="0" calcext:value-type="float">
            <text:p>0</text:p>
          </table:table-cell>
          <table:table-cell table:style-name="ce23" table:formula="of:=CONCATENATE([.K217];&quot; = &quot;;[.L217])" office:value-type="string" office:string-value="nCreMemoAmt = 0" calcext:value-type="string">
            <text:p>nCreMemoAmt = 0</text:p>
          </table:table-cell>
          <table:table-cell table:style-name="ce23" table:formula="of:=CONCATENATE(&quot;    &quot;;[.M217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17];&quot; = &quot;;[.C217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monto_pa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8" table:formula="of:=CONCATENATE(&quot;        &quot;;[.C218];&quot; &quot;;[.D218];&quot;(&quot;;[.E218];IF(EXACT([.F218];&quot;&quot;);&quot;&quot;;CONCATENATE(&quot;,&quot;;[.F218]));&quot;), ;&quot;)" office:value-type="string" office:string-value="        monto_pago N(12,2), ;" calcext:value-type="string">
            <text:p><text:s text:c="8"/>monto_pago N(12,2), ;</text:p>
          </table:table-cell>
          <table:table-cell table:style-name="ce14" office:value-type="string" calcext:value-type="string">
            <text:p>purchase</text:p>
          </table:table-cell>
          <table:table-cell office:value-type="string" calcext:value-type="string">
            <text:p>PaymentAmt</text:p>
          </table:table-cell>
          <table:table-cell table:style-name="ce23" table:formula="of:=CONCATENATE(LOWER([.D218]);[.J218])" office:value-type="string" office:string-value="nPaymentAmt" calcext:value-type="string">
            <text:p>nPaymentAmt</text:p>
          </table:table-cell>
          <table:table-cell table:style-name="ce26" table:formula="of:=IF(EXACT([.D218];&quot;N&quot;);0;IF(EXACT([.D218];&quot;C&quot;);&quot;''&quot;;IF(EXACT([.D218];&quot;D&quot;);&quot;{}&quot;;IF(EXACT([.D218];&quot;L&quot;);&quot;.F.&quot;;IF(EXACT([.D218];&quot;M&quot;);&quot;''&quot;;&quot;ERROR&quot;)))))" office:value-type="float" office:value="0" calcext:value-type="float">
            <text:p>0</text:p>
          </table:table-cell>
          <table:table-cell table:style-name="ce23" table:formula="of:=CONCATENATE([.K218];&quot; = &quot;;[.L218])" office:value-type="string" office:string-value="nPaymentAmt = 0" calcext:value-type="string">
            <text:p>nPaymentAmt = 0</text:p>
          </table:table-cell>
          <table:table-cell table:style-name="ce23" table:formula="of:=CONCATENATE(&quot;    &quot;;[.M218])" office:value-type="string" office:string-value="    nPaymentAmt = 0" calcext:value-type="string">
            <text:p><text:s text:c="4"/>nPaymentAmt = 0</text:p>
          </table:table-cell>
          <table:table-cell table:style-name="ce23" table:formula="of:=CONCATENATE(&quot;            .&quot;;[.K218];&quot; = &quot;;[.C218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8" table:formula="of:=CONCATENATE(&quot;        &quot;;[.C219];&quot; &quot;;[.D219];&quot;(&quot;;[.E219];IF(EXACT([.F219];&quot;&quot;);&quot;&quot;;CONCATENATE(&quot;,&quot;;[.F219]));&quot;), ;&quot;)" office:value-type="string" office:string-value="        consignaci L(1), ;" calcext:value-type="string">
            <text:p><text:s text:c="8"/>consignaci L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219]);[.J219])" office:value-type="string" office:string-value="lConsignmen" calcext:value-type="string">
            <text:p>lConsignmen</text:p>
          </table:table-cell>
          <table:table-cell table:style-name="ce26" table:formula="of:=IF(EXACT([.D219];&quot;N&quot;);0;IF(EXACT([.D219];&quot;C&quot;);&quot;''&quot;;IF(EXACT([.D219];&quot;D&quot;);&quot;{}&quot;;IF(EXACT([.D219];&quot;L&quot;);&quot;.F.&quot;;IF(EXACT([.D21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19];&quot; = &quot;;[.L219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219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219];&quot; = &quot;;[.C219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8" table:formula="of:=CONCATENATE(&quot;        &quot;;[.C220];&quot; &quot;;[.D220];&quot;(&quot;;[.E220];IF(EXACT([.F220];&quot;&quot;);&quot;&quot;;CONCATENATE(&quot;,&quot;;[.F220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20]);[.J220])" office:value-type="string" office:string-value="nBranch" calcext:value-type="string">
            <text:p>nBranch</text:p>
          </table:table-cell>
          <table:table-cell table:style-name="ce26" table:formula="of:=IF(EXACT([.D220];&quot;N&quot;);0;IF(EXACT([.D220];&quot;C&quot;);&quot;''&quot;;IF(EXACT([.D220];&quot;D&quot;);&quot;{}&quot;;IF(EXACT([.D220];&quot;L&quot;);&quot;.F.&quot;;IF(EXACT([.D220];&quot;M&quot;);&quot;''&quot;;&quot;ERROR&quot;)))))" office:value-type="float" office:value="0" calcext:value-type="float">
            <text:p>0</text:p>
          </table:table-cell>
          <table:table-cell table:style-name="ce23" table:formula="of:=CONCATENATE([.K220];&quot; = &quot;;[.L220])" office:value-type="string" office:string-value="nBranch = 0" calcext:value-type="string">
            <text:p>nBranch = 0</text:p>
          </table:table-cell>
          <table:table-cell table:style-name="ce23" table:formula="of:=CONCATENATE(&quot;    &quot;;[.M220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0];&quot; = &quot;;[.C220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style-name="ce18" table:formula="of:=CONCATENATE(&quot;        &quot;;[.C222];&quot; &quot;;[.D222];&quot;(&quot;;[.E222];IF(EXACT([.F222];&quot;&quot;);&quot;&quot;;CONCATENATE(&quot;,&quot;;[.F222]));&quot;), ;&quot;)" office:value-type="string" office:string-value="        usuario N(4), ;" calcext:value-type="string">
            <text:p><text:s text:c="8"/>usuario N(4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User</text:p>
          </table:table-cell>
          <table:table-cell table:style-name="ce23" table:formula="of:=CONCATENATE(LOWER([.D222]);[.J222])" office:value-type="string" office:string-value="nUser" calcext:value-type="string">
            <text:p>nUser</text:p>
          </table:table-cell>
          <table:table-cell table:style-name="ce26" table:formula="of:=IF(EXACT([.D222];&quot;N&quot;);0;IF(EXACT([.D222];&quot;C&quot;);&quot;''&quot;;IF(EXACT([.D222];&quot;D&quot;);&quot;{}&quot;;IF(EXACT([.D222];&quot;L&quot;);&quot;.F.&quot;;IF(EXACT([.D222];&quot;M&quot;);&quot;''&quot;;&quot;ERROR&quot;)))))" office:value-type="float" office:value="0" calcext:value-type="float">
            <text:p>0</text:p>
          </table:table-cell>
          <table:table-cell table:style-name="ce23" table:formula="of:=CONCATENATE([.K222];&quot; = &quot;;[.L222])" office:value-type="string" office:string-value="nUser = 0" calcext:value-type="string">
            <text:p>nUser = 0</text:p>
          </table:table-cell>
          <table:table-cell table:style-name="ce23" table:formula="of:=CONCATENATE(&quot;    &quot;;[.M222])" office:value-type="string" office:string-value="    nUser = 0" calcext:value-type="string">
            <text:p><text:s text:c="4"/>nUser = 0</text:p>
          </table:table-cell>
          <table:table-cell table:style-name="ce23" table:formula="of:=CONCATENATE(&quot;            .&quot;;[.K222];&quot; = &quot;;[.C222])" office:value-type="string" office:string-value="            .nUser = usuario" calcext:value-type="string">
            <text:p><text:s text:c="12"/>.nUser = usuario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a_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8" table:formula="of:=CONCATENATE(&quot;        &quot;;[.C223];&quot; &quot;;[.D223];&quot;(&quot;;[.E223];IF(EXACT([.F223];&quot;&quot;);&quot;&quot;;CONCATENATE(&quot;,&quot;;[.F223]));&quot;), ;&quot;)" office:value-type="string" office:string-value="        fecha_e D(8), ;" calcext:value-type="string">
            <text:p><text:s text:c="8"/>fecha_e D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LogInDate</text:p>
          </table:table-cell>
          <table:table-cell table:style-name="ce23" table:formula="of:=CONCATENATE(LOWER([.D223]);[.J223])" office:value-type="string" office:string-value="dLogInDate" calcext:value-type="string">
            <text:p>dLogInDate</text:p>
          </table:table-cell>
          <table:table-cell table:style-name="ce26" table:formula="of:=IF(EXACT([.D223];&quot;N&quot;);0;IF(EXACT([.D223];&quot;C&quot;);&quot;''&quot;;IF(EXACT([.D223];&quot;D&quot;);&quot;{}&quot;;IF(EXACT([.D223];&quot;L&quot;);&quot;.F.&quot;;IF(EXACT([.D223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23];&quot; = &quot;;[.L223])" office:value-type="string" office:string-value="dLogInDate = {}" calcext:value-type="string">
            <text:p>dLogInDate = {}</text:p>
          </table:table-cell>
          <table:table-cell table:style-name="ce23" table:formula="of:=CONCATENATE(&quot;    &quot;;[.M223])" office:value-type="string" office:string-value="    dLogInDate = {}" calcext:value-type="string">
            <text:p><text:s text:c="4"/>dLogInDate = {}</text:p>
          </table:table-cell>
          <table:table-cell table:style-name="ce23" table:formula="of:=CONCATENATE(&quot;            .&quot;;[.K223];&quot; = &quot;;[.C223])" office:value-type="string" office:string-value="            .dLogInDate = fecha_e" calcext:value-type="string">
            <text:p><text:s text:c="12"/>.dLogInDate = fech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a_e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8" table:formula="of:=CONCATENATE(&quot;        &quot;;[.C224];&quot; &quot;;[.D224];&quot;(&quot;;[.E224];IF(EXACT([.F224];&quot;&quot;);&quot;&quot;;CONCATENATE(&quot;,&quot;;[.F224]));&quot;), ;&quot;)" office:value-type="string" office:string-value="        hora_e C(8), ;" calcext:value-type="string">
            <text:p><text:s text:c="8"/>hora_e C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<text:span text:style-name="T1">LogIn</text:span>Time</text:p>
          </table:table-cell>
          <table:table-cell table:style-name="ce23" table:formula="of:=CONCATENATE(LOWER([.D224]);[.J224])" office:value-type="string" office:string-value="cLogInTime" calcext:value-type="string">
            <text:p>cLogInTime</text:p>
          </table:table-cell>
          <table:table-cell table:style-name="ce26" table:formula="of:=IF(EXACT([.D224];&quot;N&quot;);0;IF(EXACT([.D224];&quot;C&quot;);&quot;''&quot;;IF(EXACT([.D224];&quot;D&quot;);&quot;{}&quot;;IF(EXACT([.D224];&quot;L&quot;);&quot;.F.&quot;;IF(EXACT([.D22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24];&quot; = &quot;;[.L224])" office:value-type="string" office:string-value="cLogInTime = ''" calcext:value-type="string">
            <text:p>cLogInTime = ''</text:p>
          </table:table-cell>
          <table:table-cell table:style-name="ce23" table:formula="of:=CONCATENATE(&quot;    &quot;;[.M224])" office:value-type="string" office:string-value="    cLogInTime = ''" calcext:value-type="string">
            <text:p><text:s text:c="4"/>cLogInTime = ''</text:p>
          </table:table-cell>
          <table:table-cell table:style-name="ce23" table:formula="of:=CONCATENATE(&quot;            .&quot;;[.K224];&quot; = &quot;;[.C224])" office:value-type="string" office:string-value="            .cLogInTime = hora_e" calcext:value-type="string">
            <text:p><text:s text:c="12"/>.cLogInTime = hor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_s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8" table:formula="of:=CONCATENATE(&quot;        &quot;;[.C225];&quot; &quot;;[.D225];&quot;(&quot;;[.E225];IF(EXACT([.F225];&quot;&quot;);&quot;&quot;;CONCATENATE(&quot;,&quot;;[.F225]));&quot;), ;&quot;)" office:value-type="string" office:string-value="        fecha_s D(8), ;" calcext:value-type="string">
            <text:p><text:s text:c="8"/>fecha_s D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LogOutDate</text:p>
          </table:table-cell>
          <table:table-cell table:style-name="ce23" table:formula="of:=CONCATENATE(LOWER([.D225]);[.J225])" office:value-type="string" office:string-value="dLogOutDate" calcext:value-type="string">
            <text:p>dLogOutDate</text:p>
          </table:table-cell>
          <table:table-cell table:style-name="ce26" table:formula="of:=IF(EXACT([.D225];&quot;N&quot;);0;IF(EXACT([.D225];&quot;C&quot;);&quot;''&quot;;IF(EXACT([.D225];&quot;D&quot;);&quot;{}&quot;;IF(EXACT([.D225];&quot;L&quot;);&quot;.F.&quot;;IF(EXACT([.D22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25];&quot; = &quot;;[.L225])" office:value-type="string" office:string-value="dLogOutDate = {}" calcext:value-type="string">
            <text:p>dLogOutDate = {}</text:p>
          </table:table-cell>
          <table:table-cell table:style-name="ce23" table:formula="of:=CONCATENATE(&quot;    &quot;;[.M225])" office:value-type="string" office:string-value="    dLogOutDate = {}" calcext:value-type="string">
            <text:p><text:s text:c="4"/>dLogOutDate = {}</text:p>
          </table:table-cell>
          <table:table-cell table:style-name="ce23" table:formula="of:=CONCATENATE(&quot;            .&quot;;[.K225];&quot; = &quot;;[.C225])" office:value-type="string" office:string-value="            .dLogOutDate = fecha_s" calcext:value-type="string">
            <text:p><text:s text:c="12"/>.dLogOutDate = fecha_s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_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8" table:formula="of:=CONCATENATE(&quot;        &quot;;[.C226];&quot; &quot;;[.D226];&quot;(&quot;;[.E226];IF(EXACT([.F226];&quot;&quot;);&quot;&quot;;CONCATENATE(&quot;,&quot;;[.F226]));&quot;), ;&quot;)" office:value-type="string" office:string-value="        hora_s C(8), ;" calcext:value-type="string">
            <text:p><text:s text:c="8"/>hora_s C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<text:span text:style-name="T2">LogOut</text:span>Time</text:p>
          </table:table-cell>
          <table:table-cell table:style-name="ce23" table:formula="of:=CONCATENATE(LOWER([.D226]);[.J226])" office:value-type="string" office:string-value="cLogOutTime" calcext:value-type="string">
            <text:p>cLogOutTime</text:p>
          </table:table-cell>
          <table:table-cell table:style-name="ce26" table:formula="of:=IF(EXACT([.D226];&quot;N&quot;);0;IF(EXACT([.D226];&quot;C&quot;);&quot;''&quot;;IF(EXACT([.D226];&quot;D&quot;);&quot;{}&quot;;IF(EXACT([.D226];&quot;L&quot;);&quot;.F.&quot;;IF(EXACT([.D22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26];&quot; = &quot;;[.L226])" office:value-type="string" office:string-value="cLogOutTime = ''" calcext:value-type="string">
            <text:p>cLogOutTime = ''</text:p>
          </table:table-cell>
          <table:table-cell table:style-name="ce23" table:formula="of:=CONCATENATE(&quot;    &quot;;[.M226])" office:value-type="string" office:string-value="    cLogOutTime = ''" calcext:value-type="string">
            <text:p><text:s text:c="4"/>cLogOutTime = ''</text:p>
          </table:table-cell>
          <table:table-cell table:style-name="ce23" table:formula="of:=CONCATENATE(&quot;            .&quot;;[.K226];&quot; = &quot;;[.C226])" office:value-type="string" office:string-value="            .cLogOutTime = hora_s" calcext:value-type="string">
            <text:p><text:s text:c="12"/>.cLogOutTime = hora_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18" table:formula="of:=CONCATENATE(&quot;        &quot;;[.C228];&quot; &quot;;[.D228];&quot;(&quot;;[.E228];IF(EXACT([.F228];&quot;&quot;);&quot;&quot;;CONCATENATE(&quot;,&quot;;[.F228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Id</text:p>
          </table:table-cell>
          <table:table-cell table:style-name="ce23" table:formula="of:=CONCATENATE(LOWER([.D228]);[.J228])" office:value-type="string" office:string-value="nId" calcext:value-type="string">
            <text:p>nId</text:p>
          </table:table-cell>
          <table:table-cell table:style-name="ce26" table:formula="of:=IF(EXACT([.D228];&quot;N&quot;);0;IF(EXACT([.D228];&quot;C&quot;);&quot;''&quot;;IF(EXACT([.D228];&quot;D&quot;);&quot;{}&quot;;IF(EXACT([.D228];&quot;L&quot;);&quot;.F.&quot;;IF(EXACT([.D228];&quot;M&quot;);&quot;''&quot;;&quot;ERROR&quot;)))))" office:value-type="float" office:value="0" calcext:value-type="float">
            <text:p>0</text:p>
          </table:table-cell>
          <table:table-cell table:style-name="ce23" table:formula="of:=CONCATENATE([.K228];&quot; = &quot;;[.L228])" office:value-type="string" office:string-value="nId = 0" calcext:value-type="string">
            <text:p>nId = 0</text:p>
          </table:table-cell>
          <table:table-cell table:style-name="ce23" table:formula="of:=CONCATENATE(&quot;    &quot;;[.M228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28];&quot; = &quot;;[.C228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18" table:formula="of:=CONCATENATE(&quot;        &quot;;[.C229];&quot; &quot;;[.D229];&quot;(&quot;;[.E229];IF(EXACT([.F229];&quot;&quot;);&quot;&quot;;CONCATENATE(&quot;,&quot;;[.F229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29]);[.J229])" office:value-type="string" office:string-value="cName" calcext:value-type="string">
            <text:p>cName</text:p>
          </table:table-cell>
          <table:table-cell table:style-name="ce26" table:formula="of:=IF(EXACT([.D229];&quot;N&quot;);0;IF(EXACT([.D229];&quot;C&quot;);&quot;''&quot;;IF(EXACT([.D229];&quot;D&quot;);&quot;{}&quot;;IF(EXACT([.D229];&quot;L&quot;);&quot;.F.&quot;;IF(EXACT([.D22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29];&quot; = &quot;;[.L229])" office:value-type="string" office:string-value="cName = ''" calcext:value-type="string">
            <text:p>cName = ''</text:p>
          </table:table-cell>
          <table:table-cell table:style-name="ce23" table:formula="of:=CONCATENATE(&quot;    &quot;;[.M229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29];&quot; = &quot;;[.C229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CONCATENATE(&quot;        &quot;;[.C230];&quot; &quot;;[.D230];&quot;(&quot;;[.E230];IF(EXACT([.F230];&quot;&quot;);&quot;&quot;;CONCATENATE(&quot;,&quot;;[.F230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30]);[.J230])" office:value-type="string" office:string-value="lActive" calcext:value-type="string">
            <text:p>lActive</text:p>
          </table:table-cell>
          <table:table-cell table:style-name="ce26" table:formula="of:=IF(EXACT([.D230];&quot;N&quot;);0;IF(EXACT([.D230];&quot;C&quot;);&quot;''&quot;;IF(EXACT([.D230];&quot;D&quot;);&quot;{}&quot;;IF(EXACT([.D230];&quot;L&quot;);&quot;.F.&quot;;IF(EXACT([.D230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0];&quot; = &quot;;[.L230])" office:value-type="string" office:string-value="lActive = .F." calcext:value-type="string">
            <text:p>lActive = .F.</text:p>
          </table:table-cell>
          <table:table-cell table:style-name="ce23" table:formula="of:=CONCATENATE(&quot;    &quot;;[.M230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30];&quot; = &quot;;[.C230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CONCATENATE(&quot;        &quot;;[.C231];&quot; &quot;;[.D231];&quot;(&quot;;[.E231];IF(EXACT([.F231];&quot;&quot;);&quot;&quot;;CONCATENATE(&quot;,&quot;;[.F231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warehou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31]);[.J231])" office:value-type="string" office:string-value="nBranch" calcext:value-type="string">
            <text:p>nBranch</text:p>
          </table:table-cell>
          <table:table-cell table:style-name="ce26" table:formula="of:=IF(EXACT([.D231];&quot;N&quot;);0;IF(EXACT([.D231];&quot;C&quot;);&quot;''&quot;;IF(EXACT([.D231];&quot;D&quot;);&quot;{}&quot;;IF(EXACT([.D231];&quot;L&quot;);&quot;.F.&quot;;IF(EXACT([.D231];&quot;M&quot;);&quot;''&quot;;&quot;ERROR&quot;)))))" office:value-type="float" office:value="0" calcext:value-type="float">
            <text:p>0</text:p>
          </table:table-cell>
          <table:table-cell table:style-name="ce23" table:formula="of:=CONCATENATE([.K231];&quot; = &quot;;[.L231])" office:value-type="string" office:string-value="nBranch = 0" calcext:value-type="string">
            <text:p>nBranch = 0</text:p>
          </table:table-cell>
          <table:table-cell table:style-name="ce23" table:formula="of:=CONCATENATE(&quot;    &quot;;[.M231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31];&quot; = &quot;;[.C231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8" table:formula="of:=CONCATENATE(&quot;        &quot;;[.C233];&quot; &quot;;[.D233];&quot;(&quot;;[.E233];IF(EXACT([.F233];&quot;&quot;);&quot;&quot;;CONCATENATE(&quot;,&quot;;[.F233]));&quot;), ;&quot;)" office:value-type="string" office:string-value="        codigo N(4), ;" calcext:value-type="string">
            <text:p><text:s text:c="8"/>codigo N(4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Id</text:p>
          </table:table-cell>
          <table:table-cell table:style-name="ce23" table:formula="of:=CONCATENATE(LOWER([.D233]);[.J233])" office:value-type="string" office:string-value="nId" calcext:value-type="string">
            <text:p>nId</text:p>
          </table:table-cell>
          <table:table-cell table:style-name="ce26" table:formula="of:=IF(EXACT([.D233];&quot;N&quot;);0;IF(EXACT([.D233];&quot;C&quot;);&quot;''&quot;;IF(EXACT([.D233];&quot;D&quot;);&quot;{}&quot;;IF(EXACT([.D233];&quot;L&quot;);&quot;.F.&quot;;IF(EXACT([.D233];&quot;M&quot;);&quot;''&quot;;&quot;ERROR&quot;)))))" office:value-type="float" office:value="0" calcext:value-type="float">
            <text:p>0</text:p>
          </table:table-cell>
          <table:table-cell table:style-name="ce23" table:formula="of:=CONCATENATE([.K233];&quot; = &quot;;[.L233])" office:value-type="string" office:string-value="nId = 0" calcext:value-type="string">
            <text:p>nId = 0</text:p>
          </table:table-cell>
          <table:table-cell table:style-name="ce23" table:formula="of:=CONCATENATE(&quot;    &quot;;[.M233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33];&quot; = &quot;;[.C233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" table:formula="of:=CONCATENATE(&quot;        &quot;;[.C234];&quot; &quot;;[.D234];&quot;(&quot;;[.E234];IF(EXACT([.F234];&quot;&quot;);&quot;&quot;;CONCATENATE(&quot;,&quot;;[.F234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34]);[.J234])" office:value-type="string" office:string-value="cName" calcext:value-type="string">
            <text:p>cName</text:p>
          </table:table-cell>
          <table:table-cell table:style-name="ce26" table:formula="of:=IF(EXACT([.D234];&quot;N&quot;);0;IF(EXACT([.D234];&quot;C&quot;);&quot;''&quot;;IF(EXACT([.D234];&quot;D&quot;);&quot;{}&quot;;IF(EXACT([.D234];&quot;L&quot;);&quot;.F.&quot;;IF(EXACT([.D23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34];&quot; = &quot;;[.L234])" office:value-type="string" office:string-value="cName = ''" calcext:value-type="string">
            <text:p>cName = ''</text:p>
          </table:table-cell>
          <table:table-cell table:style-name="ce23" table:formula="of:=CONCATENATE(&quot;    &quot;;[.M234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34];&quot; = &quot;;[.C234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CONCATENATE(&quot;        &quot;;[.C235];&quot; &quot;;[.D235];&quot;(&quot;;[.E235];IF(EXACT([.F235];&quot;&quot;);&quot;&quot;;CONCATENATE(&quot;,&quot;;[.F235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35]);[.J235])" office:value-type="string" office:string-value="lActive" calcext:value-type="string">
            <text:p>lActive</text:p>
          </table:table-cell>
          <table:table-cell table:style-name="ce26" table:formula="of:=IF(EXACT([.D235];&quot;N&quot;);0;IF(EXACT([.D235];&quot;C&quot;);&quot;''&quot;;IF(EXACT([.D235];&quot;D&quot;);&quot;{}&quot;;IF(EXACT([.D235];&quot;L&quot;);&quot;.F.&quot;;IF(EXACT([.D23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5];&quot; = &quot;;[.L235])" office:value-type="string" office:string-value="lActive = .F." calcext:value-type="string">
            <text:p>lActive = .F.</text:p>
          </table:table-cell>
          <table:table-cell table:style-name="ce23" table:formula="of:=CONCATENATE(&quot;    &quot;;[.M235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35];&quot; = &quot;;[.C235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 table:number-rows-repeated="104834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06:45:20.3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19:22.882000000</meta:creation-date>
    <dc:date>2024-10-23T08:12:55.044000000</dc:date>
    <meta:editing-duration>PT11H26M46S</meta:editing-duration>
    <meta:editing-cycles>38</meta:editing-cycles>
    <meta:generator>LibreOffice/7.6.6.3$Windows_X86_64 LibreOffice_project/d97b2716a9a4a2ce1391dee1765565ea469b0ae7</meta:generator>
    <meta:document-statistic meta:table-count="1" meta:cell-count="2315" meta:object-count="0"/>
  </office:meta>
</office:document-meta>
</file>